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ext-properties style:font-weight-asian="normal"/>
    </style:style>
    <style:style style:name="ce7" style:family="table-cell" style:parent-style-name="Default" style:data-style-name="N121">
      <style:table-cell-properties fo:background-color="#ffffff"/>
      <style:text-properties style:font-weight-asian="normal"/>
    </style:style>
    <style:style style:name="ce8" style:family="table-cell" style:parent-style-name="Default" style:data-style-name="N121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table:number-columns-repeated="2"/>
          <table:table-cell table:style-name="ce1" office:value-type="string" calcext:value-type="string" table:number-columns-spanned="18" table:number-rows-spanned="1">
            <text:p>Computed collision integrals for coulomb potential screened with the Debye length</text:p>
          </table:table-cell>
          <table:covered-table-cell table:style-name="ce1"/>
          <table:covered-table-cell table:style-name="ce1" office:value-type="string" calcext:value-type="string">
            <text:p>Computed collision integral for the Coulomb potential screened with the Debye distance</text:p>
          </table:covered-table-cell>
          <table:covered-table-cell table:number-columns-repeated="6" table:style-name="ce1"/>
          <table:covered-table-cell table:number-columns-repeated="9" table:style-name="Default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table:number-columns-repeated="11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*</text:p>
          </table:table-cell>
          <table:table-cell table:style-name="ce1" office:value-type="string" calcext:value-type="string" table:number-columns-spanned="2" table:number-rows-spanned="1">
            <text:p>(T*)^2*Omega(1,1)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(T*)^2*Omega(2,2)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(T*)^2*Omega(1,4)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(T*)^2*Omega(1,5)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(T*)^2*Omega(2,4)*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*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B*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C*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*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F*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G*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style-name="ce1" office:value-type="string" calcext:value-type="string">
            <text:p>Attraction</text:p>
          </table:table-cell>
          <table:table-cell table:style-name="ce1" office:value-type="string" calcext:value-type="string">
            <text:p>Repulsion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1" calcext:value-type="float">
            <text:p>0.1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6105" calcext:value-type="float">
            <text:p>0.6105</text:p>
          </table:table-cell>
          <table:table-cell table:style-name="ce6" office:value-type="float" office:value="1.3555" calcext:value-type="float">
            <text:p>1.3555</text:p>
          </table:table-cell>
          <table:table-cell table:style-name="ce6" office:value-type="float" office:value="1.4695" calcext:value-type="float">
            <text:p>1.4695</text:p>
          </table:table-cell>
          <table:table-cell table:style-name="ce6" office:value-type="float" office:value="1.3646" calcext:value-type="float">
            <text:p>1.3646</text:p>
          </table:table-cell>
          <table:table-cell table:style-name="ce6" office:value-type="float" office:value="0.7573" calcext:value-type="float">
            <text:p>0.7573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8587" calcext:value-type="float">
            <text:p>0.8587</text:p>
          </table:table-cell>
          <table:table-cell table:style-name="ce6" office:value-type="float" office:value="0.8373" calcext:value-type="float">
            <text:p>0.837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2" calcext:value-type="float">
            <text:p>0.2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7091" calcext:value-type="float">
            <text:p>0.7091</text:p>
          </table:table-cell>
          <table:table-cell table:style-name="ce6" office:value-type="float" office:value="1.3631" calcext:value-type="float">
            <text:p>1.3631</text:p>
          </table:table-cell>
          <table:table-cell table:style-name="ce6" office:value-type="float" office:value="1.4577" calcext:value-type="float">
            <text:p>1.4577</text:p>
          </table:table-cell>
          <table:table-cell table:style-name="ce6" office:value-type="float" office:value="1.3865" calcext:value-type="float">
            <text:p>1.3865</text:p>
          </table:table-cell>
          <table:table-cell table:style-name="ce6" office:value-type="float" office:value="0.6585" calcext:value-type="float">
            <text:p>0.6585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8121" calcext:value-type="float">
            <text:p>0.8121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7984" calcext:value-type="float">
            <text:p>0.7984</text:p>
          </table:table-cell>
          <table:table-cell table:style-name="ce6" office:value-type="float" office:value="0.8054" calcext:value-type="float">
            <text:p>0.805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3" calcext:value-type="float">
            <text:p>0.3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7938" calcext:value-type="float">
            <text:p>0.7938</text:p>
          </table:table-cell>
          <table:table-cell table:style-name="ce6" office:value-type="float" office:value="1.363" calcext:value-type="float">
            <text:p>1.3630</text:p>
          </table:table-cell>
          <table:table-cell table:style-name="ce6" office:value-type="float" office:value="1.4297" calcext:value-type="float">
            <text:p>1.4297</text:p>
          </table:table-cell>
          <table:table-cell table:style-name="ce6" office:value-type="float" office:value="1.3946" calcext:value-type="float">
            <text:p>1.3946</text:p>
          </table:table-cell>
          <table:table-cell table:style-name="ce6" office:value-type="float" office:value="0.615" calcext:value-type="float">
            <text:p>0.6150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774" calcext:value-type="float">
            <text:p>0.7740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746" calcext:value-type="float">
            <text:p>0.7460</text:p>
          </table:table-cell>
          <table:table-cell table:style-name="ce6" office:value-type="float" office:value="0.7841" calcext:value-type="float">
            <text:p>0.784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4" calcext:value-type="float">
            <text:p>0.4</text:p>
          </table:table-cell>
          <table:table-cell office:value-type="float" office:value="0.248" calcext:value-type="float">
            <text:p>0.2480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21" calcext:value-type="float">
            <text:p>0.210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" calcext:value-type="float">
            <text:p>0.050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856" calcext:value-type="float">
            <text:p>0.0856</text:p>
          </table:table-cell>
          <table:table-cell table:style-name="ce8" office:value-type="float" office:value="0.8467" calcext:value-type="float">
            <text:p>0.8467</text:p>
          </table:table-cell>
          <table:table-cell table:style-name="ce7" office:value-type="float" office:value="1.3605" calcext:value-type="float">
            <text:p>1.3605</text:p>
          </table:table-cell>
          <table:table-cell table:style-name="ce7" office:value-type="float" office:value="1.3987" calcext:value-type="float">
            <text:p>1.3987</text:p>
          </table:table-cell>
          <table:table-cell table:style-name="ce7" office:value-type="float" office:value="1.3976" calcext:value-type="float">
            <text:p>1.3976</text:p>
          </table:table-cell>
          <table:table-cell table:style-name="ce7" office:value-type="float" office:value="0.5852" calcext:value-type="float">
            <text:p>0.5852</text:p>
          </table:table-cell>
          <table:table-cell table:style-name="ce8" office:value-type="float" office:value="0.6675" calcext:value-type="float">
            <text:p>0.6675</text:p>
          </table:table-cell>
          <table:table-cell table:style-name="ce7" office:value-type="float" office:value="0.746" calcext:value-type="float">
            <text:p>0.7460</text:p>
          </table:table-cell>
          <table:table-cell table:style-name="ce7" office:value-type="float" office:value="0.7483" calcext:value-type="float">
            <text:p>0.7483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7135" calcext:value-type="float">
            <text:p>0.7135</text:p>
          </table:table-cell>
          <table:table-cell table:style-name="ce6" office:value-type="float" office:value="0.7681" calcext:value-type="float">
            <text:p>0.76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6" calcext:value-type="float">
            <text:p>0.6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193" calcext:value-type="float">
            <text:p>0.1193</text:p>
          </table:table-cell>
          <table:table-cell table:style-name="ce8" office:value-type="float" office:value="0.9209" calcext:value-type="float">
            <text:p>0.9209</text:p>
          </table:table-cell>
          <table:table-cell table:style-name="ce7" office:value-type="float" office:value="1.3532" calcext:value-type="float">
            <text:p>1.3532</text:p>
          </table:table-cell>
          <table:table-cell table:style-name="ce7" office:value-type="float" office:value="1.3668" calcext:value-type="float">
            <text:p>1.3668</text:p>
          </table:table-cell>
          <table:table-cell table:style-name="ce7" office:value-type="float" office:value="1.3972" calcext:value-type="float">
            <text:p>1.3972</text:p>
          </table:table-cell>
          <table:table-cell table:style-name="ce7" office:value-type="float" office:value="0.5549" calcext:value-type="float">
            <text:p>0.5549</text:p>
          </table:table-cell>
          <table:table-cell table:style-name="ce8" office:value-type="float" office:value="0.6411" calcext:value-type="float">
            <text:p>0.6411</text:p>
          </table:table-cell>
          <table:table-cell table:style-name="ce7" office:value-type="float" office:value="0.7103" calcext:value-type="float">
            <text:p>0.7103</text:p>
          </table:table-cell>
          <table:table-cell table:style-name="ce7" office:value-type="float" office:value="0.7265" calcext:value-type="float">
            <text:p>0.7265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6775" calcext:value-type="float">
            <text:p>0.6775</text:p>
          </table:table-cell>
          <table:table-cell table:style-name="ce6" office:value-type="float" office:value="0.7445" calcext:value-type="float">
            <text:p>0.744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0.8" calcext:value-type="float">
            <text:p>0.8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205" calcext:value-type="float">
            <text:p>0.2050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91" calcext:value-type="float">
            <text:p>0.0910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" calcext:value-type="float">
            <text:p>0.0500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1476" calcext:value-type="float">
            <text:p>0.1476</text:p>
          </table:table-cell>
          <table:table-cell table:style-name="ce8" office:value-type="float" office:value="0.9638" calcext:value-type="float">
            <text:p>0.9638</text:p>
          </table:table-cell>
          <table:table-cell table:style-name="ce7" office:value-type="float" office:value="1.3453" calcext:value-type="float">
            <text:p>1.3453</text:p>
          </table:table-cell>
          <table:table-cell table:style-name="ce7" office:value-type="float" office:value="1.3425" calcext:value-type="float">
            <text:p>1.3425</text:p>
          </table:table-cell>
          <table:table-cell table:style-name="ce7" office:value-type="float" office:value="1.3933" calcext:value-type="float">
            <text:p>1.3933</text:p>
          </table:table-cell>
          <table:table-cell table:style-name="ce7" office:value-type="float" office:value="0.5356" calcext:value-type="float">
            <text:p>0.5356</text:p>
          </table:table-cell>
          <table:table-cell table:style-name="ce8" office:value-type="float" office:value="0.6221" calcext:value-type="float">
            <text:p>0.6221</text:p>
          </table:table-cell>
          <table:table-cell table:style-name="ce7" office:value-type="float" office:value="0.6878" calcext:value-type="float">
            <text:p>0.6878</text:p>
          </table:table-cell>
          <table:table-cell table:style-name="ce7" office:value-type="float" office:value="0.7108" calcext:value-type="float">
            <text:p>0.7108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6575" calcext:value-type="float">
            <text:p>0.6575</text:p>
          </table:table-cell>
          <table:table-cell table:style-name="ce6" office:value-type="float" office:value="0.7275" calcext:value-type="float">
            <text:p>0.727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.0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31" calcext:value-type="float">
            <text:p>0.3310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1719" calcext:value-type="float">
            <text:p>0.1719</text:p>
          </table:table-cell>
          <table:table-cell table:style-name="ce8" office:value-type="float" office:value="0.9921" calcext:value-type="float">
            <text:p>0.9921</text:p>
          </table:table-cell>
          <table:table-cell table:style-name="ce7" office:value-type="float" office:value="1.3377" calcext:value-type="float">
            <text:p>1.3377</text:p>
          </table:table-cell>
          <table:table-cell table:style-name="ce7" office:value-type="float" office:value="1.3252" calcext:value-type="float">
            <text:p>1.3252</text:p>
          </table:table-cell>
          <table:table-cell table:style-name="ce7" office:value-type="float" office:value="1.3884" calcext:value-type="float">
            <text:p>1.3884</text:p>
          </table:table-cell>
          <table:table-cell table:style-name="ce7" office:value-type="float" office:value="0.5226" calcext:value-type="float">
            <text:p>0.5226</text:p>
          </table:table-cell>
          <table:table-cell table:style-name="ce8" office:value-type="float" office:value="0.6075" calcext:value-type="float">
            <text:p>0.6075</text:p>
          </table:table-cell>
          <table:table-cell table:style-name="ce7" office:value-type="float" office:value="0.6726" calcext:value-type="float">
            <text:p>0.6726</text:p>
          </table:table-cell>
          <table:table-cell table:style-name="ce7" office:value-type="float" office:value="0.6988" calcext:value-type="float">
            <text:p>0.698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6449" calcext:value-type="float">
            <text:p>0.6449</text:p>
          </table:table-cell>
          <table:table-cell table:style-name="ce6" office:value-type="float" office:value="0.7142" calcext:value-type="float">
            <text:p>0.714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" calcext:value-type="float">
            <text:p>2.0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684" calcext:value-type="float">
            <text:p>0.6840</text:p>
          </table:table-cell>
          <table:table-cell office:value-type="float" office:value="0.546" calcext:value-type="float">
            <text:p>0.5460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2587" calcext:value-type="float">
            <text:p>0.2587</text:p>
          </table:table-cell>
          <table:table-cell table:style-name="ce8" office:value-type="float" office:value="1.0577" calcext:value-type="float">
            <text:p>1.0577</text:p>
          </table:table-cell>
          <table:table-cell table:style-name="ce7" office:value-type="float" office:value="1.3073" calcext:value-type="float">
            <text:p>1.3073</text:p>
          </table:table-cell>
          <table:table-cell table:style-name="ce7" office:value-type="float" office:value="1.2798" calcext:value-type="float">
            <text:p>1.2798</text:p>
          </table:table-cell>
          <table:table-cell table:style-name="ce7" office:value-type="float" office:value="1.3627" calcext:value-type="float">
            <text:p>1.3627</text:p>
          </table:table-cell>
          <table:table-cell table:style-name="ce7" office:value-type="float" office:value="0.4901" calcext:value-type="float">
            <text:p>0.4901</text:p>
          </table:table-cell>
          <table:table-cell table:style-name="ce8" office:value-type="float" office:value="0.5632" calcext:value-type="float">
            <text:p>0.5632</text:p>
          </table:table-cell>
          <table:table-cell table:style-name="ce7" office:value-type="float" office:value="0.6344" calcext:value-type="float">
            <text:p>0.6344</text:p>
          </table:table-cell>
          <table:table-cell table:style-name="ce7" office:value-type="float" office:value="0.6628" calcext:value-type="float">
            <text:p>0.6628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799" calcext:value-type="float">
            <text:p>0.7990</text:p>
          </table:table-cell>
          <table:table-cell office:value-type="float" office:value="0.6158" calcext:value-type="float">
            <text:p>0.6158</text:p>
          </table:table-cell>
          <table:table-cell table:style-name="ce6" office:value-type="float" office:value="0.6744" calcext:value-type="float">
            <text:p>0.674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" calcext:value-type="float">
            <text:p>3.0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144" calcext:value-type="float">
            <text:p>0.1440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3" calcext:value-type="float">
            <text:p>0.0930</text:p>
          </table:table-cell>
          <table:table-cell office:value-type="float" office:value="0.353" calcext:value-type="float">
            <text:p>0.3530</text:p>
          </table:table-cell>
          <table:table-cell office:value-type="float" office:value="0.3154" calcext:value-type="float">
            <text:p>0.3154</text:p>
          </table:table-cell>
          <table:table-cell table:style-name="ce8" office:value-type="float" office:value="1.0825" calcext:value-type="float">
            <text:p>1.0825</text:p>
          </table:table-cell>
          <table:table-cell table:style-name="ce7" office:value-type="float" office:value="1.2859" calcext:value-type="float">
            <text:p>1.2859</text:p>
          </table:table-cell>
          <table:table-cell table:style-name="ce7" office:value-type="float" office:value="1.2585" calcext:value-type="float">
            <text:p>1.2585</text:p>
          </table:table-cell>
          <table:table-cell table:style-name="ce7" office:value-type="float" office:value="1.342" calcext:value-type="float">
            <text:p>1.3420</text:p>
          </table:table-cell>
          <table:table-cell table:style-name="ce7" office:value-type="float" office:value="0.4756" calcext:value-type="float">
            <text:p>0.4756</text:p>
          </table:table-cell>
          <table:table-cell table:style-name="ce8" office:value-type="float" office:value="0.5391" calcext:value-type="float">
            <text:p>0.5391</text:p>
          </table:table-cell>
          <table:table-cell table:style-name="ce7" office:value-type="float" office:value="0.6174" calcext:value-type="float">
            <text:p>0.6174</text:p>
          </table:table-cell>
          <table:table-cell table:style-name="ce7" office:value-type="float" office:value="0.6436" calcext:value-type="float">
            <text:p>0.643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6034" calcext:value-type="float">
            <text:p>0.6034</text:p>
          </table:table-cell>
          <table:table-cell table:style-name="ce6" office:value-type="float" office:value="0.6531" calcext:value-type="float">
            <text:p>0.653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" calcext:value-type="float">
            <text:p>4.0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03" calcext:value-type="float">
            <text:p>0.1030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3574" calcext:value-type="float">
            <text:p>0.3574</text:p>
          </table:table-cell>
          <table:table-cell table:style-name="ce8" office:value-type="float" office:value="1.0943" calcext:value-type="float">
            <text:p>1.0943</text:p>
          </table:table-cell>
          <table:table-cell table:style-name="ce7" office:value-type="float" office:value="1.2698" calcext:value-type="float">
            <text:p>1.2698</text:p>
          </table:table-cell>
          <table:table-cell table:style-name="ce7" office:value-type="float" office:value="1.2442" calcext:value-type="float">
            <text:p>1.2442</text:p>
          </table:table-cell>
          <table:table-cell table:style-name="ce7" office:value-type="float" office:value="1.3255" calcext:value-type="float">
            <text:p>1.3255</text:p>
          </table:table-cell>
          <table:table-cell table:style-name="ce7" office:value-type="float" office:value="0.4663" calcext:value-type="float">
            <text:p>0.4663</text:p>
          </table:table-cell>
          <table:table-cell table:style-name="ce8" office:value-type="float" office:value="0.523" calcext:value-type="float">
            <text:p>0.5230</text:p>
          </table:table-cell>
          <table:table-cell table:style-name="ce7" office:value-type="float" office:value="0.6073" calcext:value-type="float">
            <text:p>0.6073</text:p>
          </table:table-cell>
          <table:table-cell table:style-name="ce7" office:value-type="float" office:value="0.6311" calcext:value-type="float">
            <text:p>0.6311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596" calcext:value-type="float">
            <text:p>0.5960</text:p>
          </table:table-cell>
          <table:table-cell table:style-name="ce6" office:value-type="float" office:value="0.6391" calcext:value-type="float">
            <text:p>0.639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6" calcext:value-type="float">
            <text:p>6.0</text:p>
          </table:table-cell>
          <table:table-cell office:value-type="float" office:value="1.0173" calcext:value-type="float">
            <text:p>1.0173</text:p>
          </table:table-cell>
          <table:table-cell office:value-type="float" office:value="0.8026" calcext:value-type="float">
            <text:p>0.8026</text:p>
          </table:table-cell>
          <table:table-cell office:value-type="float" office:value="1.124" calcext:value-type="float">
            <text:p>1.1240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182" calcext:value-type="float">
            <text:p>0.4182</text:p>
          </table:table-cell>
          <table:table-cell table:style-name="ce8" office:value-type="float" office:value="1.1048" calcext:value-type="float">
            <text:p>1.1048</text:p>
          </table:table-cell>
          <table:table-cell table:style-name="ce7" office:value-type="float" office:value="1.2468" calcext:value-type="float">
            <text:p>1.2468</text:p>
          </table:table-cell>
          <table:table-cell table:style-name="ce7" office:value-type="float" office:value="1.2255" calcext:value-type="float">
            <text:p>1.2255</text:p>
          </table:table-cell>
          <table:table-cell table:style-name="ce7" office:value-type="float" office:value="1.3011" calcext:value-type="float">
            <text:p>1.3011</text:p>
          </table:table-cell>
          <table:table-cell table:style-name="ce7" office:value-type="float" office:value="0.4546" calcext:value-type="float">
            <text:p>0.4546</text:p>
          </table:table-cell>
          <table:table-cell table:style-name="ce8" office:value-type="float" office:value="0.5022" calcext:value-type="float">
            <text:p>0.5022</text:p>
          </table:table-cell>
          <table:table-cell table:style-name="ce7" office:value-type="float" office:value="0.5951" calcext:value-type="float">
            <text:p>0.5951</text:p>
          </table:table-cell>
          <table:table-cell table:style-name="ce7" office:value-type="float" office:value="0.6152" calcext:value-type="float">
            <text:p>0.6152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5869" calcext:value-type="float">
            <text:p>0.5869</text:p>
          </table:table-cell>
          <table:table-cell table:style-name="ce6" office:value-type="float" office:value="0.6215" calcext:value-type="float">
            <text:p>0.621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" calcext:value-type="float">
            <text:p>8.0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923" calcext:value-type="float">
            <text:p>0.9230</text:p>
          </table:table-cell>
          <table:table-cell office:value-type="float" office:value="1.2486" calcext:value-type="float">
            <text:p>1.2486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188" calcext:value-type="float">
            <text:p>0.1880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133" calcext:value-type="float">
            <text:p>0.1330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462" calcext:value-type="float">
            <text:p>0.4620</text:p>
          </table:table-cell>
          <table:table-cell table:style-name="ce8" office:value-type="float" office:value="1.1089" calcext:value-type="float">
            <text:p>1.1089</text:p>
          </table:table-cell>
          <table:table-cell table:style-name="ce7" office:value-type="float" office:value="1.2306" calcext:value-type="float">
            <text:p>1.2306</text:p>
          </table:table-cell>
          <table:table-cell table:style-name="ce7" office:value-type="float" office:value="1.2133" calcext:value-type="float">
            <text:p>1.2133</text:p>
          </table:table-cell>
          <table:table-cell table:style-name="ce7" office:value-type="float" office:value="1.2833" calcext:value-type="float">
            <text:p>1.2833</text:p>
          </table:table-cell>
          <table:table-cell table:style-name="ce7" office:value-type="float" office:value="0.4471" calcext:value-type="float">
            <text:p>0.4471</text:p>
          </table:table-cell>
          <table:table-cell table:style-name="ce8" office:value-type="float" office:value="0.4886" calcext:value-type="float">
            <text:p>0.4886</text:p>
          </table:table-cell>
          <table:table-cell table:style-name="ce7" office:value-type="float" office:value="0.5878" calcext:value-type="float">
            <text:p>0.5878</text:p>
          </table:table-cell>
          <table:table-cell table:style-name="ce7" office:value-type="float" office:value="0.6052" calcext:value-type="float">
            <text:p>0.605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704" calcext:value-type="float">
            <text:p>0.7040</text:p>
          </table:table-cell>
          <table:table-cell office:value-type="float" office:value="0.5813" calcext:value-type="float">
            <text:p>0.5813</text:p>
          </table:table-cell>
          <table:table-cell table:style-name="ce6" office:value-type="float" office:value="0.6103" calcext:value-type="float">
            <text:p>0.610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.0</text:p>
          </table:table-cell>
          <table:table-cell office:value-type="float" office:value="1.213" calcext:value-type="float">
            <text:p>1.2130</text:p>
          </table:table-cell>
          <table:table-cell office:value-type="float" office:value="1.0207" calcext:value-type="float">
            <text:p>1.0207</text:p>
          </table:table-cell>
          <table:table-cell office:value-type="float" office:value="1.3473" calcext:value-type="float">
            <text:p>1.3473</text:p>
          </table:table-cell>
          <table:table-cell office:value-type="float" office:value="1.2435" calcext:value-type="float">
            <text:p>1.2435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14" calcext:value-type="float">
            <text:p>0.1400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4962" calcext:value-type="float">
            <text:p>0.4962</text:p>
          </table:table-cell>
          <table:table-cell table:style-name="ce8" office:value-type="float" office:value="1.1107" calcext:value-type="float">
            <text:p>1.1107</text:p>
          </table:table-cell>
          <table:table-cell table:style-name="ce7" office:value-type="float" office:value="1.2183" calcext:value-type="float">
            <text:p>1.2183</text:p>
          </table:table-cell>
          <table:table-cell table:style-name="ce7" office:value-type="float" office:value="1.2043" calcext:value-type="float">
            <text:p>1.2043</text:p>
          </table:table-cell>
          <table:table-cell table:style-name="ce7" office:value-type="float" office:value="1.2697" calcext:value-type="float">
            <text:p>1.2697</text:p>
          </table:table-cell>
          <table:table-cell table:style-name="ce7" office:value-type="float" office:value="0.4417" calcext:value-type="float">
            <text:p>0.4417</text:p>
          </table:table-cell>
          <table:table-cell table:style-name="ce8" office:value-type="float" office:value="0.4789" calcext:value-type="float">
            <text:p>0.4789</text:p>
          </table:table-cell>
          <table:table-cell table:style-name="ce7" office:value-type="float" office:value="0.5827" calcext:value-type="float">
            <text:p>0.5827</text:p>
          </table:table-cell>
          <table:table-cell table:style-name="ce7" office:value-type="float" office:value="0.5981" calcext:value-type="float">
            <text:p>0.5981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691" calcext:value-type="float">
            <text:p>0.6910</text:p>
          </table:table-cell>
          <table:table-cell office:value-type="float" office:value="0.5773" calcext:value-type="float">
            <text:p>0.5773</text:p>
          </table:table-cell>
          <table:table-cell table:style-name="ce6" office:value-type="float" office:value="0.6025" calcext:value-type="float">
            <text:p>0.602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0" calcext:value-type="float">
            <text:p>20.0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3431" calcext:value-type="float">
            <text:p>1.3431</text:p>
          </table:table-cell>
          <table:table-cell office:value-type="float" office:value="1.6626" calcext:value-type="float">
            <text:p>1.6626</text:p>
          </table:table-cell>
          <table:table-cell office:value-type="float" office:value="1.5892" calcext:value-type="float">
            <text:p>1.5892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6027" calcext:value-type="float">
            <text:p>0.6027</text:p>
          </table:table-cell>
          <table:table-cell table:style-name="ce8" office:value-type="float" office:value="1.1105" calcext:value-type="float">
            <text:p>1.1105</text:p>
          </table:table-cell>
          <table:table-cell table:style-name="ce7" office:value-type="float" office:value="1.1832" calcext:value-type="float">
            <text:p>1.1832</text:p>
          </table:table-cell>
          <table:table-cell table:style-name="ce7" office:value-type="float" office:value="1.1798" calcext:value-type="float">
            <text:p>1.1798</text:p>
          </table:table-cell>
          <table:table-cell table:style-name="ce7" office:value-type="float" office:value="1.2295" calcext:value-type="float">
            <text:p>1.2295</text:p>
          </table:table-cell>
          <table:table-cell table:style-name="ce7" office:value-type="float" office:value="0.4273" calcext:value-type="float">
            <text:p>0.4273</text:p>
          </table:table-cell>
          <table:table-cell table:style-name="ce8" office:value-type="float" office:value="0.4529" calcext:value-type="float">
            <text:p>0.4529</text:p>
          </table:table-cell>
          <table:table-cell table:style-name="ce7" office:value-type="float" office:value="0.5696" calcext:value-type="float">
            <text:p>0.5696</text:p>
          </table:table-cell>
          <table:table-cell table:style-name="ce7" office:value-type="float" office:value="0.5797" calcext:value-type="float">
            <text:p>0.5797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5664" calcext:value-type="float">
            <text:p>0.5664</text:p>
          </table:table-cell>
          <table:table-cell table:style-name="ce6" office:value-type="float" office:value="0.5827" calcext:value-type="float">
            <text:p>0.582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0" calcext:value-type="float">
            <text:p>30.0</text:p>
          </table:table-cell>
          <table:table-cell office:value-type="float" office:value="1.6716" calcext:value-type="float">
            <text:p>1.6716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8517" calcext:value-type="float">
            <text:p>1.8517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6649" calcext:value-type="float">
            <text:p>0.6649</text:p>
          </table:table-cell>
          <table:table-cell table:style-name="ce8" office:value-type="float" office:value="1.1077" calcext:value-type="float">
            <text:p>1.1077</text:p>
          </table:table-cell>
          <table:table-cell table:style-name="ce7" office:value-type="float" office:value="1.1653" calcext:value-type="float">
            <text:p>1.1653</text:p>
          </table:table-cell>
          <table:table-cell table:style-name="ce7" office:value-type="float" office:value="1.1673" calcext:value-type="float">
            <text:p>1.1673</text:p>
          </table:table-cell>
          <table:table-cell table:style-name="ce7" office:value-type="float" office:value="1.2083" calcext:value-type="float">
            <text:p>1.2083</text:p>
          </table:table-cell>
          <table:table-cell table:style-name="ce7" office:value-type="float" office:value="0.42" calcext:value-type="float">
            <text:p>0.4200</text:p>
          </table:table-cell>
          <table:table-cell table:style-name="ce8" office:value-type="float" office:value="0.4404" calcext:value-type="float">
            <text:p>0.4404</text:p>
          </table:table-cell>
          <table:table-cell table:style-name="ce7" office:value-type="float" office:value="0.5634" calcext:value-type="float">
            <text:p>0.5634</text:p>
          </table:table-cell>
          <table:table-cell table:style-name="ce7" office:value-type="float" office:value="0.5714" calcext:value-type="float">
            <text:p>0.5714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5609" calcext:value-type="float">
            <text:p>0.5609</text:p>
          </table:table-cell>
          <table:table-cell table:style-name="ce6" office:value-type="float" office:value="0.5737" calcext:value-type="float">
            <text:p>0.57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" calcext:value-type="float">
            <text:p>40.0</text:p>
          </table:table-cell>
          <table:table-cell office:value-type="float" office:value="1.7984" calcext:value-type="float">
            <text:p>1.7984</text:p>
          </table:table-cell>
          <table:table-cell office:value-type="float" office:value="1.6847" calcext:value-type="float">
            <text:p>1.6847</text:p>
          </table:table-cell>
          <table:table-cell office:value-type="float" office:value="1.9872" calcext:value-type="float">
            <text:p>1.9872</text:p>
          </table:table-cell>
          <table:table-cell office:value-type="float" office:value="1.9438" calcext:value-type="float">
            <text:p>1.9438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61" calcext:value-type="float">
            <text:p>0.2610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7089" calcext:value-type="float">
            <text:p>0.7089</text:p>
          </table:table-cell>
          <table:table-cell table:style-name="ce8" office:value-type="float" office:value="1.105" calcext:value-type="float">
            <text:p>1.1050</text:p>
          </table:table-cell>
          <table:table-cell table:style-name="ce7" office:value-type="float" office:value="1.1538" calcext:value-type="float">
            <text:p>1.1538</text:p>
          </table:table-cell>
          <table:table-cell table:style-name="ce7" office:value-type="float" office:value="1.159" calcext:value-type="float">
            <text:p>1.1590</text:p>
          </table:table-cell>
          <table:table-cell table:style-name="ce7" office:value-type="float" office:value="1.1945" calcext:value-type="float">
            <text:p>1.1945</text:p>
          </table:table-cell>
          <table:table-cell table:style-name="ce7" office:value-type="float" office:value="0.4154" calcext:value-type="float">
            <text:p>0.4154</text:p>
          </table:table-cell>
          <table:table-cell table:style-name="ce8" office:value-type="float" office:value="0.4326" calcext:value-type="float">
            <text:p>0.4326</text:p>
          </table:table-cell>
          <table:table-cell table:style-name="ce7" office:value-type="float" office:value="0.5595" calcext:value-type="float">
            <text:p>0.5595</text:p>
          </table:table-cell>
          <table:table-cell table:style-name="ce7" office:value-type="float" office:value="0.5663" calcext:value-type="float">
            <text:p>0.566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29" calcext:value-type="float">
            <text:p>0.6290</text:p>
          </table:table-cell>
          <table:table-cell office:value-type="float" office:value="0.5576" calcext:value-type="float">
            <text:p>0.5576</text:p>
          </table:table-cell>
          <table:table-cell table:style-name="ce6" office:value-type="float" office:value="0.5683" calcext:value-type="float">
            <text:p>0.568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60" calcext:value-type="float">
            <text:p>60.0</text:p>
          </table:table-cell>
          <table:table-cell office:value-type="float" office:value="1.9807" calcext:value-type="float">
            <text:p>1.9807</text:p>
          </table:table-cell>
          <table:table-cell office:value-type="float" office:value="1.8898" calcext:value-type="float">
            <text:p>1.8898</text:p>
          </table:table-cell>
          <table:table-cell office:value-type="float" office:value="2.1801" calcext:value-type="float">
            <text:p>2.1801</text:p>
          </table:table-cell>
          <table:table-cell office:value-type="float" office:value="2.1531" calcext:value-type="float">
            <text:p>2.1531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707" calcext:value-type="float">
            <text:p>0.7707</text:p>
          </table:table-cell>
          <table:table-cell office:value-type="float" office:value="1.1007" calcext:value-type="float">
            <text:p>1.1007</text:p>
          </table:table-cell>
          <table:table-cell table:style-name="ce6" office:value-type="float" office:value="1.1394" calcext:value-type="float">
            <text:p>1.1394</text:p>
          </table:table-cell>
          <table:table-cell table:style-name="ce6" office:value-type="float" office:value="1.1481" calcext:value-type="float">
            <text:p>1.1481</text:p>
          </table:table-cell>
          <table:table-cell table:style-name="ce6" office:value-type="float" office:value="1.177" calcext:value-type="float">
            <text:p>1.1770</text:p>
          </table:table-cell>
          <table:table-cell table:style-name="ce6" office:value-type="float" office:value="0.4094" calcext:value-type="float">
            <text:p>0.4094</text:p>
          </table:table-cell>
          <table:table-cell office:value-type="float" office:value="0.423" calcext:value-type="float">
            <text:p>0.4230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6" calcext:value-type="float">
            <text:p>0.5600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536" calcext:value-type="float">
            <text:p>0.5536</text:p>
          </table:table-cell>
          <table:table-cell table:style-name="ce6" office:value-type="float" office:value="0.5615" calcext:value-type="float">
            <text:p>0.561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0" calcext:value-type="float">
            <text:p>80.0</text:p>
          </table:table-cell>
          <table:table-cell office:value-type="float" office:value="2.1123" calcext:value-type="float">
            <text:p>2.1123</text:p>
          </table:table-cell>
          <table:table-cell office:value-type="float" office:value="2.0368" calcext:value-type="float">
            <text:p>2.0368</text:p>
          </table:table-cell>
          <table:table-cell office:value-type="float" office:value="2.3184" calcext:value-type="float">
            <text:p>2.3184</text:p>
          </table:table-cell>
          <table:table-cell office:value-type="float" office:value="2.3019" calcext:value-type="float">
            <text:p>2.301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145" calcext:value-type="float">
            <text:p>0.8145</text:p>
          </table:table-cell>
          <table:table-cell office:value-type="float" office:value="1.0976" calcext:value-type="float">
            <text:p>1.0976</text:p>
          </table:table-cell>
          <table:table-cell table:style-name="ce6" office:value-type="float" office:value="1.1301" calcext:value-type="float">
            <text:p>1.1301</text:p>
          </table:table-cell>
          <table:table-cell table:style-name="ce6" office:value-type="float" office:value="1.1409" calcext:value-type="float">
            <text:p>1.1409</text:p>
          </table:table-cell>
          <table:table-cell table:style-name="ce6" office:value-type="float" office:value="1.1659" calcext:value-type="float">
            <text:p>1.1659</text:p>
          </table:table-cell>
          <table:table-cell table:style-name="ce6" office:value-type="float" office:value="0.4056" calcext:value-type="float">
            <text:p>0.4056</text:p>
          </table:table-cell>
          <table:table-cell office:value-type="float" office:value="0.417" calcext:value-type="float">
            <text:p>0.4170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514" calcext:value-type="float">
            <text:p>0.5514</text:p>
          </table:table-cell>
          <table:table-cell table:style-name="ce6" office:value-type="float" office:value="0.5574" calcext:value-type="float">
            <text:p>0.557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00" calcext:value-type="float">
            <text:p>100.0</text:p>
          </table:table-cell>
          <table:table-cell office:value-type="float" office:value="2.2156" calcext:value-type="float">
            <text:p>2.2156</text:p>
          </table:table-cell>
          <table:table-cell office:value-type="float" office:value="2.1515" calcext:value-type="float">
            <text:p>2.1515</text:p>
          </table:table-cell>
          <table:table-cell office:value-type="float" office:value="2.4266" calcext:value-type="float">
            <text:p>2.4266</text:p>
          </table:table-cell>
          <table:table-cell office:value-type="float" office:value="2.4171" calcext:value-type="float">
            <text:p>2.4171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83" calcext:value-type="float">
            <text:p>0.8483</text:p>
          </table:table-cell>
          <table:table-cell office:value-type="float" office:value="1.0952" calcext:value-type="float">
            <text:p>1.0952</text:p>
          </table:table-cell>
          <table:table-cell table:style-name="ce6" office:value-type="float" office:value="1.1235" calcext:value-type="float">
            <text:p>1.1235</text:p>
          </table:table-cell>
          <table:table-cell table:style-name="ce6" office:value-type="float" office:value="1.1358" calcext:value-type="float">
            <text:p>1.1358</text:p>
          </table:table-cell>
          <table:table-cell table:style-name="ce6" office:value-type="float" office:value="1.158" calcext:value-type="float">
            <text:p>1.1580</text:p>
          </table:table-cell>
          <table:table-cell table:style-name="ce6" office:value-type="float" office:value="0.4029" calcext:value-type="float">
            <text:p>0.4029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5497" calcext:value-type="float">
            <text:p>0.5497</text:p>
          </table:table-cell>
          <table:table-cell table:style-name="ce6" office:value-type="float" office:value="0.5543" calcext:value-type="float">
            <text:p>0.554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00" calcext:value-type="float">
            <text:p>200.0</text:p>
          </table:table-cell>
          <table:table-cell office:value-type="float" office:value="2.5427" calcext:value-type="float">
            <text:p>2.5427</text:p>
          </table:table-cell>
          <table:table-cell office:value-type="float" office:value="2.5087" calcext:value-type="float">
            <text:p>2.5087</text:p>
          </table:table-cell>
          <table:table-cell office:value-type="float" office:value="2.7672" calcext:value-type="float">
            <text:p>2.7672</text:p>
          </table:table-cell>
          <table:table-cell office:value-type="float" office:value="2.7713" calcext:value-type="float">
            <text:p>2.7713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37" calcext:value-type="float">
            <text:p>0.2370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534" calcext:value-type="float">
            <text:p>0.9534</text:p>
          </table:table-cell>
          <table:table-cell office:value-type="float" office:value="1.0883" calcext:value-type="float">
            <text:p>1.0883</text:p>
          </table:table-cell>
          <table:table-cell table:style-name="ce6" office:value-type="float" office:value="1.1047" calcext:value-type="float">
            <text:p>1.1047</text:p>
          </table:table-cell>
          <table:table-cell table:style-name="ce6" office:value-type="float" office:value="1.122" calcext:value-type="float">
            <text:p>1.1220</text:p>
          </table:table-cell>
          <table:table-cell table:style-name="ce6" office:value-type="float" office:value="1.1365" calcext:value-type="float">
            <text:p>1.1365</text:p>
          </table:table-cell>
          <table:table-cell table:style-name="ce6" office:value-type="float" office:value="0.3956" calcext:value-type="float">
            <text:p>0.395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5447" calcext:value-type="float">
            <text:p>0.5447</text:p>
          </table:table-cell>
          <table:table-cell table:style-name="ce6" office:value-type="float" office:value="0.5453" calcext:value-type="float">
            <text:p>0.5453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300" calcext:value-type="float">
            <text:p>300.0</text:p>
          </table:table-cell>
          <table:table-cell office:value-type="float" office:value="2.738" calcext:value-type="float">
            <text:p>2.7380</text:p>
          </table:table-cell>
          <table:table-cell office:value-type="float" office:value="2.7168" calcext:value-type="float">
            <text:p>2.7168</text:p>
          </table:table-cell>
          <table:table-cell office:value-type="float" office:value="2.9687" calcext:value-type="float">
            <text:p>2.9687</text:p>
          </table:table-cell>
          <table:table-cell office:value-type="float" office:value="2.9747" calcext:value-type="float">
            <text:p>2.9747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506" calcext:value-type="float">
            <text:p>0.2506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149" calcext:value-type="float">
            <text:p>1.0149</text:p>
          </table:table-cell>
          <table:table-cell office:value-type="float" office:value="1.0843" calcext:value-type="float">
            <text:p>1.0843</text:p>
          </table:table-cell>
          <table:table-cell table:style-name="ce6" office:value-type="float" office:value="1.0949" calcext:value-type="float">
            <text:p>1.0949</text:p>
          </table:table-cell>
          <table:table-cell table:style-name="ce6" office:value-type="float" office:value="1.1151" calcext:value-type="float">
            <text:p>1.1151</text:p>
          </table:table-cell>
          <table:table-cell table:style-name="ce6" office:value-type="float" office:value="1.1254" calcext:value-type="float">
            <text:p>1.1254</text:p>
          </table:table-cell>
          <table:table-cell table:style-name="ce6" office:value-type="float" office:value="0.3919" calcext:value-type="float">
            <text:p>0.3919</text:p>
          </table:table-cell>
          <table:table-cell office:value-type="float" office:value="0.3955" calcext:value-type="float">
            <text:p>0.3955</text:p>
          </table:table-cell>
          <table:table-cell table:number-columns-repeated="2" office:value-type="float" office:value="0.5419" calcext:value-type="float">
            <text:p>0.5419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78" calcext:value-type="float">
            <text:p>0.5780</text:p>
          </table:table-cell>
          <table:table-cell office:value-type="float" office:value="0.5419" calcext:value-type="float">
            <text:p>0.5419</text:p>
          </table:table-cell>
          <table:table-cell table:style-name="ce6" office:value-type="float" office:value="0.5415" calcext:value-type="float">
            <text:p>0.541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400" calcext:value-type="float">
            <text:p>400.0</text:p>
          </table:table-cell>
          <table:table-cell office:value-type="float" office:value="2.878" calcext:value-type="float">
            <text:p>2.8780</text:p>
          </table:table-cell>
          <table:table-cell office:value-type="float" office:value="2.8635" calcext:value-type="float">
            <text:p>2.8635</text:p>
          </table:table-cell>
          <table:table-cell office:value-type="float" office:value="3.1121" calcext:value-type="float">
            <text:p>3.1121</text:p>
          </table:table-cell>
          <table:table-cell office:value-type="float" office:value="3.1177" calcext:value-type="float">
            <text:p>3.1177</text:p>
          </table:table-cell>
          <table:table-cell table:number-columns-repeated="2" office:value-type="float" office:value="0.3778" calcext:value-type="float">
            <text:p>0.3778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1.0588" calcext:value-type="float">
            <text:p>1.0588</text:p>
          </table:table-cell>
          <table:table-cell office:value-type="float" office:value="1.0583" calcext:value-type="float">
            <text:p>1.0583</text:p>
          </table:table-cell>
          <table:table-cell office:value-type="float" office:value="1.0814" calcext:value-type="float">
            <text:p>1.0814</text:p>
          </table:table-cell>
          <table:table-cell table:style-name="ce6" office:value-type="float" office:value="1.0888" calcext:value-type="float">
            <text:p>1.0888</text:p>
          </table:table-cell>
          <table:table-cell table:style-name="ce6" office:value-type="float" office:value="1.1106" calcext:value-type="float">
            <text:p>1.1106</text:p>
          </table:table-cell>
          <table:table-cell table:style-name="ce6" office:value-type="float" office:value="1.1181" calcext:value-type="float">
            <text:p>1.1181</text:p>
          </table:table-cell>
          <table:table-cell table:style-name="ce6" office:value-type="float" office:value="0.3894" calcext:value-type="float">
            <text:p>0.3894</text:p>
          </table:table-cell>
          <table:table-cell office:value-type="float" office:value="0.392" calcext:value-type="float">
            <text:p>0.3920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5401" calcext:value-type="float">
            <text:p>0.5401</text:p>
          </table:table-cell>
          <table:table-cell table:style-name="ce6" office:value-type="float" office:value="0.5389" calcext:value-type="float">
            <text:p>0.538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600" calcext:value-type="float">
            <text:p>600.0</text:p>
          </table:table-cell>
          <table:table-cell office:value-type="float" office:value="3.0767" calcext:value-type="float">
            <text:p>3.0767</text:p>
          </table:table-cell>
          <table:table-cell office:value-type="float" office:value="3.0687" calcext:value-type="float">
            <text:p>3.0687</text:p>
          </table:table-cell>
          <table:table-cell office:value-type="float" office:value="3.3146" calcext:value-type="float">
            <text:p>3.3146</text:p>
          </table:table-cell>
          <table:table-cell office:value-type="float" office:value="3.3185" calcext:value-type="float">
            <text:p>3.3185</text:p>
          </table:table-cell>
          <table:table-cell table:number-columns-repeated="2" office:value-type="float" office:value="0.3981" calcext:value-type="float">
            <text:p>0.3981</text:p>
          </table:table-cell>
          <table:table-cell table:number-columns-repeated="2" office:value-type="float" office:value="0.2737" calcext:value-type="float">
            <text:p>0.2737</text:p>
          </table:table-cell>
          <table:table-cell office:value-type="float" office:value="1.1194" calcext:value-type="float">
            <text:p>1.1194</text:p>
          </table:table-cell>
          <table:table-cell office:value-type="float" office:value="1.1193" calcext:value-type="float">
            <text:p>1.1193</text:p>
          </table:table-cell>
          <table:table-cell office:value-type="float" office:value="1.0773" calcext:value-type="float">
            <text:p>1.0773</text:p>
          </table:table-cell>
          <table:table-cell table:style-name="ce6" office:value-type="float" office:value="1.0814" calcext:value-type="float">
            <text:p>1.0814</text:p>
          </table:table-cell>
          <table:table-cell table:style-name="ce6" office:value-type="float" office:value="1.1045" calcext:value-type="float">
            <text:p>1.1045</text:p>
          </table:table-cell>
          <table:table-cell table:style-name="ce6" office:value-type="float" office:value="1.1089" calcext:value-type="float">
            <text:p>1.1089</text:p>
          </table:table-cell>
          <table:table-cell table:style-name="ce6" office:value-type="float" office:value="0.3862" calcext:value-type="float">
            <text:p>0.3862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5377" calcext:value-type="float">
            <text:p>0.5377</text:p>
          </table:table-cell>
          <table:table-cell table:style-name="ce6" office:value-type="float" office:value="0.5371" calcext:value-type="float">
            <text:p>0.537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800" calcext:value-type="float">
            <text:p>800.0</text:p>
          </table:table-cell>
          <table:table-cell office:value-type="float" office:value="3.2185" calcext:value-type="float">
            <text:p>3.2185</text:p>
          </table:table-cell>
          <table:table-cell office:value-type="float" office:value="3.2135" calcext:value-type="float">
            <text:p>3.2135</text:p>
          </table:table-cell>
          <table:table-cell office:value-type="float" office:value="3.4583" calcext:value-type="float">
            <text:p>3.4583</text:p>
          </table:table-cell>
          <table:table-cell office:value-type="float" office:value="3.461" calcext:value-type="float">
            <text:p>3.4610</text:p>
          </table:table-cell>
          <table:table-cell table:number-columns-repeated="2" office:value-type="float" office:value="0.4125" calcext:value-type="float">
            <text:p>0.4125</text:p>
          </table:table-cell>
          <table:table-cell table:number-columns-repeated="2" office:value-type="float" office:value="0.2833" calcext:value-type="float">
            <text:p>0.2833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1624" calcext:value-type="float">
            <text:p>1.1624</text:p>
          </table:table-cell>
          <table:table-cell office:value-type="float" office:value="1.0745" calcext:value-type="float">
            <text:p>1.0745</text:p>
          </table:table-cell>
          <table:table-cell table:style-name="ce6" office:value-type="float" office:value="1.077" calcext:value-type="float">
            <text:p>1.0770</text:p>
          </table:table-cell>
          <table:table-cell table:style-name="ce6" office:value-type="float" office:value="1.1005" calcext:value-type="float">
            <text:p>1.1005</text:p>
          </table:table-cell>
          <table:table-cell table:style-name="ce6" office:value-type="float" office:value="1.1033" calcext:value-type="float">
            <text:p>1.1033</text:p>
          </table:table-cell>
          <table:table-cell table:style-name="ce6" office:value-type="float" office:value="0.3841" calcext:value-type="float">
            <text:p>0.3841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361" calcext:value-type="float">
            <text:p>0.5361</text:p>
          </table:table-cell>
          <table:table-cell table:style-name="ce6" office:value-type="float" office:value="0.5357" calcext:value-type="float">
            <text:p>0.535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" calcext:value-type="float">
            <text:p>1E+3</text:p>
          </table:table-cell>
          <table:table-cell office:value-type="float" office:value="3.3289" calcext:value-type="float">
            <text:p>3.3289</text:p>
          </table:table-cell>
          <table:table-cell office:value-type="float" office:value="3.3256" calcext:value-type="float">
            <text:p>3.3256</text:p>
          </table:table-cell>
          <table:table-cell office:value-type="float" office:value="3.5699" calcext:value-type="float">
            <text:p>3.5699</text:p>
          </table:table-cell>
          <table:table-cell office:value-type="float" office:value="3.5719" calcext:value-type="float">
            <text:p>3.5719</text:p>
          </table:table-cell>
          <table:table-cell table:number-columns-repeated="2" office:value-type="float" office:value="0.4236" calcext:value-type="float">
            <text:p>0.4236</text:p>
          </table:table-cell>
          <table:table-cell table:number-columns-repeated="2" office:value-type="float" office:value="0.2908" calcext:value-type="float">
            <text:p>0.2908</text:p>
          </table:table-cell>
          <table:table-cell table:number-columns-repeated="2" office:value-type="float" office:value="1.1959" calcext:value-type="float">
            <text:p>1.1959</text:p>
          </table:table-cell>
          <table:table-cell office:value-type="float" office:value="1.0724" calcext:value-type="float">
            <text:p>1.0724</text:p>
          </table:table-cell>
          <table:table-cell table:style-name="ce6" office:value-type="float" office:value="1.0741" calcext:value-type="float">
            <text:p>1.0741</text:p>
          </table:table-cell>
          <table:table-cell table:style-name="ce6" office:value-type="float" office:value="1.0975" calcext:value-type="float">
            <text:p>1.0975</text:p>
          </table:table-cell>
          <table:table-cell table:style-name="ce6" office:value-type="float" office:value="1.0994" calcext:value-type="float">
            <text:p>1.0994</text:p>
          </table:table-cell>
          <table:table-cell table:style-name="ce6" office:value-type="float" office:value="0.3825" calcext:value-type="float">
            <text:p>0.3825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535" calcext:value-type="float">
            <text:p>0.5350</text:p>
          </table:table-cell>
          <table:table-cell table:style-name="ce6" office:value-type="float" office:value="0.5347" calcext:value-type="float">
            <text:p>0.534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0" calcext:value-type="float">
            <text:p>1E+4</text:p>
          </table:table-cell>
          <table:table-cell office:value-type="float" office:value="4.4759" calcext:value-type="float">
            <text:p>4.4759</text:p>
          </table:table-cell>
          <table:table-cell office:value-type="float" office:value="4.4763" calcext:value-type="float">
            <text:p>4.4763</text:p>
          </table:table-cell>
          <table:table-cell table:number-columns-repeated="2" office:value-type="float" office:value="4.7211" calcext:value-type="float">
            <text:p>4.7211</text:p>
          </table:table-cell>
          <table:table-cell table:number-columns-repeated="2" office:value-type="float" office:value="0.5388" calcext:value-type="float">
            <text:p>0.5388</text:p>
          </table:table-cell>
          <table:table-cell table:number-columns-repeated="2" office:value-type="float" office:value="0.3675" calcext:value-type="float">
            <text:p>0.3675</text:p>
          </table:table-cell>
          <table:table-cell table:number-columns-repeated="2" office:value-type="float" office:value="1.5413" calcext:value-type="float">
            <text:p>1.5413</text:p>
          </table:table-cell>
          <table:table-cell office:value-type="float" office:value="1.0548" calcext:value-type="float">
            <text:p>1.0548</text:p>
          </table:table-cell>
          <table:table-cell table:style-name="ce6" office:value-type="float" office:value="1.0547" calcext:value-type="float">
            <text:p>1.0547</text:p>
          </table:table-cell>
          <table:table-cell table:style-name="ce6" office:value-type="float" office:value="1.0734" calcext:value-type="float">
            <text:p>1.0734</text:p>
          </table:table-cell>
          <table:table-cell table:style-name="ce6" office:value-type="float" office:value="1.0733" calcext:value-type="float">
            <text:p>1.0733</text:p>
          </table:table-cell>
          <table:table-cell table:style-name="ce6" office:value-type="float" office:value="0.3702" calcext:value-type="float">
            <text:p>0.3702</text:p>
          </table:table-cell>
          <table:table-cell office:value-type="float" office:value="0.3702" calcext:value-type="float">
            <text:p>0.3702</text:p>
          </table:table-cell>
          <table:table-cell table:number-columns-repeated="2" office:value-type="float" office:value="0.5265" calcext:value-type="float">
            <text:p>0.5265</text:p>
          </table:table-cell>
          <table:table-cell table:number-columns-repeated="2" office:value-type="float" office:value="0.546" calcext:value-type="float">
            <text:p>0.5460</text:p>
          </table:table-cell>
          <table:table-cell office:value-type="float" office:value="0.5265" calcext:value-type="float">
            <text:p>0.5265</text:p>
          </table:table-cell>
          <table:table-cell table:style-name="ce6" office:value-type="float" office:value="0.5265" calcext:value-type="float">
            <text:p>0.526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00" calcext:value-type="float">
            <text:p>1E+5</text:p>
          </table:table-cell>
          <table:table-cell table:number-columns-repeated="2" office:value-type="float" office:value="5.6273" calcext:value-type="float">
            <text:p>5.6273</text:p>
          </table:table-cell>
          <table:table-cell table:number-columns-repeated="2" office:value-type="float" office:value="5.8724" calcext:value-type="float">
            <text:p>5.8724</text:p>
          </table:table-cell>
          <table:table-cell table:number-columns-repeated="6"/>
          <table:table-cell office:value-type="float" office:value="1.0435" calcext:value-type="float">
            <text:p>1.0435</text:p>
          </table:table-cell>
          <table:table-cell table:style-name="ce6" office:value-type="float" office:value="1.0435" calcext:value-type="float">
            <text:p>1.0435</text:p>
          </table:table-cell>
          <table:table-cell table:number-columns-repeated="2" table:style-name="ce6" office:value-type="float" office:value="1.0584" calcext:value-type="float">
            <text:p>1.0584</text:p>
          </table:table-cell>
          <table:table-cell table:style-name="ce6" office:value-type="float" office:value="0.3627" calcext:value-type="float">
            <text:p>0.3627</text:p>
          </table:table-cell>
          <table:table-cell office:value-type="float" office:value="0.3627" calcext:value-type="float">
            <text:p>0.3627</text:p>
          </table:table-cell>
          <table:table-cell table:number-columns-repeated="2" office:value-type="float" office:value="0.5213" calcext:value-type="float">
            <text:p>0.5213</text:p>
          </table:table-cell>
          <table:table-cell table:number-columns-repeated="2" office:value-type="float" office:value="0.5366" calcext:value-type="float">
            <text:p>0.5366</text:p>
          </table:table-cell>
          <table:table-cell office:value-type="float" office:value="0.5213" calcext:value-type="float">
            <text:p>0.5213</text:p>
          </table:table-cell>
          <table:table-cell table:style-name="ce6" office:value-type="float" office:value="0.5213" calcext:value-type="float">
            <text:p>0.521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000" calcext:value-type="float">
            <text:p>1E+6</text:p>
          </table:table-cell>
          <table:table-cell table:number-columns-repeated="2" office:value-type="float" office:value="6.7786" calcext:value-type="float">
            <text:p>6.7786</text:p>
          </table:table-cell>
          <table:table-cell table:number-columns-repeated="2" office:value-type="float" office:value="7.0237" calcext:value-type="float">
            <text:p>7.0237</text:p>
          </table:table-cell>
          <table:table-cell table:number-columns-repeated="6"/>
          <table:table-cell office:value-type="float" office:value="1.0361" calcext:value-type="float">
            <text:p>1.0361</text:p>
          </table:table-cell>
          <table:table-cell table:style-name="ce6" office:value-type="float" office:value="1.0361" calcext:value-type="float">
            <text:p>1.0361</text:p>
          </table:table-cell>
          <table:table-cell table:number-columns-repeated="2" table:style-name="ce6" office:value-type="float" office:value="1.0484" calcext:value-type="float">
            <text:p>1.0484</text:p>
          </table:table-cell>
          <table:table-cell table:style-name="ce6" office:value-type="float" office:value="0.3577" calcext:value-type="float">
            <text:p>0.3577</text:p>
          </table:table-cell>
          <table:table-cell office:value-type="float" office:value="0.3577" calcext:value-type="float">
            <text:p>0.3577</text:p>
          </table:table-cell>
          <table:table-cell table:number-columns-repeated="2" office:value-type="float" office:value="0.5178" calcext:value-type="float">
            <text:p>0.5178</text:p>
          </table:table-cell>
          <table:table-cell table:number-columns-repeated="2" office:value-type="float" office:value="0.5304" calcext:value-type="float">
            <text:p>0.5304</text:p>
          </table:table-cell>
          <table:table-cell office:value-type="float" office:value="0.5178" calcext:value-type="float">
            <text:p>0.5178</text:p>
          </table:table-cell>
          <table:table-cell table:style-name="ce6" office:value-type="float" office:value="0.5178" calcext:value-type="float">
            <text:p>0.5178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0000" calcext:value-type="float">
            <text:p>1E+7</text:p>
          </table:table-cell>
          <table:table-cell table:number-columns-repeated="2" office:value-type="float" office:value="7.9299" calcext:value-type="float">
            <text:p>7.9299</text:p>
          </table:table-cell>
          <table:table-cell table:number-columns-repeated="2" office:value-type="float" office:value="8.175" calcext:value-type="float">
            <text:p>8.1750</text:p>
          </table:table-cell>
          <table:table-cell table:number-columns-repeated="6"/>
          <table:table-cell office:value-type="float" office:value="1.0309" calcext:value-type="float">
            <text:p>1.0309</text:p>
          </table:table-cell>
          <table:table-cell table:style-name="ce6" office:value-type="float" office:value="1.0309" calcext:value-type="float">
            <text:p>1.0309</text:p>
          </table:table-cell>
          <table:table-cell table:number-columns-repeated="2" table:style-name="ce6" office:value-type="float" office:value="1.0414" calcext:value-type="float">
            <text:p>1.0414</text:p>
          </table:table-cell>
          <table:table-cell table:style-name="ce6" office:value-type="float" office:value="0.3541" calcext:value-type="float">
            <text:p>0.3541</text:p>
          </table:table-cell>
          <table:table-cell office:value-type="float" office:value="0.3541" calcext:value-type="float">
            <text:p>0.3541</text:p>
          </table:table-cell>
          <table:table-cell table:number-columns-repeated="2" office:value-type="float" office:value="0.5153" calcext:value-type="float">
            <text:p>0.5153</text:p>
          </table:table-cell>
          <table:table-cell table:number-columns-repeated="2" office:value-type="float" office:value="0.526" calcext:value-type="float">
            <text:p>0.5260</text:p>
          </table:table-cell>
          <table:table-cell office:value-type="float" office:value="0.5153" calcext:value-type="float">
            <text:p>0.5153</text:p>
          </table:table-cell>
          <table:table-cell table:style-name="ce6" office:value-type="float" office:value="0.5153" calcext:value-type="float">
            <text:p>0.51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00000000" calcext:value-type="float">
            <text:p>1E+8</text:p>
          </table:table-cell>
          <table:table-cell table:number-columns-repeated="2" office:value-type="float" office:value="9.0812" calcext:value-type="float">
            <text:p>9.0812</text:p>
          </table:table-cell>
          <table:table-cell table:number-columns-repeated="2" office:value-type="float" office:value="9.3262" calcext:value-type="float">
            <text:p>9.3262</text:p>
          </table:table-cell>
          <table:table-cell table:number-columns-repeated="6"/>
          <table:table-cell office:value-type="float" office:value="1.027" calcext:value-type="float">
            <text:p>1.0270</text:p>
          </table:table-cell>
          <table:table-cell table:style-name="ce6" office:value-type="float" office:value="1.027" calcext:value-type="float">
            <text:p>1.0270</text:p>
          </table:table-cell>
          <table:table-cell table:number-columns-repeated="2" table:style-name="ce6" office:value-type="float" office:value="1.0362" calcext:value-type="float">
            <text:p>1.0362</text:p>
          </table:table-cell>
          <table:table-cell table:style-name="ce6" office:value-type="float" office:value="0.3515" calcext:value-type="float">
            <text:p>0.3515</text:p>
          </table:table-cell>
          <table:table-cell office:value-type="float" office:value="0.3515" calcext:value-type="float">
            <text:p>0.3515</text:p>
          </table:table-cell>
          <table:table-cell table:number-columns-repeated="2" office:value-type="float" office:value="0.5134" calcext:value-type="float">
            <text:p>0.5134</text:p>
          </table:table-cell>
          <table:table-cell table:number-columns-repeated="2" office:value-type="float" office:value="0.5227" calcext:value-type="float">
            <text:p>0.5227</text:p>
          </table:table-cell>
          <table:table-cell office:value-type="float" office:value="0.5134" calcext:value-type="float">
            <text:p>0.5134</text:p>
          </table:table-cell>
          <table:table-cell table:style-name="ce6" office:value-type="float" office:value="0.5134" calcext:value-type="float">
            <text:p>0.513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lnT*</text:p>
          </table:table-cell>
          <table:table-cell table:style-name="ce5" office:value-type="string" calcext:value-type="string">
            <text:p>lnT*2(1,1)*Att</text:p>
          </table:table-cell>
          <table:table-cell table:style-name="ce5" office:value-type="string" calcext:value-type="string">
            <text:p>lnT*2(1,1)*Rep</text:p>
          </table:table-cell>
          <table:table-cell table:style-name="ce5" office:value-type="string" calcext:value-type="string">
            <text:p>lnT*2(2,2)*Att</text:p>
          </table:table-cell>
          <table:table-cell table:style-name="ce5" office:value-type="string" calcext:value-type="string">
            <text:p>lnT*2(2,2)*Rep</text:p>
          </table:table-cell>
          <table:table-cell table:style-name="ce5" table:number-columns-repeated="6"/>
          <table:table-cell table:style-name="ce1" office:value-type="string" calcext:value-type="string">
            <text:p>lnA*Att</text:p>
          </table:table-cell>
          <table:table-cell table:style-name="ce1" office:value-type="string" calcext:value-type="string">
            <text:p>lnA*Rep</text:p>
          </table:table-cell>
          <table:table-cell table:style-name="ce1" office:value-type="string" calcext:value-type="string">
            <text:p>lnB*Att</text:p>
          </table:table-cell>
          <table:table-cell table:style-name="ce1" office:value-type="string" calcext:value-type="string">
            <text:p>lnB*Rep</text:p>
          </table:table-cell>
          <table:table-cell table:style-name="ce1" office:value-type="string" calcext:value-type="string">
            <text:p>lnC*Att</text:p>
          </table:table-cell>
          <table:table-cell table:style-name="ce1" office:value-type="string" calcext:value-type="string">
            <text:p>lnC*Rep</text:p>
          </table:table-cell>
          <table:table-cell table:style-name="ce1" office:value-type="string" calcext:value-type="string">
            <text:p>lnE*Att</text:p>
          </table:table-cell>
          <table:table-cell table:style-name="ce1" office:value-type="string" calcext:value-type="string">
            <text:p>lnE*Rep</text:p>
          </table:table-cell>
          <table:table-cell table:style-name="ce1" office:value-type="string" calcext:value-type="string">
            <text:p>lnF*Att</text:p>
          </table:table-cell>
          <table:table-cell table:style-name="ce1" office:value-type="string" calcext:value-type="string">
            <text:p>lnF*Rep</text:p>
          </table:table-cell>
          <table:table-cell table:style-name="ce1" office:value-type="string" calcext:value-type="string">
            <text:p>lnG*Att</text:p>
          </table:table-cell>
          <table:table-cell table:style-name="ce1" office:value-type="string" calcext:value-type="string">
            <text:p>lnG*Rep</text:p>
          </table:table-cell>
          <table:table-cell table:style-name="ce5" office:value-type="string" calcext:value-type="string">
            <text:p>lnT*2(1,4)*Att</text:p>
          </table:table-cell>
          <table:table-cell table:style-name="ce5" office:value-type="string" calcext:value-type="string">
            <text:p>lnT*2(1,4)*Rep</text:p>
          </table:table-cell>
          <table:table-cell table:style-name="ce5" office:value-type="string" calcext:value-type="string">
            <text:p>lnT*2(1,5)*Att</text:p>
          </table:table-cell>
          <table:table-cell table:style-name="ce5" office:value-type="string" calcext:value-type="string">
            <text:p>lnT*2(1,5)*Rep</text:p>
          </table:table-cell>
          <table:table-cell table:style-name="ce5" office:value-type="string" calcext:value-type="string">
            <text:p>lnT*2(2,4)*Att</text:p>
          </table:table-cell>
          <table:table-cell table:style-name="ce5" office:value-type="string" calcext:value-type="string">
            <text:p>lnT*2(2,4)*Rep</text:p>
          </table:table-cell>
        </table:table-row>
        <table:table-row table:style-name="ro1">
          <table:table-cell/>
          <table:table-cell table:style-name="ce4" table:formula="of:=LN([.B5])" office:value-type="float" office:value="-2.30258509299405" calcext:value-type="float">
            <text:p>-2.3026</text:p>
          </table:table-cell>
          <table:table-cell table:formula="of:=LN([.C5])" office:value-type="float" office:value="-2.7646205525906" calcext:value-type="float">
            <text:p>-2.7646</text:p>
          </table:table-cell>
          <table:table-cell table:formula="of:=LN([.D5])" office:value-type="float" office:value="-3.79869432012114" calcext:value-type="float">
            <text:p>-3.7987</text:p>
          </table:table-cell>
          <table:table-cell table:formula="of:=LN([.E5])" office:value-type="float" office:value="-3.25969781938846" calcext:value-type="float">
            <text:p>-3.2597</text:p>
          </table:table-cell>
          <table:table-cell table:formula="of:=LN([.F5])" office:value-type="float" office:value="-3.49331267056996" calcext:value-type="float">
            <text:p>-3.4933</text:p>
          </table:table-cell>
          <table:table-cell table:number-columns-repeated="6"/>
          <table:table-cell table:formula="of:=LN([.M5])" office:value-type="float" office:value="-0.493476985431378" calcext:value-type="float">
            <text:p>-0.4935</text:p>
          </table:table-cell>
          <table:table-cell table:formula="of:=LN([.N5])" office:value-type="float" office:value="0.304170389956583" calcext:value-type="float">
            <text:p>0.3042</text:p>
          </table:table-cell>
          <table:table-cell table:formula="of:=LN([.O5])" office:value-type="float" office:value="0.384922206876835" calcext:value-type="float">
            <text:p>0.3849</text:p>
          </table:table-cell>
          <table:table-cell table:formula="of:=LN([.P5])" office:value-type="float" office:value="0.310861345399186" calcext:value-type="float">
            <text:p>0.3109</text:p>
          </table:table-cell>
          <table:table-cell table:formula="of:=LN([.Q5])" office:value-type="float" office:value="-0.27799580286236" calcext:value-type="float">
            <text:p>-0.2780</text:p>
          </table:table-cell>
          <table:table-cell table:formula="of:=LN([.R5])" office:value-type="float" office:value="-0.289550483511808" calcext:value-type="float">
            <text:p>-0.2896</text:p>
          </table:table-cell>
          <table:table-cell table:style-name="ce4" table:formula="of:=LN([.S5])" office:value-type="float" office:value="-0.173044720013745" calcext:value-type="float">
            <text:p>-0.1730</text:p>
          </table:table-cell>
          <table:table-cell table:style-name="ce4" table:formula="of:=LN([.T5])" office:value-type="float" office:value="-0.205058083767825" calcext:value-type="float">
            <text:p>-0.2051</text:p>
          </table:table-cell>
          <table:table-cell table:style-name="ce4" table:formula="of:=LN([.U5])" office:value-type="float" office:value="-0.384927456890616" calcext:value-type="float">
            <text:p>-0.3849</text:p>
          </table:table-cell>
          <table:table-cell table:style-name="ce4" table:formula="of:=LN([.V5])" office:value-type="float" office:value="-0.0282965991551137" calcext:value-type="float">
            <text:p>-0.0283</text:p>
          </table:table-cell>
          <table:table-cell table:style-name="ce4" table:formula="of:=LN([.W5])" office:value-type="float" office:value="-0.152335661303698" calcext:value-type="float">
            <text:p>-0.1523</text:p>
          </table:table-cell>
          <table:table-cell table:style-name="ce4" table:formula="of:=LN([.X5])" office:value-type="float" office:value="-0.177572849771751" calcext:value-type="float">
            <text:p>-0.1776</text:p>
          </table:table-cell>
          <table:table-cell table:style-name="ce4" table:formula="of:=LN([.G5])" office:value-type="float" office:value="-3.55785119170753" calcext:value-type="float">
            <text:p>-3.5579</text:p>
          </table:table-cell>
          <table:table-cell table:style-name="ce4" table:formula="of:=LN([.H5])" office:value-type="float" office:value="-4.50986000618377" calcext:value-type="float">
            <text:p>-4.5099</text:p>
          </table:table-cell>
          <table:table-cell table:style-name="ce4" table:formula="of:=LN([.I5])" office:value-type="float" office:value="-3.78539035449478" calcext:value-type="float">
            <text:p>-3.7854</text:p>
          </table:table-cell>
          <table:table-cell table:style-name="ce4" table:formula="of:=LN([.J5])" office:value-type="float" office:value="-4.67774087882293" calcext:value-type="float">
            <text:p>-4.6777</text:p>
          </table:table-cell>
          <table:table-cell table:style-name="ce4" table:formula="of:=LN([.K5])" office:value-type="float" office:value="-3.56136613381498" calcext:value-type="float">
            <text:p>-3.5614</text:p>
          </table:table-cell>
          <table:table-cell table:style-name="ce4" table:formula="of:=LN([.L5])" office:value-type="float" office:value="-3.87280229227486" calcext:value-type="float">
            <text:p>-3.8728</text:p>
          </table:table-cell>
        </table:table-row>
        <table:table-row table:style-name="ro1">
          <table:table-cell/>
          <table:table-cell table:style-name="ce4" table:formula="of:=LN([.B6])" office:value-type="float" office:value="-1.6094379124341" calcext:value-type="float">
            <text:p>-1.6094</text:p>
          </table:table-cell>
          <table:table-cell table:formula="of:=LN([.C6])" office:value-type="float" office:value="-1.99216353357278" calcext:value-type="float">
            <text:p>-1.9922</text:p>
          </table:table-cell>
          <table:table-cell table:formula="of:=LN([.D6])" office:value-type="float" office:value="-2.97397078177248" calcext:value-type="float">
            <text:p>-2.9740</text:p>
          </table:table-cell>
          <table:table-cell table:formula="of:=LN([.E6])" office:value-type="float" office:value="-2.33614187652289" calcext:value-type="float">
            <text:p>-2.3361</text:p>
          </table:table-cell>
          <table:table-cell table:formula="of:=LN([.F6])" office:value-type="float" office:value="-2.66355496121566" calcext:value-type="float">
            <text:p>-2.6636</text:p>
          </table:table-cell>
          <table:table-cell table:number-columns-repeated="6"/>
          <table:table-cell table:formula="of:=LN([.M6])" office:value-type="float" office:value="-0.343758718672186" calcext:value-type="float">
            <text:p>-0.3438</text:p>
          </table:table-cell>
          <table:table-cell table:formula="of:=LN([.N6])" office:value-type="float" office:value="0.30976151759466" calcext:value-type="float">
            <text:p>0.3098</text:p>
          </table:table-cell>
          <table:table-cell table:formula="of:=LN([.O6])" office:value-type="float" office:value="0.37685985109783" calcext:value-type="float">
            <text:p>0.3769</text:p>
          </table:table-cell>
          <table:table-cell table:formula="of:=LN([.P6])" office:value-type="float" office:value="0.326782586073696" calcext:value-type="float">
            <text:p>0.3268</text:p>
          </table:table-cell>
          <table:table-cell table:formula="of:=LN([.Q6])" office:value-type="float" office:value="-0.417790757798801" calcext:value-type="float">
            <text:p>-0.4178</text:p>
          </table:table-cell>
          <table:table-cell table:formula="of:=LN([.R6])" office:value-type="float" office:value="-0.341927087304177" calcext:value-type="float">
            <text:p>-0.3419</text:p>
          </table:table-cell>
          <table:table-cell table:style-name="ce4" table:formula="of:=LN([.S6])" office:value-type="float" office:value="-0.208131793693772" calcext:value-type="float">
            <text:p>-0.2081</text:p>
          </table:table-cell>
          <table:table-cell table:style-name="ce4" table:formula="of:=LN([.T6])" office:value-type="float" office:value="-0.243856592911751" calcext:value-type="float">
            <text:p>-0.2439</text:p>
          </table:table-cell>
          <table:table-cell table:style-name="ce4" table:formula="of:=LN([.U6])" office:value-type="float" office:value="-0.503684515614624" calcext:value-type="float">
            <text:p>-0.5037</text:p>
          </table:table-cell>
          <table:table-cell table:style-name="ce4" table:formula="of:=LN([.V6])" office:value-type="float" office:value="-0.0560413908836249" calcext:value-type="float">
            <text:p>-0.0560</text:p>
          </table:table-cell>
          <table:table-cell table:style-name="ce4" table:formula="of:=LN([.W6])" office:value-type="float" office:value="-0.225145553984883" calcext:value-type="float">
            <text:p>-0.2251</text:p>
          </table:table-cell>
          <table:table-cell table:style-name="ce4" table:formula="of:=LN([.X6])" office:value-type="float" office:value="-0.216416230564783" calcext:value-type="float">
            <text:p>-0.2164</text:p>
          </table:table-cell>
          <table:table-cell table:style-name="ce4" table:formula="of:=LN([.G6])" office:value-type="float" office:value="-3.07911388249304" calcext:value-type="float">
            <text:p>-3.0791</text:p>
          </table:table-cell>
          <table:table-cell table:style-name="ce4" table:formula="of:=LN([.H6])" office:value-type="float" office:value="-3.81217767045843" calcext:value-type="float">
            <text:p>-3.8122</text:p>
          </table:table-cell>
          <table:table-cell table:style-name="ce4" table:formula="of:=LN([.I6])" office:value-type="float" office:value="-3.34387231504289" calcext:value-type="float">
            <text:p>-3.3439</text:p>
          </table:table-cell>
          <table:table-cell table:style-name="ce4" table:formula="of:=LN([.J6])" office:value-type="float" office:value="-4.01184334071036" calcext:value-type="float">
            <text:p>-4.0118</text:p>
          </table:table-cell>
          <table:table-cell table:style-name="ce4" table:formula="of:=LN([.K6])" office:value-type="float" office:value="-2.73029581004953" calcext:value-type="float">
            <text:p>-2.7303</text:p>
          </table:table-cell>
          <table:table-cell table:style-name="ce4" table:formula="of:=LN([.L6])" office:value-type="float" office:value="-3.11226608980994" calcext:value-type="float">
            <text:p>-3.1123</text:p>
          </table:table-cell>
        </table:table-row>
        <table:table-row table:style-name="ro1">
          <table:table-cell/>
          <table:table-cell table:style-name="ce4" table:formula="of:=LN([.B7])" office:value-type="float" office:value="-1.20397280432594" calcext:value-type="float">
            <text:p>-1.2040</text:p>
          </table:table-cell>
          <table:table-cell table:formula="of:=LN([.C7])" office:value-type="float" office:value="-1.62913054577984" calcext:value-type="float">
            <text:p>-1.6291</text:p>
          </table:table-cell>
          <table:table-cell table:formula="of:=LN([.D7])" office:value-type="float" office:value="-2.52948569318597" calcext:value-type="float">
            <text:p>-2.5295</text:p>
          </table:table-cell>
          <table:table-cell table:formula="of:=LN([.E7])" office:value-type="float" office:value="-1.85982420014218" calcext:value-type="float">
            <text:p>-1.8598</text:p>
          </table:table-cell>
          <table:table-cell table:formula="of:=LN([.F7])" office:value-type="float" office:value="-2.2200838714823" calcext:value-type="float">
            <text:p>-2.2201</text:p>
          </table:table-cell>
          <table:table-cell table:number-columns-repeated="6"/>
          <table:table-cell table:formula="of:=LN([.M7])" office:value-type="float" office:value="-0.230923738633172" calcext:value-type="float">
            <text:p>-0.2309</text:p>
          </table:table-cell>
          <table:table-cell table:formula="of:=LN([.N7])" office:value-type="float" office:value="0.309688152714396" calcext:value-type="float">
            <text:p>0.3097</text:p>
          </table:table-cell>
          <table:table-cell table:formula="of:=LN([.O7])" office:value-type="float" office:value="0.357464632052981" calcext:value-type="float">
            <text:p>0.3575</text:p>
          </table:table-cell>
          <table:table-cell table:formula="of:=LN([.P7])" office:value-type="float" office:value="0.332607635804773" calcext:value-type="float">
            <text:p>0.3326</text:p>
          </table:table-cell>
          <table:table-cell table:formula="of:=LN([.Q7])" office:value-type="float" office:value="-0.486133011175619" calcext:value-type="float">
            <text:p>-0.4861</text:p>
          </table:table-cell>
          <table:table-cell table:formula="of:=LN([.R7])" office:value-type="float" office:value="-0.377169238953317" calcext:value-type="float">
            <text:p>-0.3772</text:p>
          </table:table-cell>
          <table:table-cell table:style-name="ce4" table:formula="of:=LN([.S7])" office:value-type="float" office:value="-0.25618340539241" calcext:value-type="float">
            <text:p>-0.2562</text:p>
          </table:table-cell>
          <table:table-cell table:style-name="ce4" table:formula="of:=LN([.T7])" office:value-type="float" office:value="-0.269973138671008" calcext:value-type="float">
            <text:p>-0.2700</text:p>
          </table:table-cell>
          <table:table-cell table:style-name="ce4" table:formula="of:=LN([.U7])" office:value-type="float" office:value="-0.524924548145492" calcext:value-type="float">
            <text:p>-0.5249</text:p>
          </table:table-cell>
          <table:table-cell table:style-name="ce4" table:formula="of:=LN([.V7])" office:value-type="float" office:value="-0.0772050709089714" calcext:value-type="float">
            <text:p>-0.0772</text:p>
          </table:table-cell>
          <table:table-cell table:style-name="ce4" table:formula="of:=LN([.W7])" office:value-type="float" office:value="-0.293029678778376" calcext:value-type="float">
            <text:p>-0.2930</text:p>
          </table:table-cell>
          <table:table-cell table:style-name="ce4" table:formula="of:=LN([.X7])" office:value-type="float" office:value="-0.243218715745261" calcext:value-type="float">
            <text:p>-0.2432</text:p>
          </table:table-cell>
          <table:table-cell table:style-name="ce4" table:formula="of:=LN([.G7])" office:value-type="float" office:value="-2.8507665033038" calcext:value-type="float">
            <text:p>-2.8508</text:p>
          </table:table-cell>
          <table:table-cell table:style-name="ce4" table:formula="of:=LN([.H7])" office:value-type="float" office:value="-3.45459815838927" calcext:value-type="float">
            <text:p>-3.4546</text:p>
          </table:table-cell>
          <table:table-cell table:style-name="ce4" table:formula="of:=LN([.I7])" office:value-type="float" office:value="-3.13040717688059" calcext:value-type="float">
            <text:p>-3.1304</text:p>
          </table:table-cell>
          <table:table-cell table:style-name="ce4" table:formula="of:=LN([.J7])" office:value-type="float" office:value="-3.66907682681776" calcext:value-type="float">
            <text:p>-3.6691</text:p>
          </table:table-cell>
          <table:table-cell table:style-name="ce4" table:formula="of:=LN([.K7])" office:value-type="float" office:value="-2.34758245892478" calcext:value-type="float">
            <text:p>-2.3476</text:p>
          </table:table-cell>
          <table:table-cell table:style-name="ce4" table:formula="of:=LN([.L7])" office:value-type="float" office:value="-2.7165865321245" calcext:value-type="float">
            <text:p>-2.7166</text:p>
          </table:table-cell>
        </table:table-row>
        <table:table-row table:style-name="ro1">
          <table:table-cell/>
          <table:table-cell table:style-name="ce4" table:formula="of:=LN([.B8])" office:value-type="float" office:value="-0.916290731874155" calcext:value-type="float">
            <text:p>-0.9163</text:p>
          </table:table-cell>
          <table:table-cell table:formula="of:=LN([.C8])" office:value-type="float" office:value="-1.39432653281715" calcext:value-type="float">
            <text:p>-1.3943</text:p>
          </table:table-cell>
          <table:table-cell table:formula="of:=LN([.D8])" office:value-type="float" office:value="-2.23305903034544" calcext:value-type="float">
            <text:p>-2.2331</text:p>
          </table:table-cell>
          <table:table-cell table:formula="of:=LN([.E8])" office:value-type="float" office:value="-1.56064774826467" calcext:value-type="float">
            <text:p>-1.5606</text:p>
          </table:table-cell>
          <table:table-cell table:formula="of:=LN([.F8])" office:value-type="float" office:value="-1.9248338234534" calcext:value-type="float">
            <text:p>-1.9248</text:p>
          </table:table-cell>
          <table:table-cell table:number-columns-repeated="6"/>
          <table:table-cell table:formula="of:=LN([.M8])" office:value-type="float" office:value="-0.166408838333906" calcext:value-type="float">
            <text:p>-0.1664</text:p>
          </table:table-cell>
          <table:table-cell table:formula="of:=LN([.N8])" office:value-type="float" office:value="0.307852279241164" calcext:value-type="float">
            <text:p>0.3079</text:p>
          </table:table-cell>
          <table:table-cell table:formula="of:=LN([.O8])" office:value-type="float" office:value="0.335543233803121" calcext:value-type="float">
            <text:p>0.3355</text:p>
          </table:table-cell>
          <table:table-cell table:formula="of:=LN([.P8])" office:value-type="float" office:value="0.33475647983771" calcext:value-type="float">
            <text:p>0.3348</text:p>
          </table:table-cell>
          <table:table-cell table:formula="of:=LN([.Q8])" office:value-type="float" office:value="-0.535801609836168" calcext:value-type="float">
            <text:p>-0.5358</text:p>
          </table:table-cell>
          <table:table-cell table:formula="of:=LN([.R8])" office:value-type="float" office:value="-0.404215888707733" calcext:value-type="float">
            <text:p>-0.4042</text:p>
          </table:table-cell>
          <table:table-cell table:style-name="ce4" table:formula="of:=LN([.S8])" office:value-type="float" office:value="-0.293029678778376" calcext:value-type="float">
            <text:p>-0.2930</text:p>
          </table:table-cell>
          <table:table-cell table:style-name="ce4" table:formula="of:=LN([.T8])" office:value-type="float" office:value="-0.289951311895824" calcext:value-type="float">
            <text:p>-0.2900</text:p>
          </table:table-cell>
          <table:table-cell table:style-name="ce4" table:formula="of:=LN([.U8])" office:value-type="float" office:value="-0.532389801681831" calcext:value-type="float">
            <text:p>-0.5324</text:p>
          </table:table-cell>
          <table:table-cell table:style-name="ce4" table:formula="of:=LN([.V8])" office:value-type="float" office:value="-0.0946404041541208" calcext:value-type="float">
            <text:p>-0.0946</text:p>
          </table:table-cell>
          <table:table-cell table:style-name="ce4" table:formula="of:=LN([.W8])" office:value-type="float" office:value="-0.337572842065246" calcext:value-type="float">
            <text:p>-0.3376</text:p>
          </table:table-cell>
          <table:table-cell table:style-name="ce4" table:formula="of:=LN([.X8])" office:value-type="float" office:value="-0.263835345977501" calcext:value-type="float">
            <text:p>-0.2638</text:p>
          </table:table-cell>
          <table:table-cell table:style-name="ce4" table:formula="of:=LN([.G8])" office:value-type="float" office:value="-2.70455631184795" calcext:value-type="float">
            <text:p>-2.7046</text:p>
          </table:table-cell>
          <table:table-cell table:style-name="ce4" table:formula="of:=LN([.H8])" office:value-type="float" office:value="-3.22137895508632" calcext:value-type="float">
            <text:p>-3.2214</text:p>
          </table:table-cell>
          <table:table-cell table:style-name="ce4" table:formula="of:=LN([.I8])" office:value-type="float" office:value="-2.99573227355399" calcext:value-type="float">
            <text:p>-2.9957</text:p>
          </table:table-cell>
          <table:table-cell table:style-name="ce4" table:formula="of:=LN([.J8])" office:value-type="float" office:value="-3.4514385980989" calcext:value-type="float">
            <text:p>-3.4514</text:p>
          </table:table-cell>
          <table:table-cell table:style-name="ce4" table:formula="of:=LN([.K8])" office:value-type="float" office:value="-2.11361899348142" calcext:value-type="float">
            <text:p>-2.1136</text:p>
          </table:table-cell>
          <table:table-cell table:style-name="ce4" table:formula="of:=LN([.L8])" office:value-type="float" office:value="-2.45806999583444" calcext:value-type="float">
            <text:p>-2.4581</text:p>
          </table:table-cell>
        </table:table-row>
        <table:table-row table:style-name="ro1">
          <table:table-cell/>
          <table:table-cell table:style-name="ce4" table:formula="of:=LN([.B9])" office:value-type="float" office:value="-0.510825623765991" calcext:value-type="float">
            <text:p>-0.5108</text:p>
          </table:table-cell>
          <table:table-cell table:formula="of:=LN([.C9])" office:value-type="float" office:value="-1.10957212890445" calcext:value-type="float">
            <text:p>-1.1096</text:p>
          </table:table-cell>
          <table:table-cell table:formula="of:=LN([.D9])" office:value-type="float" office:value="-1.84263179960181" calcext:value-type="float">
            <text:p>-1.8426</text:p>
          </table:table-cell>
          <table:table-cell table:formula="of:=LN([.E9])" office:value-type="float" office:value="-1.19171490693043" calcext:value-type="float">
            <text:p>-1.1917</text:p>
          </table:table-cell>
          <table:table-cell table:formula="of:=LN([.F9])" office:value-type="float" office:value="-1.53991184978549" calcext:value-type="float">
            <text:p>-1.5399</text:p>
          </table:table-cell>
          <table:table-cell table:number-columns-repeated="6"/>
          <table:table-cell table:formula="of:=LN([.M9])" office:value-type="float" office:value="-0.0824038262548157" calcext:value-type="float">
            <text:p>-0.0824</text:p>
          </table:table-cell>
          <table:table-cell table:formula="of:=LN([.N9])" office:value-type="float" office:value="0.302472157924416" calcext:value-type="float">
            <text:p>0.3025</text:p>
          </table:table-cell>
          <table:table-cell table:formula="of:=LN([.O9])" office:value-type="float" office:value="0.312472241259" calcext:value-type="float">
            <text:p>0.3125</text:p>
          </table:table-cell>
          <table:table-cell table:formula="of:=LN([.P9])" office:value-type="float" office:value="0.33447023395054" calcext:value-type="float">
            <text:p>0.3345</text:p>
          </table:table-cell>
          <table:table-cell table:formula="of:=LN([.Q9])" office:value-type="float" office:value="-0.588967361650281" calcext:value-type="float">
            <text:p>-0.5890</text:p>
          </table:table-cell>
          <table:table-cell table:formula="of:=LN([.R9])" office:value-type="float" office:value="-0.444569827988925" calcext:value-type="float">
            <text:p>-0.4446</text:p>
          </table:table-cell>
          <table:table-cell table:style-name="ce4" table:formula="of:=LN([.S9])" office:value-type="float" office:value="-0.342067862978373" calcext:value-type="float">
            <text:p>-0.3421</text:p>
          </table:table-cell>
          <table:table-cell table:style-name="ce4" table:formula="of:=LN([.T9])" office:value-type="float" office:value="-0.319516795971799" calcext:value-type="float">
            <text:p>-0.3195</text:p>
          </table:table-cell>
          <table:table-cell table:style-name="ce4" table:formula="of:=LN([.U9])" office:value-type="float" office:value="-0.521381137705507" calcext:value-type="float">
            <text:p>-0.5214</text:p>
          </table:table-cell>
          <table:table-cell table:style-name="ce4" table:formula="of:=LN([.V9])" office:value-type="float" office:value="-0.122506674492797" calcext:value-type="float">
            <text:p>-0.1225</text:p>
          </table:table-cell>
          <table:table-cell table:style-name="ce4" table:formula="of:=LN([.W9])" office:value-type="float" office:value="-0.389345726228281" calcext:value-type="float">
            <text:p>-0.3893</text:p>
          </table:table-cell>
          <table:table-cell table:style-name="ce4" table:formula="of:=LN([.X9])" office:value-type="float" office:value="-0.295042426858073" calcext:value-type="float">
            <text:p>-0.2950</text:p>
          </table:table-cell>
          <table:table-cell table:style-name="ce4" table:formula="of:=LN([.G9])" office:value-type="float" office:value="-2.51825662946955" calcext:value-type="float">
            <text:p>-2.5183</text:p>
          </table:table-cell>
          <table:table-cell table:style-name="ce4" table:formula="of:=LN([.H9])" office:value-type="float" office:value="-2.92620621090538" calcext:value-type="float">
            <text:p>-2.9262</text:p>
          </table:table-cell>
          <table:table-cell table:style-name="ce4" table:formula="of:=LN([.I9])" office:value-type="float" office:value="-2.82009970491083" calcext:value-type="float">
            <text:p>-2.8201</text:p>
          </table:table-cell>
          <table:table-cell table:style-name="ce4" table:formula="of:=LN([.J9])" office:value-type="float" office:value="-3.17246945205404" calcext:value-type="float">
            <text:p>-3.1725</text:p>
          </table:table-cell>
          <table:table-cell table:style-name="ce4" table:formula="of:=LN([.K9])" office:value-type="float" office:value="-1.82883847746948" calcext:value-type="float">
            <text:p>-1.8288</text:p>
          </table:table-cell>
          <table:table-cell table:style-name="ce4" table:formula="of:=LN([.L9])" office:value-type="float" office:value="-2.12611394987827" calcext:value-type="float">
            <text:p>-2.1261</text:p>
          </table:table-cell>
        </table:table-row>
        <table:table-row table:style-name="ro1">
          <table:table-cell/>
          <table:table-cell table:style-name="ce4" table:formula="of:=LN([.B10])" office:value-type="float" office:value="-0.22314355131421" calcext:value-type="float">
            <text:p>-0.2231</text:p>
          </table:table-cell>
          <table:table-cell table:formula="of:=LN([.C10])" office:value-type="float" office:value="-0.925836144717687" calcext:value-type="float">
            <text:p>-0.9258</text:p>
          </table:table-cell>
          <table:table-cell table:formula="of:=LN([.D10])" office:value-type="float" office:value="-1.58474529984373" calcext:value-type="float">
            <text:p>-1.5847</text:p>
          </table:table-cell>
          <table:table-cell table:formula="of:=LN([.E10])" office:value-type="float" office:value="-0.96285836769049" calcext:value-type="float">
            <text:p>-0.9629</text:p>
          </table:table-cell>
          <table:table-cell table:formula="of:=LN([.F10])" office:value-type="float" office:value="-1.28844196095239" calcext:value-type="float">
            <text:p>-1.2884</text:p>
          </table:table-cell>
          <table:table-cell table:number-columns-repeated="6"/>
          <table:table-cell table:formula="of:=LN([.M10])" office:value-type="float" office:value="-0.0368714747759046" calcext:value-type="float">
            <text:p>-0.0369</text:p>
          </table:table-cell>
          <table:table-cell table:formula="of:=LN([.N10])" office:value-type="float" office:value="0.29661703650936" calcext:value-type="float">
            <text:p>0.2966</text:p>
          </table:table-cell>
          <table:table-cell table:formula="of:=LN([.O10])" office:value-type="float" office:value="0.294533547400883" calcext:value-type="float">
            <text:p>0.2945</text:p>
          </table:table-cell>
          <table:table-cell table:formula="of:=LN([.P10])" office:value-type="float" office:value="0.331675034137409" calcext:value-type="float">
            <text:p>0.3317</text:p>
          </table:table-cell>
          <table:table-cell table:formula="of:=LN([.Q10])" office:value-type="float" office:value="-0.624367665165119" calcext:value-type="float">
            <text:p>-0.6244</text:p>
          </table:table-cell>
          <table:table-cell table:formula="of:=LN([.R10])" office:value-type="float" office:value="-0.474654427461163" calcext:value-type="float">
            <text:p>-0.4747</text:p>
          </table:table-cell>
          <table:table-cell table:style-name="ce4" table:formula="of:=LN([.S10])" office:value-type="float" office:value="-0.374257180983971" calcext:value-type="float">
            <text:p>-0.3743</text:p>
          </table:table-cell>
          <table:table-cell table:style-name="ce4" table:formula="of:=LN([.T10])" office:value-type="float" office:value="-0.341364182701641" calcext:value-type="float">
            <text:p>-0.3414</text:p>
          </table:table-cell>
          <table:table-cell table:style-name="ce4" table:formula="of:=LN([.U10])" office:value-type="float" office:value="-0.51266063971172" calcext:value-type="float">
            <text:p>-0.5127</text:p>
          </table:table-cell>
          <table:table-cell table:style-name="ce4" table:formula="of:=LN([.V10])" office:value-type="float" office:value="-0.144563451191353" calcext:value-type="float">
            <text:p>-0.1446</text:p>
          </table:table-cell>
          <table:table-cell table:style-name="ce4" table:formula="of:=LN([.W10])" office:value-type="float" office:value="-0.419310514930217" calcext:value-type="float">
            <text:p>-0.4193</text:p>
          </table:table-cell>
          <table:table-cell table:style-name="ce4" table:formula="of:=LN([.X10])" office:value-type="float" office:value="-0.318141279936489" calcext:value-type="float">
            <text:p>-0.3181</text:p>
          </table:table-cell>
          <table:table-cell table:style-name="ce4" table:formula="of:=LN([.G10])" office:value-type="float" office:value="-2.39689577246529" calcext:value-type="float">
            <text:p>-2.3969</text:p>
          </table:table-cell>
          <table:table-cell table:style-name="ce4" table:formula="of:=LN([.H10])" office:value-type="float" office:value="-2.73644967562391" calcext:value-type="float">
            <text:p>-2.7364</text:p>
          </table:table-cell>
          <table:table-cell table:style-name="ce4" table:formula="of:=LN([.I10])" office:value-type="float" office:value="-2.70605219843954" calcext:value-type="float">
            <text:p>-2.7061</text:p>
          </table:table-cell>
          <table:table-cell table:style-name="ce4" table:formula="of:=LN([.J10])" office:value-type="float" office:value="-2.99573227355399" calcext:value-type="float">
            <text:p>-2.9957</text:p>
          </table:table-cell>
          <table:table-cell table:style-name="ce4" table:formula="of:=LN([.K10])" office:value-type="float" office:value="-1.65338979996328" calcext:value-type="float">
            <text:p>-1.6534</text:p>
          </table:table-cell>
          <table:table-cell table:style-name="ce4" table:formula="of:=LN([.L10])" office:value-type="float" office:value="-1.91324936681577" calcext:value-type="float">
            <text:p>-1.9132</text:p>
          </table:table-cell>
        </table:table-row>
        <table:table-row table:style-name="ro1">
          <table:table-cell/>
          <table:table-cell table:style-name="ce4" table:formula="of:=LN([.B11])" office:value-type="float" office:value="0" calcext:value-type="float">
            <text:p>0.0000</text:p>
          </table:table-cell>
          <table:table-cell table:formula="of:=LN([.C11])" office:value-type="float" office:value="-0.794294362564903" calcext:value-type="float">
            <text:p>-0.7943</text:p>
          </table:table-cell>
          <table:table-cell table:formula="of:=LN([.D11])" office:value-type="float" office:value="-1.39674881902375" calcext:value-type="float">
            <text:p>-1.3967</text:p>
          </table:table-cell>
          <table:table-cell table:formula="of:=LN([.E11])" office:value-type="float" office:value="-0.802292627820743" calcext:value-type="float">
            <text:p>-0.8023</text:p>
          </table:table-cell>
          <table:table-cell table:formula="of:=LN([.F11])" office:value-type="float" office:value="-1.10563690360507" calcext:value-type="float">
            <text:p>-1.1056</text:p>
          </table:table-cell>
          <table:table-cell table:number-columns-repeated="6"/>
          <table:table-cell table:formula="of:=LN([.M11])" office:value-type="float" office:value="-0.00793137032628017" calcext:value-type="float">
            <text:p>-0.0079</text:p>
          </table:table-cell>
          <table:table-cell table:formula="of:=LN([.N11])" office:value-type="float" office:value="0.290951721319403" calcext:value-type="float">
            <text:p>0.2910</text:p>
          </table:table-cell>
          <table:table-cell table:formula="of:=LN([.O11])" office:value-type="float" office:value="0.281563391443604" calcext:value-type="float">
            <text:p>0.2816</text:p>
          </table:table-cell>
          <table:table-cell table:formula="of:=LN([.P11])" office:value-type="float" office:value="0.328152005005494" calcext:value-type="float">
            <text:p>0.3282</text:p>
          </table:table-cell>
          <table:table-cell table:formula="of:=LN([.Q11])" office:value-type="float" office:value="-0.648938925895625" calcext:value-type="float">
            <text:p>-0.6489</text:p>
          </table:table-cell>
          <table:table-cell table:formula="of:=LN([.R11])" office:value-type="float" office:value="-0.498403103767433" calcext:value-type="float">
            <text:p>-0.4984</text:p>
          </table:table-cell>
          <table:table-cell table:style-name="ce4" table:formula="of:=LN([.S11])" office:value-type="float" office:value="-0.396604479675968" calcext:value-type="float">
            <text:p>-0.3966</text:p>
          </table:table-cell>
          <table:table-cell table:style-name="ce4" table:formula="of:=LN([.T11])" office:value-type="float" office:value="-0.358390700722235" calcext:value-type="float">
            <text:p>-0.3584</text:p>
          </table:table-cell>
          <table:table-cell table:style-name="ce4" table:formula="of:=LN([.U11])" office:value-type="float" office:value="-0.505506462288391" calcext:value-type="float">
            <text:p>-0.5055</text:p>
          </table:table-cell>
          <table:table-cell table:style-name="ce4" table:formula="of:=LN([.V11])" office:value-type="float" office:value="-0.162871932972641" calcext:value-type="float">
            <text:p>-0.1629</text:p>
          </table:table-cell>
          <table:table-cell table:style-name="ce4" table:formula="of:=LN([.W11])" office:value-type="float" office:value="-0.438660012965805" calcext:value-type="float">
            <text:p>-0.4387</text:p>
          </table:table-cell>
          <table:table-cell table:style-name="ce4" table:formula="of:=LN([.X11])" office:value-type="float" office:value="-0.336592243821789" calcext:value-type="float">
            <text:p>-0.3366</text:p>
          </table:table-cell>
          <table:table-cell table:style-name="ce4" table:formula="of:=LN([.G11])" office:value-type="float" office:value="-2.30960970793101" calcext:value-type="float">
            <text:p>-2.3096</text:p>
          </table:table-cell>
          <table:table-cell table:style-name="ce4" table:formula="of:=LN([.H11])" office:value-type="float" office:value="-2.6009911288088" calcext:value-type="float">
            <text:p>-2.6010</text:p>
          </table:table-cell>
          <table:table-cell table:style-name="ce4" table:formula="of:=LN([.I11])" office:value-type="float" office:value="-2.62416871712151" calcext:value-type="float">
            <text:p>-2.6242</text:p>
          </table:table-cell>
          <table:table-cell table:style-name="ce4" table:formula="of:=LN([.J11])" office:value-type="float" office:value="-2.86998106824843" calcext:value-type="float">
            <text:p>-2.8700</text:p>
          </table:table-cell>
          <table:table-cell table:style-name="ce4" table:formula="of:=LN([.K11])" office:value-type="float" office:value="-1.52970294441525" calcext:value-type="float">
            <text:p>-1.5297</text:p>
          </table:table-cell>
          <table:table-cell table:style-name="ce4" table:formula="of:=LN([.L11])" office:value-type="float" office:value="-1.76084236659333" calcext:value-type="float">
            <text:p>-1.7608</text:p>
          </table:table-cell>
        </table:table-row>
        <table:table-row table:style-name="ro1">
          <table:table-cell/>
          <table:table-cell table:style-name="ce4" table:formula="of:=LN([.B12])" office:value-type="float" office:value="0.693147180559945" calcext:value-type="float">
            <text:p>0.6931</text:p>
          </table:table-cell>
          <table:table-cell table:formula="of:=LN([.C12])" office:value-type="float" office:value="-0.43587277052959" calcext:value-type="float">
            <text:p>-0.4359</text:p>
          </table:table-cell>
          <table:table-cell table:formula="of:=LN([.D12])" office:value-type="float" office:value="-0.872991807479007" calcext:value-type="float">
            <text:p>-0.8730</text:p>
          </table:table-cell>
          <table:table-cell table:formula="of:=LN([.E12])" office:value-type="float" office:value="-0.379797361359586" calcext:value-type="float">
            <text:p>-0.3798</text:p>
          </table:table-cell>
          <table:table-cell table:formula="of:=LN([.F12])" office:value-type="float" office:value="-0.605136303237232" calcext:value-type="float">
            <text:p>-0.6051</text:p>
          </table:table-cell>
          <table:table-cell table:number-columns-repeated="6"/>
          <table:table-cell table:formula="of:=LN([.M12])" office:value-type="float" office:value="0.0560967393518702" calcext:value-type="float">
            <text:p>0.0561</text:p>
          </table:table-cell>
          <table:table-cell table:formula="of:=LN([.N12])" office:value-type="float" office:value="0.267963941585677" calcext:value-type="float">
            <text:p>0.2680</text:p>
          </table:table-cell>
          <table:table-cell table:formula="of:=LN([.O12])" office:value-type="float" office:value="0.246703815723223" calcext:value-type="float">
            <text:p>0.2467</text:p>
          </table:table-cell>
          <table:table-cell table:formula="of:=LN([.P12])" office:value-type="float" office:value="0.309468025773638" calcext:value-type="float">
            <text:p>0.3095</text:p>
          </table:table-cell>
          <table:table-cell table:formula="of:=LN([.Q12])" office:value-type="float" office:value="-0.713145827066635" calcext:value-type="float">
            <text:p>-0.7131</text:p>
          </table:table-cell>
          <table:table-cell table:formula="of:=LN([.R12])" office:value-type="float" office:value="-0.574120474138304" calcext:value-type="float">
            <text:p>-0.5741</text:p>
          </table:table-cell>
          <table:table-cell table:style-name="ce4" table:formula="of:=LN([.S12])" office:value-type="float" office:value="-0.455075608661499" calcext:value-type="float">
            <text:p>-0.4551</text:p>
          </table:table-cell>
          <table:table-cell table:style-name="ce4" table:formula="of:=LN([.T12])" office:value-type="float" office:value="-0.411281993429729" calcext:value-type="float">
            <text:p>-0.4113</text:p>
          </table:table-cell>
          <table:table-cell table:style-name="ce4" table:formula="of:=LN([.U12])" office:value-type="float" office:value="-0.487434670975415" calcext:value-type="float">
            <text:p>-0.4874</text:p>
          </table:table-cell>
          <table:table-cell table:style-name="ce4" table:formula="of:=LN([.V12])" office:value-type="float" office:value="-0.224394333215862" calcext:value-type="float">
            <text:p>-0.2244</text:p>
          </table:table-cell>
          <table:table-cell table:style-name="ce4" table:formula="of:=LN([.W12])" office:value-type="float" office:value="-0.484833043491737" calcext:value-type="float">
            <text:p>-0.4848</text:p>
          </table:table-cell>
          <table:table-cell table:style-name="ce4" table:formula="of:=LN([.X12])" office:value-type="float" office:value="-0.393931872294491" calcext:value-type="float">
            <text:p>-0.3939</text:p>
          </table:table-cell>
          <table:table-cell table:style-name="ce4" table:formula="of:=LN([.G12])" office:value-type="float" office:value="-2.0643559042618" calcext:value-type="float">
            <text:p>-2.0644</text:p>
          </table:table-cell>
          <table:table-cell table:style-name="ce4" table:formula="of:=LN([.H12])" office:value-type="float" office:value="-2.23961029383266" calcext:value-type="float">
            <text:p>-2.2396</text:p>
          </table:table-cell>
          <table:table-cell table:style-name="ce4" table:formula="of:=LN([.I12])" office:value-type="float" office:value="-2.39141630670066" calcext:value-type="float">
            <text:p>-2.3914</text:p>
          </table:table-cell>
          <table:table-cell table:style-name="ce4" table:formula="of:=LN([.J12])" office:value-type="float" office:value="-2.53577898016176" calcext:value-type="float">
            <text:p>-2.5358</text:p>
          </table:table-cell>
          <table:table-cell table:style-name="ce4" table:formula="of:=LN([.K12])" office:value-type="float" office:value="-1.20164218898765" calcext:value-type="float">
            <text:p>-1.2016</text:p>
          </table:table-cell>
          <table:table-cell table:style-name="ce4" table:formula="of:=LN([.L12])" office:value-type="float" office:value="-1.35208618979015" calcext:value-type="float">
            <text:p>-1.3521</text:p>
          </table:table-cell>
        </table:table-row>
        <table:table-row table:style-name="ro1">
          <table:table-cell/>
          <table:table-cell table:style-name="ce4" table:formula="of:=LN([.B13])" office:value-type="float" office:value="1.09861228866811" calcext:value-type="float">
            <text:p>1.0986</text:p>
          </table:table-cell>
          <table:table-cell table:formula="of:=LN([.C13])" office:value-type="float" office:value="-0.255408511901485" calcext:value-type="float">
            <text:p>-0.2554</text:p>
          </table:table-cell>
          <table:table-cell table:formula="of:=LN([.D13])" office:value-type="float" office:value="-0.608438452632991" calcext:value-type="float">
            <text:p>-0.6084</text:p>
          </table:table-cell>
          <table:table-cell table:formula="of:=LN([.E13])" office:value-type="float" office:value="-0.176140697718873" calcext:value-type="float">
            <text:p>-0.1761</text:p>
          </table:table-cell>
          <table:table-cell table:formula="of:=LN([.F13])" office:value-type="float" office:value="-0.356817811286643" calcext:value-type="float">
            <text:p>-0.3568</text:p>
          </table:table-cell>
          <table:table-cell table:number-columns-repeated="6"/>
          <table:table-cell table:formula="of:=LN([.M13])" office:value-type="float" office:value="0.0792731808945079" calcext:value-type="float">
            <text:p>0.0793</text:p>
          </table:table-cell>
          <table:table-cell table:formula="of:=LN([.N13])" office:value-type="float" office:value="0.251458862294256" calcext:value-type="float">
            <text:p>0.2515</text:p>
          </table:table-cell>
          <table:table-cell table:formula="of:=LN([.O13])" office:value-type="float" office:value="0.229920535593233" calcext:value-type="float">
            <text:p>0.2299</text:p>
          </table:table-cell>
          <table:table-cell table:formula="of:=LN([.P13])" office:value-type="float" office:value="0.29416103854949" calcext:value-type="float">
            <text:p>0.2942</text:p>
          </table:table-cell>
          <table:table-cell table:formula="of:=LN([.Q13])" office:value-type="float" office:value="-0.74317811416551" calcext:value-type="float">
            <text:p>-0.7432</text:p>
          </table:table-cell>
          <table:table-cell table:formula="of:=LN([.R13])" office:value-type="float" office:value="-0.617854196524514" calcext:value-type="float">
            <text:p>-0.6179</text:p>
          </table:table-cell>
          <table:table-cell table:style-name="ce4" table:formula="of:=LN([.S13])" office:value-type="float" office:value="-0.482238166914078" calcext:value-type="float">
            <text:p>-0.4822</text:p>
          </table:table-cell>
          <table:table-cell table:style-name="ce4" table:formula="of:=LN([.T13])" office:value-type="float" office:value="-0.440677863863909" calcext:value-type="float">
            <text:p>-0.4407</text:p>
          </table:table-cell>
          <table:table-cell table:style-name="ce4" table:formula="of:=LN([.U13])" office:value-type="float" office:value="-0.481752376280284" calcext:value-type="float">
            <text:p>-0.4818</text:p>
          </table:table-cell>
          <table:table-cell table:style-name="ce4" table:formula="of:=LN([.V13])" office:value-type="float" office:value="-0.262274268517248" calcext:value-type="float">
            <text:p>-0.2623</text:p>
          </table:table-cell>
          <table:table-cell table:style-name="ce4" table:formula="of:=LN([.W13])" office:value-type="float" office:value="-0.505174952257176" calcext:value-type="float">
            <text:p>-0.5052</text:p>
          </table:table-cell>
          <table:table-cell table:style-name="ce4" table:formula="of:=LN([.X13])" office:value-type="float" office:value="-0.426025022073526" calcext:value-type="float">
            <text:p>-0.4260</text:p>
          </table:table-cell>
          <table:table-cell table:style-name="ce4" table:formula="of:=LN([.G13])" office:value-type="float" office:value="-1.93794197940614" calcext:value-type="float">
            <text:p>-1.9379</text:p>
          </table:table-cell>
          <table:table-cell table:style-name="ce4" table:formula="of:=LN([.H13])" office:value-type="float" office:value="-2.06514423697901" calcext:value-type="float">
            <text:p>-2.0651</text:p>
          </table:table-cell>
          <table:table-cell table:style-name="ce4" table:formula="of:=LN([.I13])" office:value-type="float" office:value="-2.27108642593467" calcext:value-type="float">
            <text:p>-2.2711</text:p>
          </table:table-cell>
          <table:table-cell table:style-name="ce4" table:formula="of:=LN([.J13])" office:value-type="float" office:value="-2.37515578582888" calcext:value-type="float">
            <text:p>-2.3752</text:p>
          </table:table-cell>
          <table:table-cell table:style-name="ce4" table:formula="of:=LN([.K13])" office:value-type="float" office:value="-1.04128722204884" calcext:value-type="float">
            <text:p>-1.0413</text:p>
          </table:table-cell>
          <table:table-cell table:style-name="ce4" table:formula="of:=LN([.L13])" office:value-type="float" office:value="-1.1539136044532" calcext:value-type="float">
            <text:p>-1.1539</text:p>
          </table:table-cell>
        </table:table-row>
        <table:table-row table:style-name="ro1">
          <table:table-cell/>
          <table:table-cell table:style-name="ce4" table:formula="of:=LN([.B14])" office:value-type="float" office:value="1.38629436111989" calcext:value-type="float">
            <text:p>1.3863</text:p>
          </table:table-cell>
          <table:table-cell table:formula="of:=LN([.C14])" office:value-type="float" office:value="-0.137080540548368" calcext:value-type="float">
            <text:p>-0.1371</text:p>
          </table:table-cell>
          <table:table-cell table:formula="of:=LN([.D14])" office:value-type="float" office:value="-0.43773006869544" calcext:value-type="float">
            <text:p>-0.4377</text:p>
          </table:table-cell>
          <table:table-cell table:formula="of:=LN([.E14])" office:value-type="float" office:value="-0.0469867912243368" calcext:value-type="float">
            <text:p>-0.0470</text:p>
          </table:table-cell>
          <table:table-cell table:formula="of:=LN([.F14])" office:value-type="float" office:value="-0.198816859323152" calcext:value-type="float">
            <text:p>-0.1988</text:p>
          </table:table-cell>
          <table:table-cell table:number-columns-repeated="6"/>
          <table:table-cell table:formula="of:=LN([.M14])" office:value-type="float" office:value="0.0901148894422603" calcext:value-type="float">
            <text:p>0.0901</text:p>
          </table:table-cell>
          <table:table-cell table:formula="of:=LN([.N14])" office:value-type="float" office:value="0.238859407754212" calcext:value-type="float">
            <text:p>0.2389</text:p>
          </table:table-cell>
          <table:table-cell table:formula="of:=LN([.O14])" office:value-type="float" office:value="0.218492753098782" calcext:value-type="float">
            <text:p>0.2185</text:p>
          </table:table-cell>
          <table:table-cell table:formula="of:=LN([.P14])" office:value-type="float" office:value="0.281789746746943" calcext:value-type="float">
            <text:p>0.2818</text:p>
          </table:table-cell>
          <table:table-cell table:formula="of:=LN([.Q14])" office:value-type="float" office:value="-0.762926075167862" calcext:value-type="float">
            <text:p>-0.7629</text:p>
          </table:table-cell>
          <table:table-cell table:formula="of:=LN([.R14])" office:value-type="float" office:value="-0.648173814917214" calcext:value-type="float">
            <text:p>-0.6482</text:p>
          </table:table-cell>
          <table:table-cell table:style-name="ce4" table:formula="of:=LN([.S14])" office:value-type="float" office:value="-0.498732376078607" calcext:value-type="float">
            <text:p>-0.4987</text:p>
          </table:table-cell>
          <table:table-cell table:style-name="ce4" table:formula="of:=LN([.T14])" office:value-type="float" office:value="-0.460290950391943" calcext:value-type="float">
            <text:p>-0.4603</text:p>
          </table:table-cell>
          <table:table-cell table:style-name="ce4" table:formula="of:=LN([.U14])" office:value-type="float" office:value="-0.480943249284121" calcext:value-type="float">
            <text:p>-0.4809</text:p>
          </table:table-cell>
          <table:table-cell table:style-name="ce4" table:formula="of:=LN([.V14])" office:value-type="float" office:value="-0.289149815726816" calcext:value-type="float">
            <text:p>-0.2891</text:p>
          </table:table-cell>
          <table:table-cell table:style-name="ce4" table:formula="of:=LN([.W14])" office:value-type="float" office:value="-0.517514611916787" calcext:value-type="float">
            <text:p>-0.5175</text:p>
          </table:table-cell>
          <table:table-cell table:style-name="ce4" table:formula="of:=LN([.X14])" office:value-type="float" office:value="-0.447694342325901" calcext:value-type="float">
            <text:p>-0.4477</text:p>
          </table:table-cell>
          <table:table-cell table:style-name="ce4" table:formula="of:=LN([.G14])" office:value-type="float" office:value="-1.85406049542543" calcext:value-type="float">
            <text:p>-1.8541</text:p>
          </table:table-cell>
          <table:table-cell table:style-name="ce4" table:formula="of:=LN([.H14])" office:value-type="float" office:value="-1.95474909772252" calcext:value-type="float">
            <text:p>-1.9547</text:p>
          </table:table-cell>
          <table:table-cell table:style-name="ce4" table:formula="of:=LN([.I14])" office:value-type="float" office:value="-2.19104371826114" calcext:value-type="float">
            <text:p>-2.1910</text:p>
          </table:table-cell>
          <table:table-cell table:style-name="ce4" table:formula="of:=LN([.J14])" office:value-type="float" office:value="-2.2730262907525" calcext:value-type="float">
            <text:p>-2.2730</text:p>
          </table:table-cell>
          <table:table-cell table:style-name="ce4" table:formula="of:=LN([.K14])" office:value-type="float" office:value="-0.938025224020161" calcext:value-type="float">
            <text:p>-0.9380</text:p>
          </table:table-cell>
          <table:table-cell table:style-name="ce4" table:formula="of:=LN([.L14])" office:value-type="float" office:value="-1.02889967625681" calcext:value-type="float">
            <text:p>-1.0289</text:p>
          </table:table-cell>
        </table:table-row>
        <table:table-row table:style-name="ro1">
          <table:table-cell/>
          <table:table-cell table:style-name="ce4" table:formula="of:=LN([.B15])" office:value-type="float" office:value="1.79175946922806" calcext:value-type="float">
            <text:p>1.7918</text:p>
          </table:table-cell>
          <table:table-cell table:formula="of:=LN([.C15])" office:value-type="float" office:value="0.0171520588175657" calcext:value-type="float">
            <text:p>0.0172</text:p>
          </table:table-cell>
          <table:table-cell table:formula="of:=LN([.D15])" office:value-type="float" office:value="-0.219898821149321" calcext:value-type="float">
            <text:p>-0.2199</text:p>
          </table:table-cell>
          <table:table-cell table:formula="of:=LN([.E15])" office:value-type="float" office:value="0.116893751471499" calcext:value-type="float">
            <text:p>0.1169</text:p>
          </table:table-cell>
          <table:table-cell table:formula="of:=LN([.F15])" office:value-type="float" office:value="0.000599820071967549" calcext:value-type="float">
            <text:p>0.0006</text:p>
          </table:table-cell>
          <table:table-cell table:number-columns-repeated="6"/>
          <table:table-cell table:formula="of:=LN([.M15])" office:value-type="float" office:value="0.0996643231129453" calcext:value-type="float">
            <text:p>0.0997</text:p>
          </table:table-cell>
          <table:table-cell table:formula="of:=LN([.N15])" office:value-type="float" office:value="0.220580268911045" calcext:value-type="float">
            <text:p>0.2206</text:p>
          </table:table-cell>
          <table:table-cell table:formula="of:=LN([.O15])" office:value-type="float" office:value="0.20334892398603" calcext:value-type="float">
            <text:p>0.2033</text:p>
          </table:table-cell>
          <table:table-cell table:formula="of:=LN([.P15])" office:value-type="float" office:value="0.263210060527293" calcext:value-type="float">
            <text:p>0.2632</text:p>
          </table:table-cell>
          <table:table-cell table:formula="of:=LN([.Q15])" office:value-type="float" office:value="-0.788337367563694" calcext:value-type="float">
            <text:p>-0.7883</text:p>
          </table:table-cell>
          <table:table-cell table:formula="of:=LN([.R15])" office:value-type="float" office:value="-0.688756832258652" calcext:value-type="float">
            <text:p>-0.6888</text:p>
          </table:table-cell>
          <table:table-cell table:style-name="ce4" table:formula="of:=LN([.S15])" office:value-type="float" office:value="-0.519025820331331" calcext:value-type="float">
            <text:p>-0.5190</text:p>
          </table:table-cell>
          <table:table-cell table:style-name="ce4" table:formula="of:=LN([.T15])" office:value-type="float" office:value="-0.485807860790703" calcext:value-type="float">
            <text:p>-0.4858</text:p>
          </table:table-cell>
          <table:table-cell table:style-name="ce4" table:formula="of:=LN([.U15])" office:value-type="float" office:value="-0.483048342766544" calcext:value-type="float">
            <text:p>-0.4830</text:p>
          </table:table-cell>
          <table:table-cell table:style-name="ce4" table:formula="of:=LN([.V15])" office:value-type="float" office:value="-0.325868653837022" calcext:value-type="float">
            <text:p>-0.3259</text:p>
          </table:table-cell>
          <table:table-cell table:style-name="ce4" table:formula="of:=LN([.W15])" office:value-type="float" office:value="-0.532900831417848" calcext:value-type="float">
            <text:p>-0.5329</text:p>
          </table:table-cell>
          <table:table-cell table:style-name="ce4" table:formula="of:=LN([.X15])" office:value-type="float" office:value="-0.475619368031371" calcext:value-type="float">
            <text:p>-0.4756</text:p>
          </table:table-cell>
          <table:table-cell table:style-name="ce4" table:formula="of:=LN([.G15])" office:value-type="float" office:value="-1.7441128157607" calcext:value-type="float">
            <text:p>-1.7441</text:p>
          </table:table-cell>
          <table:table-cell table:style-name="ce4" table:formula="of:=LN([.H15])" office:value-type="float" office:value="-1.81584726475715" calcext:value-type="float">
            <text:p>-1.8158</text:p>
          </table:table-cell>
          <table:table-cell table:style-name="ce4" table:formula="of:=LN([.I15])" office:value-type="float" office:value="-2.08666758677158" calcext:value-type="float">
            <text:p>-2.0867</text:p>
          </table:table-cell>
          <table:table-cell table:style-name="ce4" table:formula="of:=LN([.J15])" office:value-type="float" office:value="-2.14387340183922" calcext:value-type="float">
            <text:p>-2.1439</text:p>
          </table:table-cell>
          <table:table-cell table:style-name="ce4" table:formula="of:=LN([.K15])" office:value-type="float" office:value="-0.805644211787091" calcext:value-type="float">
            <text:p>-0.8056</text:p>
          </table:table-cell>
          <table:table-cell table:style-name="ce4" table:formula="of:=LN([.L15])" office:value-type="float" office:value="-0.871795491987604" calcext:value-type="float">
            <text:p>-0.8718</text:p>
          </table:table-cell>
        </table:table-row>
        <table:table-row table:style-name="ro1">
          <table:table-cell/>
          <table:table-cell table:style-name="ce4" table:formula="of:=LN([.B16])" office:value-type="float" office:value="2.07944154167984" calcext:value-type="float">
            <text:p>2.0794</text:p>
          </table:table-cell>
          <table:table-cell table:formula="of:=LN([.C16])" office:value-type="float" office:value="0.118582715826948" calcext:value-type="float">
            <text:p>0.1186</text:p>
          </table:table-cell>
          <table:table-cell table:formula="of:=LN([.D16])" office:value-type="float" office:value="-0.0801260444792849" calcext:value-type="float">
            <text:p>-0.0801</text:p>
          </table:table-cell>
          <table:table-cell table:formula="of:=LN([.E16])" office:value-type="float" office:value="0.222022923645507" calcext:value-type="float">
            <text:p>0.2220</text:p>
          </table:table-cell>
          <table:table-cell table:formula="of:=LN([.F16])" office:value-type="float" office:value="0.129711606521657" calcext:value-type="float">
            <text:p>0.1297</text:p>
          </table:table-cell>
          <table:table-cell table:number-columns-repeated="6"/>
          <table:table-cell table:formula="of:=LN([.M16])" office:value-type="float" office:value="0.103368532977033" calcext:value-type="float">
            <text:p>0.1034</text:p>
          </table:table-cell>
          <table:table-cell table:formula="of:=LN([.N16])" office:value-type="float" office:value="0.207501855324253" calcext:value-type="float">
            <text:p>0.2075</text:p>
          </table:table-cell>
          <table:table-cell table:formula="of:=LN([.O16])" office:value-type="float" office:value="0.19334392007569" calcext:value-type="float">
            <text:p>0.1933</text:p>
          </table:table-cell>
          <table:table-cell table:formula="of:=LN([.P16])" office:value-type="float" office:value="0.249434885268278" calcext:value-type="float">
            <text:p>0.2494</text:p>
          </table:table-cell>
          <table:table-cell table:formula="of:=LN([.Q16])" office:value-type="float" office:value="-0.804972995742202" calcext:value-type="float">
            <text:p>-0.8050</text:p>
          </table:table-cell>
          <table:table-cell table:formula="of:=LN([.R16])" office:value-type="float" office:value="-0.716211120158497" calcext:value-type="float">
            <text:p>-0.7162</text:p>
          </table:table-cell>
          <table:table-cell table:style-name="ce4" table:formula="of:=LN([.S16])" office:value-type="float" office:value="-0.53136852499732" calcext:value-type="float">
            <text:p>-0.5314</text:p>
          </table:table-cell>
          <table:table-cell table:style-name="ce4" table:formula="of:=LN([.T16])" office:value-type="float" office:value="-0.502196297067936" calcext:value-type="float">
            <text:p>-0.5022</text:p>
          </table:table-cell>
          <table:table-cell table:style-name="ce4" table:formula="of:=LN([.U16])" office:value-type="float" office:value="-0.486458267317696" calcext:value-type="float">
            <text:p>-0.4865</text:p>
          </table:table-cell>
          <table:table-cell table:style-name="ce4" table:formula="of:=LN([.V16])" office:value-type="float" office:value="-0.350976922824095" calcext:value-type="float">
            <text:p>-0.3510</text:p>
          </table:table-cell>
          <table:table-cell table:style-name="ce4" table:formula="of:=LN([.W16])" office:value-type="float" office:value="-0.542488304274832" calcext:value-type="float">
            <text:p>-0.5425</text:p>
          </table:table-cell>
          <table:table-cell table:style-name="ce4" table:formula="of:=LN([.X16])" office:value-type="float" office:value="-0.493804639431688" calcext:value-type="float">
            <text:p>-0.4938</text:p>
          </table:table-cell>
          <table:table-cell table:style-name="ce4" table:formula="of:=LN([.G16])" office:value-type="float" office:value="-1.67131331615219" calcext:value-type="float">
            <text:p>-1.6713</text:p>
          </table:table-cell>
          <table:table-cell table:style-name="ce4" table:formula="of:=LN([.H16])" office:value-type="float" office:value="-1.72765854382153" calcext:value-type="float">
            <text:p>-1.7277</text:p>
          </table:table-cell>
          <table:table-cell table:style-name="ce4" table:formula="of:=LN([.I16])" office:value-type="float" office:value="-2.01740615076038" calcext:value-type="float">
            <text:p>-2.0174</text:p>
          </table:table-cell>
          <table:table-cell table:style-name="ce4" table:formula="of:=LN([.J16])" office:value-type="float" office:value="-2.06199462807612" calcext:value-type="float">
            <text:p>-2.0620</text:p>
          </table:table-cell>
          <table:table-cell table:style-name="ce4" table:formula="of:=LN([.K16])" office:value-type="float" office:value="-0.719696515793482" calcext:value-type="float">
            <text:p>-0.7197</text:p>
          </table:table-cell>
          <table:table-cell table:style-name="ce4" table:formula="of:=LN([.L16])" office:value-type="float" office:value="-0.772190387900398" calcext:value-type="float">
            <text:p>-0.7722</text:p>
          </table:table-cell>
        </table:table-row>
        <table:table-row table:style-name="ro1">
          <table:table-cell/>
          <table:table-cell table:style-name="ce4" table:formula="of:=LN([.B17])" office:value-type="float" office:value="2.30258509299405" calcext:value-type="float">
            <text:p>2.3026</text:p>
          </table:table-cell>
          <table:table-cell table:formula="of:=LN([.C17])" office:value-type="float" office:value="0.193096629961913" calcext:value-type="float">
            <text:p>0.1931</text:p>
          </table:table-cell>
          <table:table-cell table:formula="of:=LN([.D17])" office:value-type="float" office:value="0.0204886664273156" calcext:value-type="float">
            <text:p>0.0205</text:p>
          </table:table-cell>
          <table:table-cell table:formula="of:=LN([.E17])" office:value-type="float" office:value="0.298102589779665" calcext:value-type="float">
            <text:p>0.2981</text:p>
          </table:table-cell>
          <table:table-cell table:formula="of:=LN([.F17])" office:value-type="float" office:value="0.217929984261322" calcext:value-type="float">
            <text:p>0.2179</text:p>
          </table:table-cell>
          <table:table-cell table:number-columns-repeated="6"/>
          <table:table-cell table:formula="of:=LN([.M17])" office:value-type="float" office:value="0.104990447190937" calcext:value-type="float">
            <text:p>0.1050</text:p>
          </table:table-cell>
          <table:table-cell table:formula="of:=LN([.N17])" office:value-type="float" office:value="0.197456444378225" calcext:value-type="float">
            <text:p>0.1975</text:p>
          </table:table-cell>
          <table:table-cell table:formula="of:=LN([.O17])" office:value-type="float" office:value="0.185898485284297" calcext:value-type="float">
            <text:p>0.1859</text:p>
          </table:table-cell>
          <table:table-cell table:formula="of:=LN([.P17])" office:value-type="float" office:value="0.238780652093609" calcext:value-type="float">
            <text:p>0.2388</text:p>
          </table:table-cell>
          <table:table-cell table:formula="of:=LN([.Q17])" office:value-type="float" office:value="-0.817124360379656" calcext:value-type="float">
            <text:p>-0.8171</text:p>
          </table:table-cell>
          <table:table-cell table:formula="of:=LN([.R17])" office:value-type="float" office:value="-0.736263471633573" calcext:value-type="float">
            <text:p>-0.7363</text:p>
          </table:table-cell>
          <table:table-cell table:style-name="ce4" table:formula="of:=LN([.S17])" office:value-type="float" office:value="-0.540082804833109" calcext:value-type="float">
            <text:p>-0.5401</text:p>
          </table:table-cell>
          <table:table-cell table:style-name="ce4" table:formula="of:=LN([.T17])" office:value-type="float" office:value="-0.513997314931626" calcext:value-type="float">
            <text:p>-0.5140</text:p>
          </table:table-cell>
          <table:table-cell table:style-name="ce4" table:formula="of:=LN([.U17])" office:value-type="float" office:value="-0.490043084583462" calcext:value-type="float">
            <text:p>-0.4900</text:p>
          </table:table-cell>
          <table:table-cell table:style-name="ce4" table:formula="of:=LN([.V17])" office:value-type="float" office:value="-0.369615455214467" calcext:value-type="float">
            <text:p>-0.3696</text:p>
          </table:table-cell>
          <table:table-cell table:style-name="ce4" table:formula="of:=LN([.W17])" office:value-type="float" office:value="-0.549393216915249" calcext:value-type="float">
            <text:p>-0.5494</text:p>
          </table:table-cell>
          <table:table-cell table:style-name="ce4" table:formula="of:=LN([.X17])" office:value-type="float" office:value="-0.506667613617327" calcext:value-type="float">
            <text:p>-0.5067</text:p>
          </table:table-cell>
          <table:table-cell table:style-name="ce4" table:formula="of:=LN([.G17])" office:value-type="float" office:value="-1.61797424345639" calcext:value-type="float">
            <text:p>-1.6180</text:p>
          </table:table-cell>
          <table:table-cell table:style-name="ce4" table:formula="of:=LN([.H17])" office:value-type="float" office:value="-1.66389409823016" calcext:value-type="float">
            <text:p>-1.6639</text:p>
          </table:table-cell>
          <table:table-cell table:style-name="ce4" table:formula="of:=LN([.I17])" office:value-type="float" office:value="-1.96611285637283" calcext:value-type="float">
            <text:p>-1.9661</text:p>
          </table:table-cell>
          <table:table-cell table:style-name="ce4" table:formula="of:=LN([.J17])" office:value-type="float" office:value="-2.00322151576843" calcext:value-type="float">
            <text:p>-2.0032</text:p>
          </table:table-cell>
          <table:table-cell table:style-name="ce4" table:formula="of:=LN([.K17])" office:value-type="float" office:value="-0.657201053786476" calcext:value-type="float">
            <text:p>-0.6572</text:p>
          </table:table-cell>
          <table:table-cell table:style-name="ce4" table:formula="of:=LN([.L17])" office:value-type="float" office:value="-0.700776207724436" calcext:value-type="float">
            <text:p>-0.7008</text:p>
          </table:table-cell>
        </table:table-row>
        <table:table-row table:style-name="ro1">
          <table:table-cell/>
          <table:table-cell table:style-name="ce4" table:formula="of:=LN([.B18])" office:value-type="float" office:value="2.99573227355399" calcext:value-type="float">
            <text:p>2.9957</text:p>
          </table:table-cell>
          <table:table-cell table:formula="of:=LN([.C18])" office:value-type="float" office:value="0.403596697048137" calcext:value-type="float">
            <text:p>0.4036</text:p>
          </table:table-cell>
          <table:table-cell table:formula="of:=LN([.D18])" office:value-type="float" office:value="0.294980374932892" calcext:value-type="float">
            <text:p>0.2950</text:p>
          </table:table-cell>
          <table:table-cell table:formula="of:=LN([.E18])" office:value-type="float" office:value="0.508382642114851" calcext:value-type="float">
            <text:p>0.5084</text:p>
          </table:table-cell>
          <table:table-cell table:formula="of:=LN([.F18])" office:value-type="float" office:value="0.463230744958307" calcext:value-type="float">
            <text:p>0.4632</text:p>
          </table:table-cell>
          <table:table-cell table:number-columns-repeated="6"/>
          <table:table-cell table:formula="of:=LN([.M18])" office:value-type="float" office:value="0.104810364352345" calcext:value-type="float">
            <text:p>0.1048</text:p>
          </table:table-cell>
          <table:table-cell table:formula="of:=LN([.N18])" office:value-type="float" office:value="0.168222632414453" calcext:value-type="float">
            <text:p>0.1682</text:p>
          </table:table-cell>
          <table:table-cell table:formula="of:=LN([.O18])" office:value-type="float" office:value="0.165344932586838" calcext:value-type="float">
            <text:p>0.1653</text:p>
          </table:table-cell>
          <table:table-cell table:formula="of:=LN([.P18])" office:value-type="float" office:value="0.20660758267411" calcext:value-type="float">
            <text:p>0.2066</text:p>
          </table:table-cell>
          <table:table-cell table:formula="of:=LN([.Q18])" office:value-type="float" office:value="-0.850268936332158" calcext:value-type="float">
            <text:p>-0.8503</text:p>
          </table:table-cell>
          <table:table-cell table:formula="of:=LN([.R18])" office:value-type="float" office:value="-0.792083928419969" calcext:value-type="float">
            <text:p>-0.7921</text:p>
          </table:table-cell>
          <table:table-cell table:style-name="ce4" table:formula="of:=LN([.S18])" office:value-type="float" office:value="-0.562820918884371" calcext:value-type="float">
            <text:p>-0.5628</text:p>
          </table:table-cell>
          <table:table-cell table:style-name="ce4" table:formula="of:=LN([.T18])" office:value-type="float" office:value="-0.54524455063645" calcext:value-type="float">
            <text:p>-0.5452</text:p>
          </table:table-cell>
          <table:table-cell table:style-name="ce4" table:formula="of:=LN([.U18])" office:value-type="float" office:value="-0.503519048583552" calcext:value-type="float">
            <text:p>-0.5035</text:p>
          </table:table-cell>
          <table:table-cell table:style-name="ce4" table:formula="of:=LN([.V18])" office:value-type="float" office:value="-0.421442062631305" calcext:value-type="float">
            <text:p>-0.4214</text:p>
          </table:table-cell>
          <table:table-cell table:style-name="ce4" table:formula="of:=LN([.W18])" office:value-type="float" office:value="-0.568454736602627" calcext:value-type="float">
            <text:p>-0.5685</text:p>
          </table:table-cell>
          <table:table-cell table:style-name="ce4" table:formula="of:=LN([.X18])" office:value-type="float" office:value="-0.540082804833109" calcext:value-type="float">
            <text:p>-0.5401</text:p>
          </table:table-cell>
          <table:table-cell table:style-name="ce4" table:formula="of:=LN([.G18])" office:value-type="float" office:value="-1.46663711380243" calcext:value-type="float">
            <text:p>-1.4666</text:p>
          </table:table-cell>
          <table:table-cell table:style-name="ce4" table:formula="of:=LN([.H18])" office:value-type="float" office:value="-1.48987867737646" calcext:value-type="float">
            <text:p>-1.4899</text:p>
          </table:table-cell>
          <table:table-cell table:style-name="ce4" table:formula="of:=LN([.I18])" office:value-type="float" office:value="-1.82263113289514" calcext:value-type="float">
            <text:p>-1.8226</text:p>
          </table:table-cell>
          <table:table-cell table:style-name="ce4" table:formula="of:=LN([.J18])" office:value-type="float" office:value="-1.83948020543947" calcext:value-type="float">
            <text:p>-1.8395</text:p>
          </table:table-cell>
          <table:table-cell table:style-name="ce4" table:formula="of:=LN([.K18])" office:value-type="float" office:value="-0.484021421013939" calcext:value-type="float">
            <text:p>-0.4840</text:p>
          </table:table-cell>
          <table:table-cell table:style-name="ce4" table:formula="of:=LN([.L18])" office:value-type="float" office:value="-0.506335718493139" calcext:value-type="float">
            <text:p>-0.5063</text:p>
          </table:table-cell>
        </table:table-row>
        <table:table-row table:style-name="ro1">
          <table:table-cell/>
          <table:table-cell table:style-name="ce4" table:formula="of:=LN([.B19])" office:value-type="float" office:value="3.40119738166216" calcext:value-type="float">
            <text:p>3.4012</text:p>
          </table:table-cell>
          <table:table-cell table:formula="of:=LN([.C19])" office:value-type="float" office:value="0.513781251591623" calcext:value-type="float">
            <text:p>0.5138</text:p>
          </table:table-cell>
          <table:table-cell table:formula="of:=LN([.D19])" office:value-type="float" office:value="0.432561333769865" calcext:value-type="float">
            <text:p>0.4326</text:p>
          </table:table-cell>
          <table:table-cell table:formula="of:=LN([.E19])" office:value-type="float" office:value="0.616104136061633" calcext:value-type="float">
            <text:p>0.6161</text:p>
          </table:table-cell>
          <table:table-cell table:formula="of:=LN([.F19])" office:value-type="float" office:value="0.585506289042554" calcext:value-type="float">
            <text:p>0.5855</text:p>
          </table:table-cell>
          <table:table-cell table:number-columns-repeated="6"/>
          <table:table-cell table:formula="of:=LN([.M19])" office:value-type="float" office:value="0.10228579354075" calcext:value-type="float">
            <text:p>0.1023</text:p>
          </table:table-cell>
          <table:table-cell table:formula="of:=LN([.N19])" office:value-type="float" office:value="0.152978564597081" calcext:value-type="float">
            <text:p>0.1530</text:p>
          </table:table-cell>
          <table:table-cell table:formula="of:=LN([.O19])" office:value-type="float" office:value="0.154693389676481" calcext:value-type="float">
            <text:p>0.1547</text:p>
          </table:table-cell>
          <table:table-cell table:formula="of:=LN([.P19])" office:value-type="float" office:value="0.189214413051125" calcext:value-type="float">
            <text:p>0.1892</text:p>
          </table:table-cell>
          <table:table-cell table:formula="of:=LN([.Q19])" office:value-type="float" office:value="-0.867500567704723" calcext:value-type="float">
            <text:p>-0.8675</text:p>
          </table:table-cell>
          <table:table-cell table:formula="of:=LN([.R19])" office:value-type="float" office:value="-0.820071874133612" calcext:value-type="float">
            <text:p>-0.8201</text:p>
          </table:table-cell>
          <table:table-cell table:style-name="ce4" table:formula="of:=LN([.S19])" office:value-type="float" office:value="-0.573765423539865" calcext:value-type="float">
            <text:p>-0.5738</text:p>
          </table:table-cell>
          <table:table-cell table:style-name="ce4" table:formula="of:=LN([.T19])" office:value-type="float" office:value="-0.559665789185464" calcext:value-type="float">
            <text:p>-0.5597</text:p>
          </table:table-cell>
          <table:table-cell table:style-name="ce4" table:formula="of:=LN([.U19])" office:value-type="float" office:value="-0.51266063971172" calcext:value-type="float">
            <text:p>-0.5127</text:p>
          </table:table-cell>
          <table:table-cell table:style-name="ce4" table:formula="of:=LN([.V19])" office:value-type="float" office:value="-0.447225042356396" calcext:value-type="float">
            <text:p>-0.4472</text:p>
          </table:table-cell>
          <table:table-cell table:style-name="ce4" table:formula="of:=LN([.W19])" office:value-type="float" office:value="-0.578212642467846" calcext:value-type="float">
            <text:p>-0.5782</text:p>
          </table:table-cell>
          <table:table-cell table:style-name="ce4" table:formula="of:=LN([.X19])" office:value-type="float" office:value="-0.555648667374312" calcext:value-type="float">
            <text:p>-0.5556</text:p>
          </table:table-cell>
          <table:table-cell table:style-name="ce4" table:formula="of:=LN([.G19])" office:value-type="float" office:value="-1.38749508169641" calcext:value-type="float">
            <text:p>-1.3875</text:p>
          </table:table-cell>
          <table:table-cell table:style-name="ce4" table:formula="of:=LN([.H19])" office:value-type="float" office:value="-1.40161106523178" calcext:value-type="float">
            <text:p>-1.4016</text:p>
          </table:table-cell>
          <table:table-cell table:style-name="ce4" table:formula="of:=LN([.I19])" office:value-type="float" office:value="-1.74640376750726" calcext:value-type="float">
            <text:p>-1.7464</text:p>
          </table:table-cell>
          <table:table-cell table:style-name="ce4" table:formula="of:=LN([.J19])" office:value-type="float" office:value="-1.7561992938295" calcext:value-type="float">
            <text:p>-1.7562</text:p>
          </table:table-cell>
          <table:table-cell table:style-name="ce4" table:formula="of:=LN([.K19])" office:value-type="float" office:value="-0.394821948009684" calcext:value-type="float">
            <text:p>-0.3948</text:p>
          </table:table-cell>
          <table:table-cell table:style-name="ce4" table:formula="of:=LN([.L19])" office:value-type="float" office:value="-0.408118625573728" calcext:value-type="float">
            <text:p>-0.4081</text:p>
          </table:table-cell>
        </table:table-row>
        <table:table-row table:style-name="ro1">
          <table:table-cell/>
          <table:table-cell table:style-name="ce4" table:formula="of:=LN([.B20])" office:value-type="float" office:value="3.68887945411394" calcext:value-type="float">
            <text:p>3.6889</text:p>
          </table:table-cell>
          <table:table-cell table:formula="of:=LN([.C20])" office:value-type="float" office:value="0.586897380717235" calcext:value-type="float">
            <text:p>0.5869</text:p>
          </table:table-cell>
          <table:table-cell table:formula="of:=LN([.D20])" office:value-type="float" office:value="0.521587506410021" calcext:value-type="float">
            <text:p>0.5216</text:p>
          </table:table-cell>
          <table:table-cell table:formula="of:=LN([.E20])" office:value-type="float" office:value="0.686726612757023" calcext:value-type="float">
            <text:p>0.6867</text:p>
          </table:table-cell>
          <table:table-cell table:formula="of:=LN([.F20])" office:value-type="float" office:value="0.664644820087233" calcext:value-type="float">
            <text:p>0.6646</text:p>
          </table:table-cell>
          <table:table-cell table:number-columns-repeated="6"/>
          <table:table-cell table:formula="of:=LN([.M20])" office:value-type="float" office:value="0.0998453349697161" calcext:value-type="float">
            <text:p>0.0998</text:p>
          </table:table-cell>
          <table:table-cell table:formula="of:=LN([.N20])" office:value-type="float" office:value="0.143060842840652" calcext:value-type="float">
            <text:p>0.1431</text:p>
          </table:table-cell>
          <table:table-cell table:formula="of:=LN([.O20])" office:value-type="float" office:value="0.147557564357615" calcext:value-type="float">
            <text:p>0.1476</text:p>
          </table:table-cell>
          <table:table-cell table:formula="of:=LN([.P20])" office:value-type="float" office:value="0.177727687783727" calcext:value-type="float">
            <text:p>0.1777</text:p>
          </table:table-cell>
          <table:table-cell table:formula="of:=LN([.Q20])" office:value-type="float" office:value="-0.878513367540125" calcext:value-type="float">
            <text:p>-0.8785</text:p>
          </table:table-cell>
          <table:table-cell table:formula="of:=LN([.R20])" office:value-type="float" office:value="-0.837941765463179" calcext:value-type="float">
            <text:p>-0.8379</text:p>
          </table:table-cell>
          <table:table-cell table:style-name="ce4" table:formula="of:=LN([.S20])" office:value-type="float" office:value="-0.580711751230157" calcext:value-type="float">
            <text:p>-0.5807</text:p>
          </table:table-cell>
          <table:table-cell table:style-name="ce4" table:formula="of:=LN([.T20])" office:value-type="float" office:value="-0.568631305862378" calcext:value-type="float">
            <text:p>-0.5686</text:p>
          </table:table-cell>
          <table:table-cell table:style-name="ce4" table:formula="of:=LN([.U20])" office:value-type="float" office:value="-0.519361954788277" calcext:value-type="float">
            <text:p>-0.5194</text:p>
          </table:table-cell>
          <table:table-cell table:style-name="ce4" table:formula="of:=LN([.V20])" office:value-type="float" office:value="-0.463624022281697" calcext:value-type="float">
            <text:p>-0.4636</text:p>
          </table:table-cell>
          <table:table-cell table:style-name="ce4" table:formula="of:=LN([.W20])" office:value-type="float" office:value="-0.584113419535823" calcext:value-type="float">
            <text:p>-0.5841</text:p>
          </table:table-cell>
          <table:table-cell table:style-name="ce4" table:formula="of:=LN([.X20])" office:value-type="float" office:value="-0.565105830679061" calcext:value-type="float">
            <text:p>-0.5651</text:p>
          </table:table-cell>
          <table:table-cell table:style-name="ce4" table:formula="of:=LN([.G20])" office:value-type="float" office:value="-1.33408148967296" calcext:value-type="float">
            <text:p>-1.3341</text:p>
          </table:table-cell>
          <table:table-cell table:style-name="ce4" table:formula="of:=LN([.H20])" office:value-type="float" office:value="-1.34323487165944" calcext:value-type="float">
            <text:p>-1.3432</text:p>
          </table:table-cell>
          <table:table-cell table:style-name="ce4" table:formula="of:=LN([.I20])" office:value-type="float" office:value="-1.69554061148751" calcext:value-type="float">
            <text:p>-1.6955</text:p>
          </table:table-cell>
          <table:table-cell table:style-name="ce4" table:formula="of:=LN([.J20])" office:value-type="float" office:value="-1.70100510595959" calcext:value-type="float">
            <text:p>-1.7010</text:p>
          </table:table-cell>
          <table:table-cell table:style-name="ce4" table:formula="of:=LN([.K20])" office:value-type="float" office:value="-0.335612606209331" calcext:value-type="float">
            <text:p>-0.3356</text:p>
          </table:table-cell>
          <table:table-cell table:style-name="ce4" table:formula="of:=LN([.L20])" office:value-type="float" office:value="-0.344040806121165" calcext:value-type="float">
            <text:p>-0.3440</text:p>
          </table:table-cell>
        </table:table-row>
        <table:table-row table:style-name="ro1">
          <table:table-cell/>
          <table:table-cell table:style-name="ce4" table:formula="of:=LN([.B21])" office:value-type="float" office:value="4.0943445622221" calcext:value-type="float">
            <text:p>4.0943</text:p>
          </table:table-cell>
          <table:table-cell table:formula="of:=LN([.C21])" office:value-type="float" office:value="0.683450317581081" calcext:value-type="float">
            <text:p>0.6835</text:p>
          </table:table-cell>
          <table:table-cell table:formula="of:=LN([.D21])" office:value-type="float" office:value="0.636471003366389" calcext:value-type="float">
            <text:p>0.6365</text:p>
          </table:table-cell>
          <table:table-cell table:formula="of:=LN([.E21])" office:value-type="float" office:value="0.779370747308563" calcext:value-type="float">
            <text:p>0.7794</text:p>
          </table:table-cell>
          <table:table-cell table:formula="of:=LN([.F21])" office:value-type="float" office:value="0.766908664121999" calcext:value-type="float">
            <text:p>0.7669</text:p>
          </table:table-cell>
          <table:table-cell table:number-columns-repeated="6"/>
          <table:table-cell table:formula="of:=LN([.M21])" office:value-type="float" office:value="0.095946341047209" calcext:value-type="float">
            <text:p>0.0959</text:p>
          </table:table-cell>
          <table:table-cell table:formula="of:=LN([.N21])" office:value-type="float" office:value="0.130501808064158" calcext:value-type="float">
            <text:p>0.1305</text:p>
          </table:table-cell>
          <table:table-cell table:formula="of:=LN([.O21])" office:value-type="float" office:value="0.138108402117629" calcext:value-type="float">
            <text:p>0.1381</text:p>
          </table:table-cell>
          <table:table-cell table:formula="of:=LN([.P21])" office:value-type="float" office:value="0.16296882827814" calcext:value-type="float">
            <text:p>0.1630</text:p>
          </table:table-cell>
          <table:table-cell table:formula="of:=LN([.Q21])" office:value-type="float" office:value="-0.893062605754948" calcext:value-type="float">
            <text:p>-0.8931</text:p>
          </table:table-cell>
          <table:table-cell table:formula="of:=LN([.R21])" office:value-type="float" office:value="-0.860383099935859" calcext:value-type="float">
            <text:p>-0.8604</text:p>
          </table:table-cell>
          <table:table-cell table:style-name="ce4" table:formula="of:=LN([.S21])" office:value-type="float" office:value="-0.588967361650281" calcext:value-type="float">
            <text:p>-0.5890</text:p>
          </table:table-cell>
          <table:table-cell table:style-name="ce4" table:formula="of:=LN([.T21])" office:value-type="float" office:value="-0.579818495252942" calcext:value-type="float">
            <text:p>-0.5798</text:p>
          </table:table-cell>
          <table:table-cell table:style-name="ce4" table:formula="of:=LN([.U21])" office:value-type="float" office:value="-0.52831093810701" calcext:value-type="float">
            <text:p>-0.5283</text:p>
          </table:table-cell>
          <table:table-cell table:style-name="ce4" table:formula="of:=LN([.V21])" office:value-type="float" office:value="-0.484021421013939" calcext:value-type="float">
            <text:p>-0.4840</text:p>
          </table:table-cell>
          <table:table-cell table:style-name="ce4" table:formula="of:=LN([.W21])" office:value-type="float" office:value="-0.591312874678677" calcext:value-type="float">
            <text:p>-0.5913</text:p>
          </table:table-cell>
          <table:table-cell table:style-name="ce4" table:formula="of:=LN([.X21])" office:value-type="float" office:value="-0.577143504803639" calcext:value-type="float">
            <text:p>-0.5771</text:p>
          </table:table-cell>
          <table:table-cell table:style-name="ce4" table:formula="of:=LN([.G21])" office:value-type="float" office:value="-1.26301534495972" calcext:value-type="float">
            <text:p>-1.2630</text:p>
          </table:table-cell>
          <table:table-cell table:style-name="ce4" table:formula="of:=LN([.H21])" office:value-type="float" office:value="-1.26691260409981" calcext:value-type="float">
            <text:p>-1.2669</text:p>
          </table:table-cell>
          <table:table-cell table:style-name="ce4" table:formula="of:=LN([.I21])" office:value-type="float" office:value="-1.62607555358712" calcext:value-type="float">
            <text:p>-1.6261</text:p>
          </table:table-cell>
          <table:table-cell table:style-name="ce4" table:formula="of:=LN([.J21])" office:value-type="float" office:value="-1.62811117769972" calcext:value-type="float">
            <text:p>-1.6281</text:p>
          </table:table-cell>
          <table:table-cell table:style-name="ce4" table:formula="of:=LN([.K21])" office:value-type="float" office:value="-0.256441836715724" calcext:value-type="float">
            <text:p>-0.2564</text:p>
          </table:table-cell>
          <table:table-cell table:style-name="ce4" table:formula="of:=LN([.L21])" office:value-type="float" office:value="-0.260456086198189" calcext:value-type="float">
            <text:p>-0.2605</text:p>
          </table:table-cell>
        </table:table-row>
        <table:table-row table:style-name="ro1">
          <table:table-cell/>
          <table:table-cell table:style-name="ce4" table:formula="of:=LN([.B22])" office:value-type="float" office:value="4.38202663467388" calcext:value-type="float">
            <text:p>4.3820</text:p>
          </table:table-cell>
          <table:table-cell table:formula="of:=LN([.C22])" office:value-type="float" office:value="0.74777740121106" calcext:value-type="float">
            <text:p>0.7478</text:p>
          </table:table-cell>
          <table:table-cell table:formula="of:=LN([.D22])" office:value-type="float" office:value="0.711379948821005" calcext:value-type="float">
            <text:p>0.7114</text:p>
          </table:table-cell>
          <table:table-cell table:formula="of:=LN([.E22])" office:value-type="float" office:value="0.840877292584281" calcext:value-type="float">
            <text:p>0.8409</text:p>
          </table:table-cell>
          <table:table-cell table:formula="of:=LN([.F22])" office:value-type="float" office:value="0.833734868869592" calcext:value-type="float">
            <text:p>0.8337</text:p>
          </table:table-cell>
          <table:table-cell table:number-columns-repeated="6"/>
          <table:table-cell table:formula="of:=LN([.M22])" office:value-type="float" office:value="0.0931259779894836" calcext:value-type="float">
            <text:p>0.0931</text:p>
          </table:table-cell>
          <table:table-cell table:formula="of:=LN([.N22])" office:value-type="float" office:value="0.122306124383968" calcext:value-type="float">
            <text:p>0.1223</text:p>
          </table:table-cell>
          <table:table-cell table:formula="of:=LN([.O22])" office:value-type="float" office:value="0.131817424620187" calcext:value-type="float">
            <text:p>0.1318</text:p>
          </table:table-cell>
          <table:table-cell table:formula="of:=LN([.P22])" office:value-type="float" office:value="0.153493320957109" calcext:value-type="float">
            <text:p>0.1535</text:p>
          </table:table-cell>
          <table:table-cell table:formula="of:=LN([.Q22])" office:value-type="float" office:value="-0.902387826705164" calcext:value-type="float">
            <text:p>-0.9024</text:p>
          </table:table-cell>
          <table:table-cell table:formula="of:=LN([.R22])" office:value-type="float" office:value="-0.874669057183336" calcext:value-type="float">
            <text:p>-0.8747</text:p>
          </table:table-cell>
          <table:table-cell table:style-name="ce4" table:formula="of:=LN([.S22])" office:value-type="float" office:value="-0.594026089692138" calcext:value-type="float">
            <text:p>-0.5940</text:p>
          </table:table-cell>
          <table:table-cell table:style-name="ce4" table:formula="of:=LN([.T22])" office:value-type="float" office:value="-0.586807144788619" calcext:value-type="float">
            <text:p>-0.5868</text:p>
          </table:table-cell>
          <table:table-cell table:style-name="ce4" table:formula="of:=LN([.U22])" office:value-type="float" office:value="-0.534264855499753" calcext:value-type="float">
            <text:p>-0.5343</text:p>
          </table:table-cell>
          <table:table-cell table:style-name="ce4" table:formula="of:=LN([.V22])" office:value-type="float" office:value="-0.497251503738873" calcext:value-type="float">
            <text:p>-0.4973</text:p>
          </table:table-cell>
          <table:table-cell table:style-name="ce4" table:formula="of:=LN([.W22])" office:value-type="float" office:value="-0.595294780392441" calcext:value-type="float">
            <text:p>-0.5953</text:p>
          </table:table-cell>
          <table:table-cell table:style-name="ce4" table:formula="of:=LN([.X22])" office:value-type="float" office:value="-0.584472163934289" calcext:value-type="float">
            <text:p>-0.5845</text:p>
          </table:table-cell>
          <table:table-cell table:style-name="ce4" table:formula="of:=LN([.G22])" office:value-type="float" office:value="-1.21435989721242" calcext:value-type="float">
            <text:p>-1.2144</text:p>
          </table:table-cell>
          <table:table-cell table:style-name="ce4" table:formula="of:=LN([.H22])" office:value-type="float" office:value="-1.21604538556021" calcext:value-type="float">
            <text:p>-1.2160</text:p>
          </table:table-cell>
          <table:table-cell table:style-name="ce4" table:formula="of:=LN([.I22])" office:value-type="float" office:value="-1.57890870739928" calcext:value-type="float">
            <text:p>-1.5789</text:p>
          </table:table-cell>
          <table:table-cell table:style-name="ce4" table:formula="of:=LN([.J22])" office:value-type="float" office:value="-1.57939379108572" calcext:value-type="float">
            <text:p>-1.5794</text:p>
          </table:table-cell>
          <table:table-cell table:style-name="ce4" table:formula="of:=LN([.K22])" office:value-type="float" office:value="-0.202850848046447" calcext:value-type="float">
            <text:p>-0.2029</text:p>
          </table:table-cell>
          <table:table-cell table:style-name="ce4" table:formula="of:=LN([.L22])" office:value-type="float" office:value="-0.205180850940037" calcext:value-type="float">
            <text:p>-0.2052</text:p>
          </table:table-cell>
        </table:table-row>
        <table:table-row table:style-name="ro1">
          <table:table-cell/>
          <table:table-cell table:style-name="ce4" table:formula="of:=LN([.B23])" office:value-type="float" office:value="4.60517018598809" calcext:value-type="float">
            <text:p>4.6052</text:p>
          </table:table-cell>
          <table:table-cell table:formula="of:=LN([.C23])" office:value-type="float" office:value="0.795523247176812" calcext:value-type="float">
            <text:p>0.7955</text:p>
          </table:table-cell>
          <table:table-cell table:formula="of:=LN([.D23])" office:value-type="float" office:value="0.766165273296517" calcext:value-type="float">
            <text:p>0.7662</text:p>
          </table:table-cell>
          <table:table-cell table:formula="of:=LN([.E23])" office:value-type="float" office:value="0.886491100635636" calcext:value-type="float">
            <text:p>0.8865</text:p>
          </table:table-cell>
          <table:table-cell table:formula="of:=LN([.F23])" office:value-type="float" office:value="0.882568474469123" calcext:value-type="float">
            <text:p>0.8826</text:p>
          </table:table-cell>
          <table:table-cell table:number-columns-repeated="6"/>
          <table:table-cell table:formula="of:=LN([.M23])" office:value-type="float" office:value="0.090936994992102" calcext:value-type="float">
            <text:p>0.0909</text:p>
          </table:table-cell>
          <table:table-cell table:formula="of:=LN([.N23])" office:value-type="float" office:value="0.116448812643247" calcext:value-type="float">
            <text:p>0.1164</text:p>
          </table:table-cell>
          <table:table-cell table:formula="of:=LN([.O23])" office:value-type="float" office:value="0.127337248461195" calcext:value-type="float">
            <text:p>0.1273</text:p>
          </table:table-cell>
          <table:table-cell table:formula="of:=LN([.P23])" office:value-type="float" office:value="0.146694379150803" calcext:value-type="float">
            <text:p>0.1467</text:p>
          </table:table-cell>
          <table:table-cell table:formula="of:=LN([.Q23])" office:value-type="float" office:value="-0.909066886784835" calcext:value-type="float">
            <text:p>-0.9091</text:p>
          </table:table-cell>
          <table:table-cell table:formula="of:=LN([.R23])" office:value-type="float" office:value="-0.884792064814784" calcext:value-type="float">
            <text:p>-0.8848</text:p>
          </table:table-cell>
          <table:table-cell table:style-name="ce4" table:formula="of:=LN([.S23])" office:value-type="float" office:value="-0.597655199100725" calcext:value-type="float">
            <text:p>-0.5977</text:p>
          </table:table-cell>
          <table:table-cell table:style-name="ce4" table:formula="of:=LN([.T23])" office:value-type="float" office:value="-0.591854929078073" calcext:value-type="float">
            <text:p>-0.5919</text:p>
          </table:table-cell>
          <table:table-cell table:style-name="ce4" table:formula="of:=LN([.U23])" office:value-type="float" office:value="-0.538539462333506" calcext:value-type="float">
            <text:p>-0.5385</text:p>
          </table:table-cell>
          <table:table-cell table:style-name="ce4" table:formula="of:=LN([.V23])" office:value-type="float" office:value="-0.506833602496453" calcext:value-type="float">
            <text:p>-0.5068</text:p>
          </table:table-cell>
          <table:table-cell table:style-name="ce4" table:formula="of:=LN([.W23])" office:value-type="float" office:value="-0.598382604115522" calcext:value-type="float">
            <text:p>-0.5984</text:p>
          </table:table-cell>
          <table:table-cell table:style-name="ce4" table:formula="of:=LN([.X23])" office:value-type="float" office:value="-0.590049222556378" calcext:value-type="float">
            <text:p>-0.5900</text:p>
          </table:table-cell>
          <table:table-cell table:style-name="ce4" table:formula="of:=LN([.G23])" office:value-type="float" office:value="-1.17733087337951" calcext:value-type="float">
            <text:p>-1.1773</text:p>
          </table:table-cell>
          <table:table-cell table:style-name="ce4" table:formula="of:=LN([.H23])" office:value-type="float" office:value="-1.17830505757736" calcext:value-type="float">
            <text:p>-1.1783</text:p>
          </table:table-cell>
          <table:table-cell table:style-name="ce4" table:formula="of:=LN([.I23])" office:value-type="float" office:value="-1.54318211665704" calcext:value-type="float">
            <text:p>-1.5432</text:p>
          </table:table-cell>
          <table:table-cell table:style-name="ce4" table:formula="of:=LN([.J23])" office:value-type="float" office:value="-1.5436501718961" calcext:value-type="float">
            <text:p>-1.5437</text:p>
          </table:table-cell>
          <table:table-cell table:style-name="ce4" table:formula="of:=LN([.K23])" office:value-type="float" office:value="-0.162283663057447" calcext:value-type="float">
            <text:p>-0.1623</text:p>
          </table:table-cell>
          <table:table-cell table:style-name="ce4" table:formula="of:=LN([.L23])" office:value-type="float" office:value="-0.164520932168448" calcext:value-type="float">
            <text:p>-0.1645</text:p>
          </table:table-cell>
        </table:table-row>
        <table:table-row table:style-name="ro1">
          <table:table-cell/>
          <table:table-cell table:style-name="ce4" table:formula="of:=LN([.B24])" office:value-type="float" office:value="5.29831736654804" calcext:value-type="float">
            <text:p>5.2983</text:p>
          </table:table-cell>
          <table:table-cell table:formula="of:=LN([.C24])" office:value-type="float" office:value="0.933226508580357" calcext:value-type="float">
            <text:p>0.9332</text:p>
          </table:table-cell>
          <table:table-cell table:formula="of:=LN([.D24])" office:value-type="float" office:value="0.919764690685656" calcext:value-type="float">
            <text:p>0.9198</text:p>
          </table:table-cell>
          <table:table-cell table:formula="of:=LN([.E24])" office:value-type="float" office:value="1.01783597864082" calcext:value-type="float">
            <text:p>1.0178</text:p>
          </table:table-cell>
          <table:table-cell table:formula="of:=LN([.F24])" office:value-type="float" office:value="1.01931652418526" calcext:value-type="float">
            <text:p>1.0193</text:p>
          </table:table-cell>
          <table:table-cell table:number-columns-repeated="6"/>
          <table:table-cell table:formula="of:=LN([.M24])" office:value-type="float" office:value="0.084616845719879" calcext:value-type="float">
            <text:p>0.0846</text:p>
          </table:table-cell>
          <table:table-cell table:formula="of:=LN([.N24])" office:value-type="float" office:value="0.0995738048960924" calcext:value-type="float">
            <text:p>0.0996</text:p>
          </table:table-cell>
          <table:table-cell table:formula="of:=LN([.O24])" office:value-type="float" office:value="0.115112807100505" calcext:value-type="float">
            <text:p>0.1151</text:p>
          </table:table-cell>
          <table:table-cell table:formula="of:=LN([.P24])" office:value-type="float" office:value="0.127953364310461" calcext:value-type="float">
            <text:p>0.1280</text:p>
          </table:table-cell>
          <table:table-cell table:formula="of:=LN([.Q24])" office:value-type="float" office:value="-0.92735167923358" calcext:value-type="float">
            <text:p>-0.9274</text:p>
          </table:table-cell>
          <table:table-cell table:formula="of:=LN([.R24])" office:value-type="float" office:value="-0.913046001709266" calcext:value-type="float">
            <text:p>-0.9130</text:p>
          </table:table-cell>
          <table:table-cell table:style-name="ce4" table:formula="of:=LN([.S24])" office:value-type="float" office:value="-0.607336524146834" calcext:value-type="float">
            <text:p>-0.6073</text:p>
          </table:table-cell>
          <table:table-cell table:style-name="ce4" table:formula="of:=LN([.T24])" office:value-type="float" office:value="-0.605869172452885" calcext:value-type="float">
            <text:p>-0.6059</text:p>
          </table:table-cell>
          <table:table-cell table:style-name="ce4" table:formula="of:=LN([.U24])" office:value-type="float" office:value="-0.550779939273023" calcext:value-type="float">
            <text:p>-0.5508</text:p>
          </table:table-cell>
          <table:table-cell table:style-name="ce4" table:formula="of:=LN([.V24])" office:value-type="float" office:value="-0.534264855499753" calcext:value-type="float">
            <text:p>-0.5343</text:p>
          </table:table-cell>
          <table:table-cell table:style-name="ce4" table:formula="of:=LN([.W24])" office:value-type="float" office:value="-0.607520094592508" calcext:value-type="float">
            <text:p>-0.6075</text:p>
          </table:table-cell>
          <table:table-cell table:style-name="ce4" table:formula="of:=LN([.X24])" office:value-type="float" office:value="-0.606419177050121" calcext:value-type="float">
            <text:p>-0.6064</text:p>
          </table:table-cell>
          <table:table-cell table:style-name="ce4" table:formula="of:=LN([.G24])" office:value-type="float" office:value="-1.06915057851849" calcext:value-type="float">
            <text:p>-1.0692</text:p>
          </table:table-cell>
          <table:table-cell table:style-name="ce4" table:formula="of:=LN([.H24])" office:value-type="float" office:value="-1.07031641951326" calcext:value-type="float">
            <text:p>-1.0703</text:p>
          </table:table-cell>
          <table:table-cell table:style-name="ce4" table:formula="of:=LN([.I24])" office:value-type="float" office:value="-1.43843011554042" calcext:value-type="float">
            <text:p>-1.4384</text:p>
          </table:table-cell>
          <table:table-cell table:style-name="ce4" table:formula="of:=LN([.J24])" office:value-type="float" office:value="-1.43969513784701" calcext:value-type="float">
            <text:p>-1.4397</text:p>
          </table:table-cell>
          <table:table-cell table:style-name="ce4" table:formula="of:=LN([.K24])" office:value-type="float" office:value="-0.0443699477359405" calcext:value-type="float">
            <text:p>-0.0444</text:p>
          </table:table-cell>
          <table:table-cell table:style-name="ce4" table:formula="of:=LN([.L24])" office:value-type="float" office:value="-0.0477207362114117" calcext:value-type="float">
            <text:p>-0.0477</text:p>
          </table:table-cell>
        </table:table-row>
        <table:table-row table:style-name="ro1">
          <table:table-cell/>
          <table:table-cell table:style-name="ce4" table:formula="of:=LN([.B25])" office:value-type="float" office:value="5.7037824746562" calcext:value-type="float">
            <text:p>5.7038</text:p>
          </table:table-cell>
          <table:table-cell table:formula="of:=LN([.C25])" office:value-type="float" office:value="1.00722772686626" calcext:value-type="float">
            <text:p>1.0072</text:p>
          </table:table-cell>
          <table:table-cell table:formula="of:=LN([.D25])" office:value-type="float" office:value="0.999454717134891" calcext:value-type="float">
            <text:p>0.9995</text:p>
          </table:table-cell>
          <table:table-cell table:formula="of:=LN([.E25])" office:value-type="float" office:value="1.08812414655372" calcext:value-type="float">
            <text:p>1.0881</text:p>
          </table:table-cell>
          <table:table-cell table:formula="of:=LN([.F25])" office:value-type="float" office:value="1.09014319357673" calcext:value-type="float">
            <text:p>1.0901</text:p>
          </table:table-cell>
          <table:table-cell table:number-columns-repeated="6"/>
          <table:table-cell table:formula="of:=LN([.M25])" office:value-type="float" office:value="0.0809346174959993" calcext:value-type="float">
            <text:p>0.0809</text:p>
          </table:table-cell>
          <table:table-cell table:formula="of:=LN([.N25])" office:value-type="float" office:value="0.0906630348972421" calcext:value-type="float">
            <text:p>0.0907</text:p>
          </table:table-cell>
          <table:table-cell table:formula="of:=LN([.O25])" office:value-type="float" office:value="0.108944086989179" calcext:value-type="float">
            <text:p>0.1089</text:p>
          </table:table-cell>
          <table:table-cell table:formula="of:=LN([.P25])" office:value-type="float" office:value="0.118138528017042" calcext:value-type="float">
            <text:p>0.1181</text:p>
          </table:table-cell>
          <table:table-cell table:formula="of:=LN([.Q25])" office:value-type="float" office:value="-0.936748573776551" calcext:value-type="float">
            <text:p>-0.9367</text:p>
          </table:table-cell>
          <table:table-cell table:formula="of:=LN([.R25])" office:value-type="float" office:value="-0.927604491774429" calcext:value-type="float">
            <text:p>-0.9276</text:p>
          </table:table-cell>
          <table:table-cell table:style-name="ce4" table:formula="of:=LN([.S25])" office:value-type="float" office:value="-0.612673796410068" calcext:value-type="float">
            <text:p>-0.6127</text:p>
          </table:table-cell>
          <table:table-cell table:style-name="ce4" table:formula="of:=LN([.T25])" office:value-type="float" office:value="-0.612673796410068" calcext:value-type="float">
            <text:p>-0.6127</text:p>
          </table:table-cell>
          <table:table-cell table:style-name="ce4" table:formula="of:=LN([.U25])" office:value-type="float" office:value="-0.557917231299841" calcext:value-type="float">
            <text:p>-0.5579</text:p>
          </table:table-cell>
          <table:table-cell table:style-name="ce4" table:formula="of:=LN([.V25])" office:value-type="float" office:value="-0.548181410309759" calcext:value-type="float">
            <text:p>-0.5482</text:p>
          </table:table-cell>
          <table:table-cell table:style-name="ce4" table:formula="of:=LN([.W25])" office:value-type="float" office:value="-0.612673796410068" calcext:value-type="float">
            <text:p>-0.6127</text:p>
          </table:table-cell>
          <table:table-cell table:style-name="ce4" table:formula="of:=LN([.X25])" office:value-type="float" office:value="-0.613412212541092" calcext:value-type="float">
            <text:p>-0.6134</text:p>
          </table:table-cell>
          <table:table-cell table:style-name="ce4" table:formula="of:=LN([.G25])" office:value-type="float" office:value="-1.01225112302007" calcext:value-type="float">
            <text:p>-1.0123</text:p>
          </table:table-cell>
          <table:table-cell table:style-name="ce4" table:formula="of:=LN([.H25])" office:value-type="float" office:value="-1.01252633975498" calcext:value-type="float">
            <text:p>-1.0125</text:p>
          </table:table-cell>
          <table:table-cell table:style-name="ce4" table:formula="of:=LN([.I25])" office:value-type="float" office:value="-1.38389723652017" calcext:value-type="float">
            <text:p>-1.3839</text:p>
          </table:table-cell>
          <table:table-cell table:style-name="ce4" table:formula="of:=LN([.J25])" office:value-type="float" office:value="-1.38389723652017" calcext:value-type="float">
            <text:p>-1.3839</text:p>
          </table:table-cell>
          <table:table-cell table:style-name="ce4" table:formula="of:=LN([.K25])" office:value-type="float" office:value="0.0159717695096987" calcext:value-type="float">
            <text:p>0.0160</text:p>
          </table:table-cell>
          <table:table-cell table:style-name="ce4" table:formula="of:=LN([.L25])" office:value-type="float" office:value="0.0147900854726353" calcext:value-type="float">
            <text:p>0.0148</text:p>
          </table:table-cell>
        </table:table-row>
        <table:table-row table:style-name="ro1">
          <table:table-cell/>
          <table:table-cell table:style-name="ce4" table:formula="of:=LN([.B26])" office:value-type="float" office:value="5.99146454710798" calcext:value-type="float">
            <text:p>5.9915</text:p>
          </table:table-cell>
          <table:table-cell table:formula="of:=LN([.C26])" office:value-type="float" office:value="1.05709560846518" calcext:value-type="float">
            <text:p>1.0571</text:p>
          </table:table-cell>
          <table:table-cell table:formula="of:=LN([.D26])" office:value-type="float" office:value="1.05204465285178" calcext:value-type="float">
            <text:p>1.0520</text:p>
          </table:table-cell>
          <table:table-cell table:formula="of:=LN([.E26])" office:value-type="float" office:value="1.13529773947596" calcext:value-type="float">
            <text:p>1.1353</text:p>
          </table:table-cell>
          <table:table-cell table:formula="of:=LN([.F26])" office:value-type="float" office:value="1.1370955504838" calcext:value-type="float">
            <text:p>1.1371</text:p>
          </table:table-cell>
          <table:table-cell table:number-columns-repeated="6"/>
          <table:table-cell table:formula="of:=LN([.M26])" office:value-type="float" office:value="0.0782564979657673" calcext:value-type="float">
            <text:p>0.0783</text:p>
          </table:table-cell>
          <table:table-cell table:formula="of:=LN([.N26])" office:value-type="float" office:value="0.0850761723551193" calcext:value-type="float">
            <text:p>0.0851</text:p>
          </table:table-cell>
          <table:table-cell table:formula="of:=LN([.O26])" office:value-type="float" office:value="0.10490040982537" calcext:value-type="float">
            <text:p>0.1049</text:p>
          </table:table-cell>
          <table:table-cell table:formula="of:=LN([.P26])" office:value-type="float" office:value="0.111630816171185" calcext:value-type="float">
            <text:p>0.1116</text:p>
          </table:table-cell>
          <table:table-cell table:formula="of:=LN([.Q26])" office:value-type="float" office:value="-0.943148186044038" calcext:value-type="float">
            <text:p>-0.9431</text:p>
          </table:table-cell>
          <table:table-cell table:formula="of:=LN([.R26])" office:value-type="float" office:value="-0.936493439191674" calcext:value-type="float">
            <text:p>-0.9365</text:p>
          </table:table-cell>
          <table:table-cell table:style-name="ce4" table:formula="of:=LN([.S26])" office:value-type="float" office:value="-0.616000971383292" calcext:value-type="float">
            <text:p>-0.6160</text:p>
          </table:table-cell>
          <table:table-cell table:style-name="ce4" table:formula="of:=LN([.T26])" office:value-type="float" office:value="-0.616556578398233" calcext:value-type="float">
            <text:p>-0.6166</text:p>
          </table:table-cell>
          <table:table-cell table:style-name="ce4" table:formula="of:=LN([.U26])" office:value-type="float" office:value="-0.562820918884371" calcext:value-type="float">
            <text:p>-0.5628</text:p>
          </table:table-cell>
          <table:table-cell table:style-name="ce4" table:formula="of:=LN([.V26])" office:value-type="float" office:value="-0.556695057424445" calcext:value-type="float">
            <text:p>-0.5567</text:p>
          </table:table-cell>
          <table:table-cell table:style-name="ce4" table:formula="of:=LN([.W26])" office:value-type="float" office:value="-0.616000971383292" calcext:value-type="float">
            <text:p>-0.6160</text:p>
          </table:table-cell>
          <table:table-cell table:style-name="ce4" table:formula="of:=LN([.X26])" office:value-type="float" office:value="-0.618225254042686" calcext:value-type="float">
            <text:p>-0.6182</text:p>
          </table:table-cell>
          <table:table-cell table:style-name="ce4" table:formula="of:=LN([.G26])" office:value-type="float" office:value="-0.973390323914728" calcext:value-type="float">
            <text:p>-0.9734</text:p>
          </table:table-cell>
          <table:table-cell table:style-name="ce4" table:formula="of:=LN([.H26])" office:value-type="float" office:value="-0.973390323914728" calcext:value-type="float">
            <text:p>-0.9734</text:p>
          </table:table-cell>
          <table:table-cell table:style-name="ce4" table:formula="of:=LN([.I26])" office:value-type="float" office:value="-1.34630471290373" calcext:value-type="float">
            <text:p>-1.3463</text:p>
          </table:table-cell>
          <table:table-cell table:style-name="ce4" table:formula="of:=LN([.J26])" office:value-type="float" office:value="-1.34630471290373" calcext:value-type="float">
            <text:p>-1.3463</text:p>
          </table:table-cell>
          <table:table-cell table:style-name="ce4" table:formula="of:=LN([.K26])" office:value-type="float" office:value="0.0571361913708091" calcext:value-type="float">
            <text:p>0.0571</text:p>
          </table:table-cell>
          <table:table-cell table:style-name="ce4" table:formula="of:=LN([.L26])" office:value-type="float" office:value="0.0566638471175418" calcext:value-type="float">
            <text:p>0.0567</text:p>
          </table:table-cell>
        </table:table-row>
        <table:table-row table:style-name="ro1">
          <table:table-cell/>
          <table:table-cell table:style-name="ce4" table:formula="of:=LN([.B27])" office:value-type="float" office:value="6.39692965521615" calcext:value-type="float">
            <text:p>6.3969</text:p>
          </table:table-cell>
          <table:table-cell table:formula="of:=LN([.C27])" office:value-type="float" office:value="1.12385759402415" calcext:value-type="float">
            <text:p>1.1239</text:p>
          </table:table-cell>
          <table:table-cell table:formula="of:=LN([.D27])" office:value-type="float" office:value="1.12125401914893" calcext:value-type="float">
            <text:p>1.1213</text:p>
          </table:table-cell>
          <table:table-cell table:formula="of:=LN([.E27])" office:value-type="float" office:value="1.19833695270731" calcext:value-type="float">
            <text:p>1.1983</text:p>
          </table:table-cell>
          <table:table-cell table:formula="of:=LN([.F27])" office:value-type="float" office:value="1.19951287360384" calcext:value-type="float">
            <text:p>1.1995</text:p>
          </table:table-cell>
          <table:table-cell table:number-columns-repeated="6"/>
          <table:table-cell table:formula="of:=LN([.M27])" office:value-type="float" office:value="0.0744579109180097" calcext:value-type="float">
            <text:p>0.0745</text:p>
          </table:table-cell>
          <table:table-cell table:formula="of:=LN([.N27])" office:value-type="float" office:value="0.0782564979657673" calcext:value-type="float">
            <text:p>0.0783</text:p>
          </table:table-cell>
          <table:table-cell table:formula="of:=LN([.O27])" office:value-type="float" office:value="0.0993927438780348" calcext:value-type="float">
            <text:p>0.0994</text:p>
          </table:table-cell>
          <table:table-cell table:formula="of:=LN([.P27])" office:value-type="float" office:value="0.103368532977033" calcext:value-type="float">
            <text:p>0.1034</text:p>
          </table:table-cell>
          <table:table-cell table:formula="of:=LN([.Q27])" office:value-type="float" office:value="-0.951399908987723" calcext:value-type="float">
            <text:p>-0.9514</text:p>
          </table:table-cell>
          <table:table-cell table:formula="of:=LN([.R27])" office:value-type="float" office:value="-0.947781398965526" calcext:value-type="float">
            <text:p>-0.9478</text:p>
          </table:table-cell>
          <table:table-cell table:style-name="ce4" table:formula="of:=LN([.S27])" office:value-type="float" office:value="-0.620454495166505" calcext:value-type="float">
            <text:p>-0.6205</text:p>
          </table:table-cell>
          <table:table-cell table:style-name="ce4" table:formula="of:=LN([.T27])" office:value-type="float" office:value="-0.621198681247361" calcext:value-type="float">
            <text:p>-0.6212</text:p>
          </table:table-cell>
          <table:table-cell table:style-name="ce4" table:formula="of:=LN([.U27])" office:value-type="float" office:value="-0.569691376633027" calcext:value-type="float">
            <text:p>-0.5697</text:p>
          </table:table-cell>
          <table:table-cell table:style-name="ce4" table:formula="of:=LN([.V27])" office:value-type="float" office:value="-0.566514529626579" calcext:value-type="float">
            <text:p>-0.5665</text:p>
          </table:table-cell>
          <table:table-cell table:style-name="ce4" table:formula="of:=LN([.W27])" office:value-type="float" office:value="-0.620454495166505" calcext:value-type="float">
            <text:p>-0.6205</text:p>
          </table:table-cell>
          <table:table-cell table:style-name="ce4" table:formula="of:=LN([.X27])" office:value-type="float" office:value="-0.621570982070723" calcext:value-type="float">
            <text:p>-0.6216</text:p>
          </table:table-cell>
          <table:table-cell table:style-name="ce4" table:formula="of:=LN([.G27])" office:value-type="float" office:value="-0.921052048975866" calcext:value-type="float">
            <text:p>-0.9211</text:p>
          </table:table-cell>
          <table:table-cell table:style-name="ce4" table:formula="of:=LN([.H27])" office:value-type="float" office:value="-0.921052048975866" calcext:value-type="float">
            <text:p>-0.9211</text:p>
          </table:table-cell>
          <table:table-cell table:style-name="ce4" table:formula="of:=LN([.I27])" office:value-type="float" office:value="-1.2957226629355" calcext:value-type="float">
            <text:p>-1.2957</text:p>
          </table:table-cell>
          <table:table-cell table:style-name="ce4" table:formula="of:=LN([.J27])" office:value-type="float" office:value="-1.2957226629355" calcext:value-type="float">
            <text:p>-1.2957</text:p>
          </table:table-cell>
          <table:table-cell table:style-name="ce4" table:formula="of:=LN([.K27])" office:value-type="float" office:value="0.112792827475122" calcext:value-type="float">
            <text:p>0.1128</text:p>
          </table:table-cell>
          <table:table-cell table:style-name="ce4" table:formula="of:=LN([.L27])" office:value-type="float" office:value="0.112703489913085" calcext:value-type="float">
            <text:p>0.1127</text:p>
          </table:table-cell>
        </table:table-row>
        <table:table-row table:style-name="ro1">
          <table:table-cell/>
          <table:table-cell table:style-name="ce4" table:formula="of:=LN([.B28])" office:value-type="float" office:value="6.68461172766793" calcext:value-type="float">
            <text:p>6.6846</text:p>
          </table:table-cell>
          <table:table-cell table:formula="of:=LN([.C28])" office:value-type="float" office:value="1.16891541251053" calcext:value-type="float">
            <text:p>1.1689</text:p>
          </table:table-cell>
          <table:table-cell table:formula="of:=LN([.D28])" office:value-type="float" office:value="1.1673606858292" calcext:value-type="float">
            <text:p>1.1674</text:p>
          </table:table-cell>
          <table:table-cell table:formula="of:=LN([.E28])" office:value-type="float" office:value="1.24077713884798" calcext:value-type="float">
            <text:p>1.2408</text:p>
          </table:table-cell>
          <table:table-cell table:formula="of:=LN([.F28])" office:value-type="float" office:value="1.24155756465321" calcext:value-type="float">
            <text:p>1.2416</text:p>
          </table:table-cell>
          <table:table-cell table:number-columns-repeated="6"/>
          <table:table-cell table:formula="of:=LN([.M28])" office:value-type="float" office:value="0.0718554371004281" calcext:value-type="float">
            <text:p>0.0719</text:p>
          </table:table-cell>
          <table:table-cell table:formula="of:=LN([.N28])" office:value-type="float" office:value="0.0741793981742515" calcext:value-type="float">
            <text:p>0.0742</text:p>
          </table:table-cell>
          <table:table-cell table:formula="of:=LN([.O28])" office:value-type="float" office:value="0.0957646219843793" calcext:value-type="float">
            <text:p>0.0958</text:p>
          </table:table-cell>
          <table:table-cell table:formula="of:=LN([.P28])" office:value-type="float" office:value="0.0983056887841233" calcext:value-type="float">
            <text:p>0.0983</text:p>
          </table:table-cell>
          <table:table-cell table:formula="of:=LN([.Q28])" office:value-type="float" office:value="-0.956852343630278" calcext:value-type="float">
            <text:p>-0.9569</text:p>
          </table:table-cell>
          <table:table-cell table:formula="of:=LN([.R28])" office:value-type="float" office:value="-0.954771718692437" calcext:value-type="float">
            <text:p>-0.9548</text:p>
          </table:table-cell>
          <table:table-cell table:style-name="ce4" table:formula="of:=LN([.S28])" office:value-type="float" office:value="-0.623434568148645" calcext:value-type="float">
            <text:p>-0.6234</text:p>
          </table:table-cell>
          <table:table-cell table:style-name="ce4" table:formula="of:=LN([.T28])" office:value-type="float" office:value="-0.623994321871629" calcext:value-type="float">
            <text:p>-0.6240</text:p>
          </table:table-cell>
          <table:table-cell table:style-name="ce4" table:formula="of:=LN([.U28])" office:value-type="float" office:value="-0.574298046721564" calcext:value-type="float">
            <text:p>-0.5743</text:p>
          </table:table-cell>
          <table:table-cell table:style-name="ce4" table:formula="of:=LN([.V28])" office:value-type="float" office:value="-0.572523738236206" calcext:value-type="float">
            <text:p>-0.5725</text:p>
          </table:table-cell>
          <table:table-cell table:style-name="ce4" table:formula="of:=LN([.W28])" office:value-type="float" office:value="-0.623434568148645" calcext:value-type="float">
            <text:p>-0.6234</text:p>
          </table:table-cell>
          <table:table-cell table:style-name="ce4" table:formula="of:=LN([.X28])" office:value-type="float" office:value="-0.624180976095222" calcext:value-type="float">
            <text:p>-0.6242</text:p>
          </table:table-cell>
          <table:table-cell table:style-name="ce4" table:formula="of:=LN([.G28])" office:value-type="float" office:value="-0.885519073207401" calcext:value-type="float">
            <text:p>-0.8855</text:p>
          </table:table-cell>
          <table:table-cell table:style-name="ce4" table:formula="of:=LN([.H28])" office:value-type="float" office:value="-0.885519073207401" calcext:value-type="float">
            <text:p>-0.8855</text:p>
          </table:table-cell>
          <table:table-cell table:style-name="ce4" table:formula="of:=LN([.I28])" office:value-type="float" office:value="-1.26124887214567" calcext:value-type="float">
            <text:p>-1.2612</text:p>
          </table:table-cell>
          <table:table-cell table:style-name="ce4" table:formula="of:=LN([.J28])" office:value-type="float" office:value="-1.26124887214567" calcext:value-type="float">
            <text:p>-1.2612</text:p>
          </table:table-cell>
          <table:table-cell table:style-name="ce4" table:formula="of:=LN([.K28])" office:value-type="float" office:value="0.150830889702584" calcext:value-type="float">
            <text:p>0.1508</text:p>
          </table:table-cell>
          <table:table-cell table:style-name="ce4" table:formula="of:=LN([.L28])" office:value-type="float" office:value="0.150486833273936" calcext:value-type="float">
            <text:p>0.1505</text:p>
          </table:table-cell>
        </table:table-row>
        <table:table-row table:style-name="ro1">
          <table:table-cell/>
          <table:table-cell table:style-name="ce4" table:formula="of:=LN([.B29])" office:value-type="float" office:value="6.90775527898214" calcext:value-type="float">
            <text:p>6.9078</text:p>
          </table:table-cell>
          <table:table-cell table:formula="of:=LN([.C29])" office:value-type="float" office:value="1.20264191909094" calcext:value-type="float">
            <text:p>1.2026</text:p>
          </table:table-cell>
          <table:table-cell table:formula="of:=LN([.D29])" office:value-type="float" office:value="1.20165010895629" calcext:value-type="float">
            <text:p>1.2017</text:p>
          </table:table-cell>
          <table:table-cell table:formula="of:=LN([.E29])" office:value-type="float" office:value="1.27253758419474" calcext:value-type="float">
            <text:p>1.2725</text:p>
          </table:table-cell>
          <table:table-cell table:formula="of:=LN([.F29])" office:value-type="float" office:value="1.27309766710165" calcext:value-type="float">
            <text:p>1.2731</text:p>
          </table:table-cell>
          <table:table-cell table:number-columns-repeated="6"/>
          <table:table-cell table:formula="of:=LN([.M29])" office:value-type="float" office:value="0.0698991273796672" calcext:value-type="float">
            <text:p>0.0699</text:p>
          </table:table-cell>
          <table:table-cell table:formula="of:=LN([.N29])" office:value-type="float" office:value="0.0714831016218643" calcext:value-type="float">
            <text:p>0.0715</text:p>
          </table:table-cell>
          <table:table-cell table:formula="of:=LN([.O29])" office:value-type="float" office:value="0.0930348659671893" calcext:value-type="float">
            <text:p>0.0930</text:p>
          </table:table-cell>
          <table:table-cell table:formula="of:=LN([.P29])" office:value-type="float" office:value="0.0947645764444229" calcext:value-type="float">
            <text:p>0.0948</text:p>
          </table:table-cell>
          <table:table-cell table:formula="of:=LN([.Q29])" office:value-type="float" office:value="-0.961026625715546" calcext:value-type="float">
            <text:p>-0.9610</text:p>
          </table:table-cell>
          <table:table-cell table:formula="of:=LN([.R29])" office:value-type="float" office:value="-0.959459227275534" calcext:value-type="float">
            <text:p>-0.9595</text:p>
          </table:table-cell>
          <table:table-cell table:style-name="ce4" table:formula="of:=LN([.S29])" office:value-type="float" office:value="-0.62548853208613" calcext:value-type="float">
            <text:p>-0.6255</text:p>
          </table:table-cell>
          <table:table-cell table:style-name="ce4" table:formula="of:=LN([.T29])" office:value-type="float" office:value="-0.625862433754349" calcext:value-type="float">
            <text:p>-0.6259</text:p>
          </table:table-cell>
          <table:table-cell table:style-name="ce4" table:formula="of:=LN([.U29])" office:value-type="float" office:value="-0.577677930753831" calcext:value-type="float">
            <text:p>-0.5777</text:p>
          </table:table-cell>
          <table:table-cell table:style-name="ce4" table:formula="of:=LN([.V29])" office:value-type="float" office:value="-0.576431380863984" calcext:value-type="float">
            <text:p>-0.5764</text:p>
          </table:table-cell>
          <table:table-cell table:style-name="ce4" table:formula="of:=LN([.W29])" office:value-type="float" office:value="-0.62548853208613" calcext:value-type="float">
            <text:p>-0.6255</text:p>
          </table:table-cell>
          <table:table-cell table:style-name="ce4" table:formula="of:=LN([.X29])" office:value-type="float" office:value="-0.626049437027451" calcext:value-type="float">
            <text:p>-0.6260</text:p>
          </table:table-cell>
          <table:table-cell table:style-name="ce4" table:formula="of:=LN([.G29])" office:value-type="float" office:value="-0.858965665254886" calcext:value-type="float">
            <text:p>-0.8590</text:p>
          </table:table-cell>
          <table:table-cell table:style-name="ce4" table:formula="of:=LN([.H29])" office:value-type="float" office:value="-0.858965665254886" calcext:value-type="float">
            <text:p>-0.8590</text:p>
          </table:table-cell>
          <table:table-cell table:style-name="ce4" table:formula="of:=LN([.I29])" office:value-type="float" office:value="-1.23511953332277" calcext:value-type="float">
            <text:p>-1.2351</text:p>
          </table:table-cell>
          <table:table-cell table:style-name="ce4" table:formula="of:=LN([.J29])" office:value-type="float" office:value="-1.23511953332277" calcext:value-type="float">
            <text:p>-1.2351</text:p>
          </table:table-cell>
          <table:table-cell table:style-name="ce4" table:formula="of:=LN([.K29])" office:value-type="float" office:value="0.178899039992625" calcext:value-type="float">
            <text:p>0.1789</text:p>
          </table:table-cell>
          <table:table-cell table:style-name="ce4" table:formula="of:=LN([.L29])" office:value-type="float" office:value="0.178899039992625" calcext:value-type="float">
            <text:p>0.1789</text:p>
          </table:table-cell>
        </table:table-row>
        <table:table-row table:style-name="ro1">
          <table:table-cell/>
          <table:table-cell table:style-name="ce4" table:formula="of:=LN([.B30])" office:value-type="float" office:value="9.21034037197618" calcext:value-type="float">
            <text:p>9.2103</text:p>
          </table:table-cell>
          <table:table-cell table:formula="of:=LN([.C30])" office:value-type="float" office:value="1.49870744882388" calcext:value-type="float">
            <text:p>1.4987</text:p>
          </table:table-cell>
          <table:table-cell table:formula="of:=LN([.D30])" office:value-type="float" office:value="1.49879681233235" calcext:value-type="float">
            <text:p>1.4988</text:p>
          </table:table-cell>
          <table:table-cell table:formula="of:=LN([.E30])" office:value-type="float" office:value="1.55204182329279" calcext:value-type="float">
            <text:p>1.5520</text:p>
          </table:table-cell>
          <table:table-cell table:formula="of:=LN([.F30])" office:value-type="float" office:value="1.55204182329279" calcext:value-type="float">
            <text:p>1.5520</text:p>
          </table:table-cell>
          <table:table-cell table:number-columns-repeated="6"/>
          <table:table-cell table:formula="of:=LN([.M30])" office:value-type="float" office:value="0.0533511754969945" calcext:value-type="float">
            <text:p>0.0534</text:p>
          </table:table-cell>
          <table:table-cell table:formula="of:=LN([.N30])" office:value-type="float" office:value="0.0532563663004315" calcext:value-type="float">
            <text:p>0.0533</text:p>
          </table:table-cell>
          <table:table-cell table:formula="of:=LN([.O30])" office:value-type="float" office:value="0.0708311807605914" calcext:value-type="float">
            <text:p>0.0708</text:p>
          </table:table-cell>
          <table:table-cell table:formula="of:=LN([.P30])" office:value-type="float" office:value="0.0707380145053416" calcext:value-type="float">
            <text:p>0.0707</text:p>
          </table:table-cell>
          <table:table-cell table:formula="of:=LN([.Q30])" office:value-type="float" office:value="-0.99371187884274" calcext:value-type="float">
            <text:p>-0.9937</text:p>
          </table:table-cell>
          <table:table-cell table:formula="of:=LN([.R30])" office:value-type="float" office:value="-0.99371187884274" calcext:value-type="float">
            <text:p>-0.9937</text:p>
          </table:table-cell>
          <table:table-cell table:style-name="ce4" table:formula="of:=LN([.S30])" office:value-type="float" office:value="-0.641503947408107" calcext:value-type="float">
            <text:p>-0.6415</text:p>
          </table:table-cell>
          <table:table-cell table:style-name="ce4" table:formula="of:=LN([.T30])" office:value-type="float" office:value="-0.641503947408107" calcext:value-type="float">
            <text:p>-0.6415</text:p>
          </table:table-cell>
          <table:table-cell table:style-name="ce4" table:formula="of:=LN([.U30])" office:value-type="float" office:value="-0.605136303237232" calcext:value-type="float">
            <text:p>-0.6051</text:p>
          </table:table-cell>
          <table:table-cell table:style-name="ce4" table:formula="of:=LN([.V30])" office:value-type="float" office:value="-0.605136303237232" calcext:value-type="float">
            <text:p>-0.6051</text:p>
          </table:table-cell>
          <table:table-cell table:style-name="ce4" table:formula="of:=LN([.W30])" office:value-type="float" office:value="-0.641503947408107" calcext:value-type="float">
            <text:p>-0.6415</text:p>
          </table:table-cell>
          <table:table-cell table:style-name="ce4" table:formula="of:=LN([.X30])" office:value-type="float" office:value="-0.641503947408107" calcext:value-type="float">
            <text:p>-0.6415</text:p>
          </table:table-cell>
          <table:table-cell table:style-name="ce4" table:formula="of:=LN([.G30])" office:value-type="float" office:value="-0.618410834445928" calcext:value-type="float">
            <text:p>-0.6184</text:p>
          </table:table-cell>
          <table:table-cell table:style-name="ce4" table:formula="of:=LN([.H30])" office:value-type="float" office:value="-0.618410834445928" calcext:value-type="float">
            <text:p>-0.6184</text:p>
          </table:table-cell>
          <table:table-cell table:style-name="ce4" table:formula="of:=LN([.I30])" office:value-type="float" office:value="-1.00103196032925" calcext:value-type="float">
            <text:p>-1.0010</text:p>
          </table:table-cell>
          <table:table-cell table:style-name="ce4" table:formula="of:=LN([.J30])" office:value-type="float" office:value="-1.00103196032925" calcext:value-type="float">
            <text:p>-1.0010</text:p>
          </table:table-cell>
          <table:table-cell table:style-name="ce4" table:formula="of:=LN([.K30])" office:value-type="float" office:value="0.432626216170537" calcext:value-type="float">
            <text:p>0.4326</text:p>
          </table:table-cell>
          <table:table-cell table:style-name="ce4" table:formula="of:=LN([.L30])" office:value-type="float" office:value="0.432626216170537" calcext:value-type="float">
            <text:p>0.4326</text:p>
          </table:table-cell>
        </table:table-row>
        <table:table-row table:style-name="ro1" table:number-rows-repeated="14">
          <table:table-cell table:number-columns-repeated="2"/>
          <table:table-cell table:style-name="Default" table:number-columns-repeated="21"/>
          <table:table-cell table:number-columns-repeated="7"/>
        </table:table-row>
        <table:table-row table:style-name="ro1">
          <table:table-cell/>
          <table:table-cell office:value-type="string" calcext:value-type="string">
            <text:p>T*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6" calcext:value-type="float">
            <text:p>6.0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30" calcext:value-type="float">
            <text:p>30.0</text:p>
          </table:table-cell>
          <table:table-cell table:style-name="ce2" office:value-type="float" office:value="40" calcext:value-type="float">
            <text:p>40.0</text:p>
          </table:table-cell>
          <table:table-cell table:style-name="ce2" office:value-type="float" office:value="60" calcext:value-type="float">
            <text:p>60.0</text:p>
          </table:table-cell>
          <table:table-cell table:style-name="ce2" office:value-type="float" office:value="80" calcext:value-type="float">
            <text:p>80.0</text:p>
          </table:table-cell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200" calcext:value-type="float">
            <text:p>200.0</text:p>
          </table:table-cell>
          <table:table-cell table:style-name="ce2" office:value-type="float" office:value="300" calcext:value-type="float">
            <text:p>300.0</text:p>
          </table:table-cell>
          <table:table-cell table:style-name="ce2" office:value-type="float" office:value="400" calcext:value-type="float">
            <text:p>400.0</text:p>
          </table:table-cell>
          <table:table-cell table:style-name="ce2" office:value-type="float" office:value="600" calcext:value-type="float">
            <text:p>600.0</text:p>
          </table:table-cell>
          <table:table-cell table:style-name="ce2" office:value-type="float" office:value="800" calcext:value-type="float">
            <text:p>800.0</text:p>
          </table:table-cell>
          <table:table-cell table:style-name="ce3" office:value-type="float" office:value="1000" calcext:value-type="float">
            <text:p>1E+3</text:p>
          </table:table-cell>
          <table:table-cell table:style-name="ce3" office:value-type="float" office:value="10000" calcext:value-type="float">
            <text:p>1E+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(T*)^2*Omega(1,1)*</text:p>
          </table:table-cell>
          <table:table-cell table:style-name="ce1" office:value-type="string" calcext:value-type="string">
            <text:p>Attraction</text:p>
          </table:table-cell>
          <table:table-cell office:value-type="float" office:value="0.063" calcext:value-type="float">
            <text:p>0.0630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48" calcext:value-type="float">
            <text:p>0.2480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8719" calcext:value-type="float">
            <text:p>0.8719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1259" calcext:value-type="float">
            <text:p>1.1259</text:p>
          </table:table-cell>
          <table:table-cell office:value-type="float" office:value="1.213" calcext:value-type="float">
            <text:p>1.2130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6716" calcext:value-type="float">
            <text:p>1.6716</text:p>
          </table:table-cell>
          <table:table-cell office:value-type="float" office:value="1.7984" calcext:value-type="float">
            <text:p>1.7984</text:p>
          </table:table-cell>
          <table:table-cell table:style-name="ce4" office:value-type="float" office:value="1.9807" calcext:value-type="float">
            <text:p>1.9807</text:p>
          </table:table-cell>
          <table:table-cell table:style-name="ce4" office:value-type="float" office:value="2.1123" calcext:value-type="float">
            <text:p>2.1123</text:p>
          </table:table-cell>
          <table:table-cell table:style-name="ce4" office:value-type="float" office:value="2.2156" calcext:value-type="float">
            <text:p>2.2156</text:p>
          </table:table-cell>
          <table:table-cell table:style-name="ce4" office:value-type="float" office:value="2.5427" calcext:value-type="float">
            <text:p>2.5427</text:p>
          </table:table-cell>
          <table:table-cell table:style-name="ce4" office:value-type="float" office:value="2.738" calcext:value-type="float">
            <text:p>2.7380</text:p>
          </table:table-cell>
          <table:table-cell table:style-name="ce4" office:value-type="float" office:value="2.878" calcext:value-type="float">
            <text:p>2.8780</text:p>
          </table:table-cell>
          <table:table-cell table:style-name="ce4" office:value-type="float" office:value="3.0767" calcext:value-type="float">
            <text:p>3.0767</text:p>
          </table:table-cell>
          <table:table-cell table:style-name="ce4" office:value-type="float" office:value="3.2185" calcext:value-type="float">
            <text:p>3.2185</text:p>
          </table:table-cell>
          <table:table-cell table:style-name="ce4" office:value-type="float" office:value="3.3289" calcext:value-type="float">
            <text:p>3.3289</text:p>
          </table:table-cell>
          <table:table-cell table:style-name="ce4" office:value-type="float" office:value="4.4759" calcext:value-type="float">
            <text:p>4.4759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Repulsion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205" calcext:value-type="float">
            <text:p>0.2050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923" calcext:value-type="float">
            <text:p>0.9230</text:p>
          </table:table-cell>
          <table:table-cell office:value-type="float" office:value="1.0207" calcext:value-type="float">
            <text:p>1.0207</text:p>
          </table:table-cell>
          <table:table-cell office:value-type="float" office:value="1.3431" calcext:value-type="float">
            <text:p>1.3431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6847" calcext:value-type="float">
            <text:p>1.6847</text:p>
          </table:table-cell>
          <table:table-cell table:style-name="ce4" office:value-type="float" office:value="1.8898" calcext:value-type="float">
            <text:p>1.8898</text:p>
          </table:table-cell>
          <table:table-cell table:style-name="ce4" office:value-type="float" office:value="2.0368" calcext:value-type="float">
            <text:p>2.0368</text:p>
          </table:table-cell>
          <table:table-cell table:style-name="ce4" office:value-type="float" office:value="2.1515" calcext:value-type="float">
            <text:p>2.1515</text:p>
          </table:table-cell>
          <table:table-cell table:style-name="ce4" office:value-type="float" office:value="2.5087" calcext:value-type="float">
            <text:p>2.5087</text:p>
          </table:table-cell>
          <table:table-cell table:style-name="ce4" office:value-type="float" office:value="2.7168" calcext:value-type="float">
            <text:p>2.7168</text:p>
          </table:table-cell>
          <table:table-cell table:style-name="ce4" office:value-type="float" office:value="2.8635" calcext:value-type="float">
            <text:p>2.8635</text:p>
          </table:table-cell>
          <table:table-cell table:style-name="ce4" office:value-type="float" office:value="3.0687" calcext:value-type="float">
            <text:p>3.0687</text:p>
          </table:table-cell>
          <table:table-cell table:style-name="ce4" office:value-type="float" office:value="3.2135" calcext:value-type="float">
            <text:p>3.2135</text:p>
          </table:table-cell>
          <table:table-cell table:style-name="ce4" office:value-type="float" office:value="3.3256" calcext:value-type="float">
            <text:p>3.3256</text:p>
          </table:table-cell>
          <table:table-cell table:style-name="ce4" office:value-type="float" office:value="4.4763" calcext:value-type="float">
            <text:p>4.47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(T*)^2*Omega(2,2)*</text:p>
          </table:table-cell>
          <table:table-cell table:style-name="ce1" office:value-type="string" calcext:value-type="string">
            <text:p>Attraction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21" calcext:value-type="float">
            <text:p>0.2100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684" calcext:value-type="float">
            <text:p>0.6840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9541" calcext:value-type="float">
            <text:p>0.9541</text:p>
          </table:table-cell>
          <table:table-cell office:value-type="float" office:value="1.124" calcext:value-type="float">
            <text:p>1.1240</text:p>
          </table:table-cell>
          <table:table-cell office:value-type="float" office:value="1.2486" calcext:value-type="float">
            <text:p>1.2486</text:p>
          </table:table-cell>
          <table:table-cell office:value-type="float" office:value="1.3473" calcext:value-type="float">
            <text:p>1.3473</text:p>
          </table:table-cell>
          <table:table-cell office:value-type="float" office:value="1.6626" calcext:value-type="float">
            <text:p>1.6626</text:p>
          </table:table-cell>
          <table:table-cell office:value-type="float" office:value="1.8517" calcext:value-type="float">
            <text:p>1.8517</text:p>
          </table:table-cell>
          <table:table-cell office:value-type="float" office:value="1.9872" calcext:value-type="float">
            <text:p>1.9872</text:p>
          </table:table-cell>
          <table:table-cell table:style-name="ce4" office:value-type="float" office:value="2.1801" calcext:value-type="float">
            <text:p>2.1801</text:p>
          </table:table-cell>
          <table:table-cell table:style-name="ce4" office:value-type="float" office:value="2.3184" calcext:value-type="float">
            <text:p>2.3184</text:p>
          </table:table-cell>
          <table:table-cell table:style-name="ce4" office:value-type="float" office:value="2.4266" calcext:value-type="float">
            <text:p>2.4266</text:p>
          </table:table-cell>
          <table:table-cell table:style-name="ce4" office:value-type="float" office:value="2.7672" calcext:value-type="float">
            <text:p>2.7672</text:p>
          </table:table-cell>
          <table:table-cell table:style-name="ce4" office:value-type="float" office:value="2.9687" calcext:value-type="float">
            <text:p>2.9687</text:p>
          </table:table-cell>
          <table:table-cell table:style-name="ce4" office:value-type="float" office:value="3.1121" calcext:value-type="float">
            <text:p>3.1121</text:p>
          </table:table-cell>
          <table:table-cell table:style-name="ce4" office:value-type="float" office:value="3.3146" calcext:value-type="float">
            <text:p>3.3146</text:p>
          </table:table-cell>
          <table:table-cell table:style-name="ce4" office:value-type="float" office:value="3.4583" calcext:value-type="float">
            <text:p>3.4583</text:p>
          </table:table-cell>
          <table:table-cell table:style-name="ce4" office:value-type="float" office:value="3.5699" calcext:value-type="float">
            <text:p>3.5699</text:p>
          </table:table-cell>
          <table:table-cell table:style-name="ce4" office:value-type="float" office:value="4.7211" calcext:value-type="float">
            <text:p>4.7211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Repulsion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331" calcext:value-type="float">
            <text:p>0.3310</text:p>
          </table:table-cell>
          <table:table-cell office:value-type="float" office:value="0.546" calcext:value-type="float">
            <text:p>0.5460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8197" calcext:value-type="float">
            <text:p>0.8197</text:p>
          </table:table-cell>
          <table:table-cell office:value-type="float" office:value="1.0006" calcext:value-type="float">
            <text:p>1.0006</text:p>
          </table:table-cell>
          <table:table-cell office:value-type="float" office:value="1.1385" calcext:value-type="float">
            <text:p>1.1385</text:p>
          </table:table-cell>
          <table:table-cell office:value-type="float" office:value="1.2435" calcext:value-type="float">
            <text:p>1.2435</text:p>
          </table:table-cell>
          <table:table-cell office:value-type="float" office:value="1.5892" calcext:value-type="float">
            <text:p>1.5892</text:p>
          </table:table-cell>
          <table:table-cell office:value-type="float" office:value="1.7959" calcext:value-type="float">
            <text:p>1.7959</text:p>
          </table:table-cell>
          <table:table-cell office:value-type="float" office:value="1.9438" calcext:value-type="float">
            <text:p>1.9438</text:p>
          </table:table-cell>
          <table:table-cell table:style-name="ce4" office:value-type="float" office:value="2.1531" calcext:value-type="float">
            <text:p>2.1531</text:p>
          </table:table-cell>
          <table:table-cell table:style-name="ce4" office:value-type="float" office:value="2.3019" calcext:value-type="float">
            <text:p>2.3019</text:p>
          </table:table-cell>
          <table:table-cell table:style-name="ce4" office:value-type="float" office:value="2.4171" calcext:value-type="float">
            <text:p>2.4171</text:p>
          </table:table-cell>
          <table:table-cell table:style-name="ce4" office:value-type="float" office:value="2.7713" calcext:value-type="float">
            <text:p>2.7713</text:p>
          </table:table-cell>
          <table:table-cell table:style-name="ce4" office:value-type="float" office:value="2.9747" calcext:value-type="float">
            <text:p>2.9747</text:p>
          </table:table-cell>
          <table:table-cell table:style-name="ce4" office:value-type="float" office:value="3.1177" calcext:value-type="float">
            <text:p>3.1177</text:p>
          </table:table-cell>
          <table:table-cell table:style-name="ce4" office:value-type="float" office:value="3.3185" calcext:value-type="float">
            <text:p>3.3185</text:p>
          </table:table-cell>
          <table:table-cell table:style-name="ce4" office:value-type="float" office:value="3.461" calcext:value-type="float">
            <text:p>3.4610</text:p>
          </table:table-cell>
          <table:table-cell table:style-name="ce4" office:value-type="float" office:value="3.5719" calcext:value-type="float">
            <text:p>3.5719</text:p>
          </table:table-cell>
          <table:table-cell table:style-name="ce4" office:value-type="float" office:value="4.7211" calcext:value-type="float">
            <text:p>4.72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(T*)^2*Omega(1,4)*</text:p>
          </table:table-cell>
          <table:table-cell table:style-name="ce1" office:value-type="string" calcext:value-type="string">
            <text:p>Attraction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91" calcext:value-type="float">
            <text:p>0.0910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44" calcext:value-type="float">
            <text:p>0.1440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88" calcext:value-type="float">
            <text:p>0.1880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634" calcext:value-type="float">
            <text:p>0.2634</text:p>
          </table:table-cell>
          <table:table-cell table:style-name="ce4" office:value-type="float" office:value="0.2828" calcext:value-type="float">
            <text:p>0.2828</text:p>
          </table:table-cell>
          <table:table-cell table:style-name="ce4" office:value-type="float" office:value="0.2969" calcext:value-type="float">
            <text:p>0.2969</text:p>
          </table:table-cell>
          <table:table-cell table:style-name="ce4" office:value-type="float" office:value="0.3081" calcext:value-type="float">
            <text:p>0.3081</text:p>
          </table:table-cell>
          <table:table-cell table:style-name="ce4" office:value-type="float" office:value="0.3433" calcext:value-type="float">
            <text:p>0.3433</text:p>
          </table:table-cell>
          <table:table-cell table:style-name="ce4" office:value-type="float" office:value="0.3634" calcext:value-type="float">
            <text:p>0.3634</text:p>
          </table:table-cell>
          <table:table-cell table:style-name="ce4" office:value-type="float" office:value="0.3778" calcext:value-type="float">
            <text:p>0.3778</text:p>
          </table:table-cell>
          <table:table-cell table:style-name="ce4" office:value-type="float" office:value="0.3981" calcext:value-type="float">
            <text:p>0.3981</text:p>
          </table:table-cell>
          <table:table-cell table:style-name="ce4" office:value-type="float" office:value="0.4125" calcext:value-type="float">
            <text:p>0.4125</text:p>
          </table:table-cell>
          <table:table-cell table:style-name="ce4" office:value-type="float" office:value="0.4236" calcext:value-type="float">
            <text:p>0.4236</text:p>
          </table:table-cell>
          <table:table-cell table:style-name="ce4" office:value-type="float" office:value="0.5388" calcext:value-type="float">
            <text:p>0.5388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Repulsion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61" calcext:value-type="float">
            <text:p>0.2610</text:p>
          </table:table-cell>
          <table:table-cell table:style-name="ce4" office:value-type="float" office:value="0.2817" calcext:value-type="float">
            <text:p>0.2817</text:p>
          </table:table-cell>
          <table:table-cell table:style-name="ce4" office:value-type="float" office:value="0.2964" calcext:value-type="float">
            <text:p>0.2964</text:p>
          </table:table-cell>
          <table:table-cell table:style-name="ce4" office:value-type="float" office:value="0.3078" calcext:value-type="float">
            <text:p>0.3078</text:p>
          </table:table-cell>
          <table:table-cell table:style-name="ce4" office:value-type="float" office:value="0.3429" calcext:value-type="float">
            <text:p>0.3429</text:p>
          </table:table-cell>
          <table:table-cell table:style-name="ce4" office:value-type="float" office:value="0.3633" calcext:value-type="float">
            <text:p>0.3633</text:p>
          </table:table-cell>
          <table:table-cell table:style-name="ce4" office:value-type="float" office:value="0.3778" calcext:value-type="float">
            <text:p>0.3778</text:p>
          </table:table-cell>
          <table:table-cell table:style-name="ce4" office:value-type="float" office:value="0.3981" calcext:value-type="float">
            <text:p>0.3981</text:p>
          </table:table-cell>
          <table:table-cell table:style-name="ce4" office:value-type="float" office:value="0.4125" calcext:value-type="float">
            <text:p>0.4125</text:p>
          </table:table-cell>
          <table:table-cell table:style-name="ce4" office:value-type="float" office:value="0.4236" calcext:value-type="float">
            <text:p>0.4236</text:p>
          </table:table-cell>
          <table:table-cell table:style-name="ce4" office:value-type="float" office:value="0.5388" calcext:value-type="float">
            <text:p>0.53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(T*)^2*Omega(1,5)*</text:p>
          </table:table-cell>
          <table:table-cell table:style-name="ce1" office:value-type="string" calcext:value-type="string">
            <text:p>Attraction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" calcext:value-type="float">
            <text:p>0.0500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33" calcext:value-type="float">
            <text:p>0.1330</text:p>
          </table:table-cell>
          <table:table-cell office:value-type="float" office:value="0.14" calcext:value-type="float">
            <text:p>0.1400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835" calcext:value-type="float">
            <text:p>0.1835</text:p>
          </table:table-cell>
          <table:table-cell table:style-name="ce4" office:value-type="float" office:value="0.1967" calcext:value-type="float">
            <text:p>0.1967</text:p>
          </table:table-cell>
          <table:table-cell table:style-name="ce4" office:value-type="float" office:value="0.2062" calcext:value-type="float">
            <text:p>0.2062</text:p>
          </table:table-cell>
          <table:table-cell table:style-name="ce4" office:value-type="float" office:value="0.2137" calcext:value-type="float">
            <text:p>0.2137</text:p>
          </table:table-cell>
          <table:table-cell table:style-name="ce4" office:value-type="float" office:value="0.2373" calcext:value-type="float">
            <text:p>0.2373</text:p>
          </table:table-cell>
          <table:table-cell table:style-name="ce4" office:value-type="float" office:value="0.2506" calcext:value-type="float">
            <text:p>0.2506</text:p>
          </table:table-cell>
          <table:table-cell table:style-name="ce4" office:value-type="float" office:value="0.2602" calcext:value-type="float">
            <text:p>0.2602</text:p>
          </table:table-cell>
          <table:table-cell table:style-name="ce4" office:value-type="float" office:value="0.2737" calcext:value-type="float">
            <text:p>0.2737</text:p>
          </table:table-cell>
          <table:table-cell table:style-name="ce4" office:value-type="float" office:value="0.2833" calcext:value-type="float">
            <text:p>0.2833</text:p>
          </table:table-cell>
          <table:table-cell table:style-name="ce4" office:value-type="float" office:value="0.2908" calcext:value-type="float">
            <text:p>0.2908</text:p>
          </table:table-cell>
          <table:table-cell table:style-name="ce4" office:value-type="float" office:value="0.3675" calcext:value-type="float">
            <text:p>0.3675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Repulsion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5" calcext:value-type="float">
            <text:p>0.0500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93" calcext:value-type="float">
            <text:p>0.0930</text:p>
          </table:table-cell>
          <table:table-cell office:value-type="float" office:value="0.103" calcext:value-type="float">
            <text:p>0.1030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1825" calcext:value-type="float">
            <text:p>0.1825</text:p>
          </table:table-cell>
          <table:table-cell table:style-name="ce4" office:value-type="float" office:value="0.1963" calcext:value-type="float">
            <text:p>0.1963</text:p>
          </table:table-cell>
          <table:table-cell table:style-name="ce4" office:value-type="float" office:value="0.2061" calcext:value-type="float">
            <text:p>0.2061</text:p>
          </table:table-cell>
          <table:table-cell table:style-name="ce4" office:value-type="float" office:value="0.2136" calcext:value-type="float">
            <text:p>0.2136</text:p>
          </table:table-cell>
          <table:table-cell table:style-name="ce4" office:value-type="float" office:value="0.237" calcext:value-type="float">
            <text:p>0.2370</text:p>
          </table:table-cell>
          <table:table-cell table:style-name="ce4" office:value-type="float" office:value="0.2506" calcext:value-type="float">
            <text:p>0.2506</text:p>
          </table:table-cell>
          <table:table-cell table:style-name="ce4" office:value-type="float" office:value="0.2602" calcext:value-type="float">
            <text:p>0.2602</text:p>
          </table:table-cell>
          <table:table-cell table:style-name="ce4" office:value-type="float" office:value="0.2737" calcext:value-type="float">
            <text:p>0.2737</text:p>
          </table:table-cell>
          <table:table-cell table:style-name="ce4" office:value-type="float" office:value="0.2833" calcext:value-type="float">
            <text:p>0.2833</text:p>
          </table:table-cell>
          <table:table-cell table:style-name="ce4" office:value-type="float" office:value="0.2908" calcext:value-type="float">
            <text:p>0.2908</text:p>
          </table:table-cell>
          <table:table-cell table:style-name="ce4" office:value-type="float" office:value="0.3675" calcext:value-type="float">
            <text:p>0.36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(T*)^2*Omega(2,4)*</text:p>
          </table:table-cell>
          <table:table-cell table:style-name="ce1" office:value-type="string" calcext:value-type="string">
            <text:p>Attraction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353" calcext:value-type="float">
            <text:p>0.3530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7149" calcext:value-type="float">
            <text:p>0.7149</text:p>
          </table:table-cell>
          <table:table-cell table:style-name="ce4" office:value-type="float" office:value="0.7738" calcext:value-type="float">
            <text:p>0.7738</text:p>
          </table:table-cell>
          <table:table-cell table:style-name="ce4" office:value-type="float" office:value="0.8164" calcext:value-type="float">
            <text:p>0.8164</text:p>
          </table:table-cell>
          <table:table-cell table:style-name="ce4" office:value-type="float" office:value="0.8502" calcext:value-type="float">
            <text:p>0.8502</text:p>
          </table:table-cell>
          <table:table-cell table:style-name="ce4" office:value-type="float" office:value="0.9566" calcext:value-type="float">
            <text:p>0.9566</text:p>
          </table:table-cell>
          <table:table-cell table:style-name="ce4" office:value-type="float" office:value="1.0161" calcext:value-type="float">
            <text:p>1.0161</text:p>
          </table:table-cell>
          <table:table-cell table:style-name="ce4" office:value-type="float" office:value="1.0588" calcext:value-type="float">
            <text:p>1.0588</text:p>
          </table:table-cell>
          <table:table-cell table:style-name="ce4" office:value-type="float" office:value="1.1194" calcext:value-type="float">
            <text:p>1.1194</text:p>
          </table:table-cell>
          <table:table-cell table:style-name="ce4" office:value-type="float" office:value="1.1628" calcext:value-type="float">
            <text:p>1.1628</text:p>
          </table:table-cell>
          <table:table-cell table:style-name="ce4" office:value-type="float" office:value="1.1959" calcext:value-type="float">
            <text:p>1.1959</text:p>
          </table:table-cell>
          <table:table-cell table:style-name="ce4" office:value-type="float" office:value="1.5413" calcext:value-type="float">
            <text:p>1.5413</text:p>
          </table:table-cell>
          <table:table-cell table:number-columns-repeated="2"/>
        </table:table-row>
        <table:table-row table:style-name="ro1">
          <table:covered-table-cell table:style-name="ce1"/>
          <table:table-cell table:style-name="ce1" office:value-type="string" calcext:value-type="string">
            <text:p>Repulsion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62" calcext:value-type="float">
            <text:p>0.4620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7089" calcext:value-type="float">
            <text:p>0.7089</text:p>
          </table:table-cell>
          <table:table-cell table:style-name="ce4" office:value-type="float" office:value="0.7707" calcext:value-type="float">
            <text:p>0.7707</text:p>
          </table:table-cell>
          <table:table-cell table:style-name="ce4" office:value-type="float" office:value="0.8145" calcext:value-type="float">
            <text:p>0.8145</text:p>
          </table:table-cell>
          <table:table-cell table:style-name="ce4" office:value-type="float" office:value="0.8483" calcext:value-type="float">
            <text:p>0.8483</text:p>
          </table:table-cell>
          <table:table-cell table:style-name="ce4" office:value-type="float" office:value="0.9534" calcext:value-type="float">
            <text:p>0.9534</text:p>
          </table:table-cell>
          <table:table-cell table:style-name="ce4" office:value-type="float" office:value="1.0149" calcext:value-type="float">
            <text:p>1.0149</text:p>
          </table:table-cell>
          <table:table-cell table:style-name="ce4" office:value-type="float" office:value="1.0583" calcext:value-type="float">
            <text:p>1.0583</text:p>
          </table:table-cell>
          <table:table-cell table:style-name="ce4" office:value-type="float" office:value="1.1193" calcext:value-type="float">
            <text:p>1.1193</text:p>
          </table:table-cell>
          <table:table-cell table:style-name="ce4" office:value-type="float" office:value="1.1624" calcext:value-type="float">
            <text:p>1.1624</text:p>
          </table:table-cell>
          <table:table-cell table:style-name="ce4" office:value-type="float" office:value="1.1959" calcext:value-type="float">
            <text:p>1.1959</text:p>
          </table:table-cell>
          <table:table-cell table:style-name="ce4" office:value-type="float" office:value="1.5413" calcext:value-type="float">
            <text:p>1.54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B*</text:p>
          </table:table-cell>
          <table:table-cell table:style-name="ce1" office:value-type="string" calcext:value-type="string">
            <text:p>Attraction</text:p>
          </table:table-cell>
          <table:table-cell table:style-name="ce6" office:value-type="float" office:value="1.4695" calcext:value-type="float">
            <text:p>1.4695</text:p>
          </table:table-cell>
          <table:table-cell table:style-name="ce6" office:value-type="float" office:value="1.4577" calcext:value-type="float">
            <text:p>1.4577</text:p>
          </table:table-cell>
          <table:table-cell table:style-name="ce6" office:value-type="float" office:value="1.4297" calcext:value-type="float">
            <text:p>1.4297</text:p>
          </table:table-cell>
          <table:table-cell table:style-name="ce7" office:value-type="float" office:value="1.3987" calcext:value-type="float">
            <text:p>1.3987</text:p>
          </table:table-cell>
          <table:table-cell table:style-name="ce7" office:value-type="float" office:value="1.3668" calcext:value-type="float">
            <text:p>1.3668</text:p>
          </table:table-cell>
          <table:table-cell table:style-name="ce7" office:value-type="float" office:value="1.3425" calcext:value-type="float">
            <text:p>1.3425</text:p>
          </table:table-cell>
          <table:table-cell table:style-name="ce7" office:value-type="float" office:value="1.3252" calcext:value-type="float">
            <text:p>1.3252</text:p>
          </table:table-cell>
          <table:table-cell table:style-name="ce7" office:value-type="float" office:value="1.2798" calcext:value-type="float">
            <text:p>1.2798</text:p>
          </table:table-cell>
          <table:table-cell table:style-name="ce7" office:value-type="float" office:value="1.2585" calcext:value-type="float">
            <text:p>1.2585</text:p>
          </table:table-cell>
          <table:table-cell table:style-name="ce7" office:value-type="float" office:value="1.2442" calcext:value-type="float">
            <text:p>1.2442</text:p>
          </table:table-cell>
          <table:table-cell table:style-name="ce7" office:value-type="float" office:value="1.2255" calcext:value-type="float">
            <text:p>1.2255</text:p>
          </table:table-cell>
          <table:table-cell table:style-name="ce7" office:value-type="float" office:value="1.2133" calcext:value-type="float">
            <text:p>1.2133</text:p>
          </table:table-cell>
          <table:table-cell table:style-name="ce7" office:value-type="float" office:value="1.2043" calcext:value-type="float">
            <text:p>1.2043</text:p>
          </table:table-cell>
          <table:table-cell table:style-name="ce7" office:value-type="float" office:value="1.1798" calcext:value-type="float">
            <text:p>1.1798</text:p>
          </table:table-cell>
          <table:table-cell table:style-name="ce7" office:value-type="float" office:value="1.1673" calcext:value-type="float">
            <text:p>1.1673</text:p>
          </table:table-cell>
          <table:table-cell table:style-name="ce7" office:value-type="float" office:value="1.159" calcext:value-type="float">
            <text:p>1.1590</text:p>
          </table:table-cell>
          <table:table-cell office:value-type="float" office:value="1.1481" calcext:value-type="float">
            <text:p>1.1481</text:p>
          </table:table-cell>
          <table:table-cell office:value-type="float" office:value="1.1409" calcext:value-type="float">
            <text:p>1.1409</text:p>
          </table:table-cell>
          <table:table-cell office:value-type="float" office:value="1.1358" calcext:value-type="float">
            <text:p>1.1358</text:p>
          </table:table-cell>
          <table:table-cell office:value-type="float" office:value="1.122" calcext:value-type="float">
            <text:p>1.1220</text:p>
          </table:table-cell>
          <table:table-cell office:value-type="float" office:value="1.1151" calcext:value-type="float">
            <text:p>1.1151</text:p>
          </table:table-cell>
          <table:table-cell table:style-name="ce6" office:value-type="float" office:value="1.1106" calcext:value-type="float">
            <text:p>1.1106</text:p>
          </table:table-cell>
          <table:table-cell table:style-name="ce6" office:value-type="float" office:value="1.1045" calcext:value-type="float">
            <text:p>1.1045</text:p>
          </table:table-cell>
          <table:table-cell table:style-name="ce6" office:value-type="float" office:value="1.1005" calcext:value-type="float">
            <text:p>1.1005</text:p>
          </table:table-cell>
          <table:table-cell table:style-name="ce6" office:value-type="float" office:value="1.0975" calcext:value-type="float">
            <text:p>1.0975</text:p>
          </table:table-cell>
          <table:table-cell table:style-name="ce6" office:value-type="float" office:value="1.0734" calcext:value-type="float">
            <text:p>1.0734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Repulsion</text:p>
          </table:table-cell>
          <table:table-cell table:style-name="ce6" office:value-type="float" office:value="1.3646" calcext:value-type="float">
            <text:p>1.3646</text:p>
          </table:table-cell>
          <table:table-cell table:style-name="ce6" office:value-type="float" office:value="1.3865" calcext:value-type="float">
            <text:p>1.3865</text:p>
          </table:table-cell>
          <table:table-cell table:style-name="ce6" office:value-type="float" office:value="1.3946" calcext:value-type="float">
            <text:p>1.3946</text:p>
          </table:table-cell>
          <table:table-cell table:style-name="ce7" office:value-type="float" office:value="1.3976" calcext:value-type="float">
            <text:p>1.3976</text:p>
          </table:table-cell>
          <table:table-cell table:style-name="ce7" office:value-type="float" office:value="1.3972" calcext:value-type="float">
            <text:p>1.3972</text:p>
          </table:table-cell>
          <table:table-cell table:style-name="ce7" office:value-type="float" office:value="1.3933" calcext:value-type="float">
            <text:p>1.3933</text:p>
          </table:table-cell>
          <table:table-cell table:style-name="ce7" office:value-type="float" office:value="1.3884" calcext:value-type="float">
            <text:p>1.3884</text:p>
          </table:table-cell>
          <table:table-cell table:style-name="ce7" office:value-type="float" office:value="1.3627" calcext:value-type="float">
            <text:p>1.3627</text:p>
          </table:table-cell>
          <table:table-cell table:style-name="ce7" office:value-type="float" office:value="1.342" calcext:value-type="float">
            <text:p>1.3420</text:p>
          </table:table-cell>
          <table:table-cell table:style-name="ce7" office:value-type="float" office:value="1.3255" calcext:value-type="float">
            <text:p>1.3255</text:p>
          </table:table-cell>
          <table:table-cell table:style-name="ce7" office:value-type="float" office:value="1.3011" calcext:value-type="float">
            <text:p>1.3011</text:p>
          </table:table-cell>
          <table:table-cell table:style-name="ce7" office:value-type="float" office:value="1.2833" calcext:value-type="float">
            <text:p>1.2833</text:p>
          </table:table-cell>
          <table:table-cell table:style-name="ce7" office:value-type="float" office:value="1.2697" calcext:value-type="float">
            <text:p>1.2697</text:p>
          </table:table-cell>
          <table:table-cell table:style-name="ce7" office:value-type="float" office:value="1.2295" calcext:value-type="float">
            <text:p>1.2295</text:p>
          </table:table-cell>
          <table:table-cell table:style-name="ce7" office:value-type="float" office:value="1.2083" calcext:value-type="float">
            <text:p>1.2083</text:p>
          </table:table-cell>
          <table:table-cell table:style-name="ce7" office:value-type="float" office:value="1.1945" calcext:value-type="float">
            <text:p>1.1945</text:p>
          </table:table-cell>
          <table:table-cell office:value-type="float" office:value="1.177" calcext:value-type="float">
            <text:p>1.1770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158" calcext:value-type="float">
            <text:p>1.1580</text:p>
          </table:table-cell>
          <table:table-cell office:value-type="float" office:value="1.1365" calcext:value-type="float">
            <text:p>1.1365</text:p>
          </table:table-cell>
          <table:table-cell office:value-type="float" office:value="1.1254" calcext:value-type="float">
            <text:p>1.1254</text:p>
          </table:table-cell>
          <table:table-cell table:style-name="ce6" office:value-type="float" office:value="1.1181" calcext:value-type="float">
            <text:p>1.1181</text:p>
          </table:table-cell>
          <table:table-cell table:style-name="ce6" office:value-type="float" office:value="1.1089" calcext:value-type="float">
            <text:p>1.1089</text:p>
          </table:table-cell>
          <table:table-cell table:style-name="ce6" office:value-type="float" office:value="1.1033" calcext:value-type="float">
            <text:p>1.1033</text:p>
          </table:table-cell>
          <table:table-cell table:style-name="ce6" office:value-type="float" office:value="1.0994" calcext:value-type="float">
            <text:p>1.0994</text:p>
          </table:table-cell>
          <table:table-cell table:style-name="ce6" office:value-type="float" office:value="1.0733" calcext:value-type="float">
            <text:p>1.07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*</text:p>
          </table:table-cell>
          <table:table-cell table:style-name="ce1" office:value-type="string" calcext:value-type="string">
            <text:p>Attraction</text:p>
          </table:table-cell>
          <table:table-cell table:style-name="ce6" office:value-type="float" office:value="0.7573" calcext:value-type="float">
            <text:p>0.7573</text:p>
          </table:table-cell>
          <table:table-cell table:style-name="ce6" office:value-type="float" office:value="0.6585" calcext:value-type="float">
            <text:p>0.6585</text:p>
          </table:table-cell>
          <table:table-cell table:style-name="ce6" office:value-type="float" office:value="0.615" calcext:value-type="float">
            <text:p>0.6150</text:p>
          </table:table-cell>
          <table:table-cell table:style-name="ce7" office:value-type="float" office:value="0.5852" calcext:value-type="float">
            <text:p>0.5852</text:p>
          </table:table-cell>
          <table:table-cell table:style-name="ce7" office:value-type="float" office:value="0.5549" calcext:value-type="float">
            <text:p>0.5549</text:p>
          </table:table-cell>
          <table:table-cell table:style-name="ce7" office:value-type="float" office:value="0.5356" calcext:value-type="float">
            <text:p>0.5356</text:p>
          </table:table-cell>
          <table:table-cell table:style-name="ce7" office:value-type="float" office:value="0.5226" calcext:value-type="float">
            <text:p>0.5226</text:p>
          </table:table-cell>
          <table:table-cell table:style-name="ce7" office:value-type="float" office:value="0.4901" calcext:value-type="float">
            <text:p>0.4901</text:p>
          </table:table-cell>
          <table:table-cell table:style-name="ce7" office:value-type="float" office:value="0.4756" calcext:value-type="float">
            <text:p>0.4756</text:p>
          </table:table-cell>
          <table:table-cell table:style-name="ce7" office:value-type="float" office:value="0.4663" calcext:value-type="float">
            <text:p>0.4663</text:p>
          </table:table-cell>
          <table:table-cell table:style-name="ce7" office:value-type="float" office:value="0.4546" calcext:value-type="float">
            <text:p>0.4546</text:p>
          </table:table-cell>
          <table:table-cell table:style-name="ce7" office:value-type="float" office:value="0.4471" calcext:value-type="float">
            <text:p>0.4471</text:p>
          </table:table-cell>
          <table:table-cell table:style-name="ce7" office:value-type="float" office:value="0.4417" calcext:value-type="float">
            <text:p>0.4417</text:p>
          </table:table-cell>
          <table:table-cell table:style-name="ce7" office:value-type="float" office:value="0.4273" calcext:value-type="float">
            <text:p>0.4273</text:p>
          </table:table-cell>
          <table:table-cell table:style-name="ce7" office:value-type="float" office:value="0.42" calcext:value-type="float">
            <text:p>0.4200</text:p>
          </table:table-cell>
          <table:table-cell table:style-name="ce7" office:value-type="float" office:value="0.4154" calcext:value-type="float">
            <text:p>0.4154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3919" calcext:value-type="float">
            <text:p>0.3919</text:p>
          </table:table-cell>
          <table:table-cell table:style-name="ce6" office:value-type="float" office:value="0.3894" calcext:value-type="float">
            <text:p>0.3894</text:p>
          </table:table-cell>
          <table:table-cell table:style-name="ce6" office:value-type="float" office:value="0.3862" calcext:value-type="float">
            <text:p>0.3862</text:p>
          </table:table-cell>
          <table:table-cell table:style-name="ce6" office:value-type="float" office:value="0.3841" calcext:value-type="float">
            <text:p>0.3841</text:p>
          </table:table-cell>
          <table:table-cell table:style-name="ce6" office:value-type="float" office:value="0.3825" calcext:value-type="float">
            <text:p>0.3825</text:p>
          </table:table-cell>
          <table:table-cell table:style-name="ce6" office:value-type="float" office:value="0.3702" calcext:value-type="float">
            <text:p>0.3702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Repulsion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6858" calcext:value-type="float">
            <text:p>0.6858</text:p>
          </table:table-cell>
          <table:table-cell table:style-name="ce8" office:value-type="float" office:value="0.6675" calcext:value-type="float">
            <text:p>0.6675</text:p>
          </table:table-cell>
          <table:table-cell table:style-name="ce8" office:value-type="float" office:value="0.6411" calcext:value-type="float">
            <text:p>0.6411</text:p>
          </table:table-cell>
          <table:table-cell table:style-name="ce8" office:value-type="float" office:value="0.6221" calcext:value-type="float">
            <text:p>0.6221</text:p>
          </table:table-cell>
          <table:table-cell table:style-name="ce8" office:value-type="float" office:value="0.6075" calcext:value-type="float">
            <text:p>0.6075</text:p>
          </table:table-cell>
          <table:table-cell table:style-name="ce8" office:value-type="float" office:value="0.5632" calcext:value-type="float">
            <text:p>0.5632</text:p>
          </table:table-cell>
          <table:table-cell table:style-name="ce8" office:value-type="float" office:value="0.5391" calcext:value-type="float">
            <text:p>0.5391</text:p>
          </table:table-cell>
          <table:table-cell table:style-name="ce8" office:value-type="float" office:value="0.523" calcext:value-type="float">
            <text:p>0.5230</text:p>
          </table:table-cell>
          <table:table-cell table:style-name="ce8" office:value-type="float" office:value="0.5022" calcext:value-type="float">
            <text:p>0.5022</text:p>
          </table:table-cell>
          <table:table-cell table:style-name="ce8" office:value-type="float" office:value="0.4886" calcext:value-type="float">
            <text:p>0.4886</text:p>
          </table:table-cell>
          <table:table-cell table:style-name="ce8" office:value-type="float" office:value="0.4789" calcext:value-type="float">
            <text:p>0.4789</text:p>
          </table:table-cell>
          <table:table-cell table:style-name="ce8" office:value-type="float" office:value="0.4529" calcext:value-type="float">
            <text:p>0.4529</text:p>
          </table:table-cell>
          <table:table-cell table:style-name="ce8" office:value-type="float" office:value="0.4404" calcext:value-type="float">
            <text:p>0.4404</text:p>
          </table:table-cell>
          <table:table-cell table:style-name="ce8" office:value-type="float" office:value="0.4326" calcext:value-type="float">
            <text:p>0.4326</text:p>
          </table:table-cell>
          <table:table-cell table:style-name="ce4" office:value-type="float" office:value="0.423" calcext:value-type="float">
            <text:p>0.4230</text:p>
          </table:table-cell>
          <table:table-cell table:style-name="ce4" office:value-type="float" office:value="0.417" calcext:value-type="float">
            <text:p>0.4170</text:p>
          </table:table-cell>
          <table:table-cell table:style-name="ce4" office:value-type="float" office:value="0.4128" calcext:value-type="float">
            <text:p>0.4128</text:p>
          </table:table-cell>
          <table:table-cell table:style-name="ce4" office:value-type="float" office:value="0.4013" calcext:value-type="float">
            <text:p>0.4013</text:p>
          </table:table-cell>
          <table:table-cell table:style-name="ce4" office:value-type="float" office:value="0.3955" calcext:value-type="float">
            <text:p>0.3955</text:p>
          </table:table-cell>
          <table:table-cell table:style-name="ce4" office:value-type="float" office:value="0.392" calcext:value-type="float">
            <text:p>0.3920</text:p>
          </table:table-cell>
          <table:table-cell table:style-name="ce4" office:value-type="float" office:value="0.3876" calcext:value-type="float">
            <text:p>0.3876</text:p>
          </table:table-cell>
          <table:table-cell table:style-name="ce4" office:value-type="float" office:value="0.3849" calcext:value-type="float">
            <text:p>0.3849</text:p>
          </table:table-cell>
          <table:table-cell table:style-name="ce4" office:value-type="float" office:value="0.3831" calcext:value-type="float">
            <text:p>0.3831</text:p>
          </table:table-cell>
          <table:table-cell table:style-name="ce4" office:value-type="float" office:value="0.3702" calcext:value-type="float">
            <text:p>0.3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E*</text:p>
          </table:table-cell>
          <table:table-cell table:style-name="ce1" office:value-type="string" calcext:value-type="string">
            <text:p>Attraction</text:p>
          </table:table-cell>
          <table:table-cell table:style-name="ce6" office:value-type="float" office:value="0.8411" calcext:value-type="float">
            <text:p>0.8411</text:p>
          </table:table-cell>
          <table:table-cell table:style-name="ce6" office:value-type="float" office:value="0.8121" calcext:value-type="float">
            <text:p>0.8121</text:p>
          </table:table-cell>
          <table:table-cell table:style-name="ce6" office:value-type="float" office:value="0.774" calcext:value-type="float">
            <text:p>0.7740</text:p>
          </table:table-cell>
          <table:table-cell table:style-name="ce7" office:value-type="float" office:value="0.746" calcext:value-type="float">
            <text:p>0.7460</text:p>
          </table:table-cell>
          <table:table-cell table:style-name="ce7" office:value-type="float" office:value="0.7103" calcext:value-type="float">
            <text:p>0.7103</text:p>
          </table:table-cell>
          <table:table-cell table:style-name="ce7" office:value-type="float" office:value="0.6878" calcext:value-type="float">
            <text:p>0.6878</text:p>
          </table:table-cell>
          <table:table-cell table:style-name="ce7" office:value-type="float" office:value="0.6726" calcext:value-type="float">
            <text:p>0.6726</text:p>
          </table:table-cell>
          <table:table-cell table:style-name="ce7" office:value-type="float" office:value="0.6344" calcext:value-type="float">
            <text:p>0.6344</text:p>
          </table:table-cell>
          <table:table-cell table:style-name="ce7" office:value-type="float" office:value="0.6174" calcext:value-type="float">
            <text:p>0.6174</text:p>
          </table:table-cell>
          <table:table-cell table:style-name="ce7" office:value-type="float" office:value="0.6073" calcext:value-type="float">
            <text:p>0.6073</text:p>
          </table:table-cell>
          <table:table-cell table:style-name="ce7" office:value-type="float" office:value="0.5951" calcext:value-type="float">
            <text:p>0.5951</text:p>
          </table:table-cell>
          <table:table-cell table:style-name="ce7" office:value-type="float" office:value="0.5878" calcext:value-type="float">
            <text:p>0.5878</text:p>
          </table:table-cell>
          <table:table-cell table:style-name="ce7" office:value-type="float" office:value="0.5827" calcext:value-type="float">
            <text:p>0.5827</text:p>
          </table:table-cell>
          <table:table-cell table:style-name="ce7" office:value-type="float" office:value="0.5696" calcext:value-type="float">
            <text:p>0.5696</text:p>
          </table:table-cell>
          <table:table-cell table:style-name="ce7" office:value-type="float" office:value="0.5634" calcext:value-type="float">
            <text:p>0.5634</text:p>
          </table:table-cell>
          <table:table-cell table:style-name="ce7" office:value-type="float" office:value="0.5595" calcext:value-type="float">
            <text:p>0.5595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5419" calcext:value-type="float">
            <text:p>0.5419</text:p>
          </table:table-cell>
          <table:table-cell table:style-name="ce6" office:value-type="float" office:value="0.5401" calcext:value-type="float">
            <text:p>0.5401</text:p>
          </table:table-cell>
          <table:table-cell table:style-name="ce6" office:value-type="float" office:value="0.5377" calcext:value-type="float">
            <text:p>0.5377</text:p>
          </table:table-cell>
          <table:table-cell table:style-name="ce6" office:value-type="float" office:value="0.5361" calcext:value-type="float">
            <text:p>0.5361</text:p>
          </table:table-cell>
          <table:table-cell table:style-name="ce6" office:value-type="float" office:value="0.535" calcext:value-type="float">
            <text:p>0.5350</text:p>
          </table:table-cell>
          <table:table-cell table:style-name="ce6" office:value-type="float" office:value="0.5265" calcext:value-type="float">
            <text:p>0.5265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Repulsion</text:p>
          </table:table-cell>
          <table:table-cell table:style-name="ce6" office:value-type="float" office:value="0.8146" calcext:value-type="float">
            <text:p>0.8146</text:p>
          </table:table-cell>
          <table:table-cell table:style-name="ce6" office:value-type="float" office:value="0.7836" calcext:value-type="float">
            <text:p>0.7836</text:p>
          </table:table-cell>
          <table:table-cell table:style-name="ce6" office:value-type="float" office:value="0.7634" calcext:value-type="float">
            <text:p>0.7634</text:p>
          </table:table-cell>
          <table:table-cell table:style-name="ce7" office:value-type="float" office:value="0.7483" calcext:value-type="float">
            <text:p>0.7483</text:p>
          </table:table-cell>
          <table:table-cell table:style-name="ce7" office:value-type="float" office:value="0.7265" calcext:value-type="float">
            <text:p>0.7265</text:p>
          </table:table-cell>
          <table:table-cell table:style-name="ce7" office:value-type="float" office:value="0.7108" calcext:value-type="float">
            <text:p>0.7108</text:p>
          </table:table-cell>
          <table:table-cell table:style-name="ce7" office:value-type="float" office:value="0.6988" calcext:value-type="float">
            <text:p>0.6988</text:p>
          </table:table-cell>
          <table:table-cell table:style-name="ce7" office:value-type="float" office:value="0.6628" calcext:value-type="float">
            <text:p>0.6628</text:p>
          </table:table-cell>
          <table:table-cell table:style-name="ce7" office:value-type="float" office:value="0.6436" calcext:value-type="float">
            <text:p>0.6436</text:p>
          </table:table-cell>
          <table:table-cell table:style-name="ce7" office:value-type="float" office:value="0.6311" calcext:value-type="float">
            <text:p>0.6311</text:p>
          </table:table-cell>
          <table:table-cell table:style-name="ce7" office:value-type="float" office:value="0.6152" calcext:value-type="float">
            <text:p>0.6152</text:p>
          </table:table-cell>
          <table:table-cell table:style-name="ce7" office:value-type="float" office:value="0.6052" calcext:value-type="float">
            <text:p>0.6052</text:p>
          </table:table-cell>
          <table:table-cell table:style-name="ce7" office:value-type="float" office:value="0.5981" calcext:value-type="float">
            <text:p>0.5981</text:p>
          </table:table-cell>
          <table:table-cell table:style-name="ce7" office:value-type="float" office:value="0.5797" calcext:value-type="float">
            <text:p>0.5797</text:p>
          </table:table-cell>
          <table:table-cell table:style-name="ce7" office:value-type="float" office:value="0.5714" calcext:value-type="float">
            <text:p>0.5714</text:p>
          </table:table-cell>
          <table:table-cell table:style-name="ce7" office:value-type="float" office:value="0.5663" calcext:value-type="float">
            <text:p>0.5663</text:p>
          </table:table-cell>
          <table:table-cell office:value-type="float" office:value="0.56" calcext:value-type="float">
            <text:p>0.5600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419" calcext:value-type="float">
            <text:p>0.5419</text:p>
          </table:table-cell>
          <table:table-cell table:style-name="ce6" office:value-type="float" office:value="0.5398" calcext:value-type="float">
            <text:p>0.5398</text:p>
          </table:table-cell>
          <table:table-cell table:style-name="ce6" office:value-type="float" office:value="0.5373" calcext:value-type="float">
            <text:p>0.5373</text:p>
          </table:table-cell>
          <table:table-cell table:style-name="ce6" office:value-type="float" office:value="0.5358" calcext:value-type="float">
            <text:p>0.5358</text:p>
          </table:table-cell>
          <table:table-cell table:style-name="ce6" office:value-type="float" office:value="0.5348" calcext:value-type="float">
            <text:p>0.5348</text:p>
          </table:table-cell>
          <table:table-cell table:style-name="ce6" office:value-type="float" office:value="0.5265" calcext:value-type="float">
            <text:p>0.5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F*</text:p>
          </table:table-cell>
          <table:table-cell table:style-name="ce1" office:value-type="string" calcext:value-type="string">
            <text:p>Attraction</text:p>
          </table:table-cell>
          <table:table-cell table:style-name="ce6" office:value-type="float" office:value="0.6805" calcext:value-type="float">
            <text:p>0.6805</text:p>
          </table:table-cell>
          <table:table-cell table:style-name="ce6" office:value-type="float" office:value="0.6043" calcext:value-type="float">
            <text:p>0.6043</text:p>
          </table:table-cell>
          <table:table-cell table:style-name="ce6" office:value-type="float" office:value="0.5916" calcext:value-type="float">
            <text:p>0.5916</text:p>
          </table:table-cell>
          <table:table-cell table:style-name="ce6" office:value-type="float" office:value="0.5872" calcext:value-type="float">
            <text:p>0.5872</text:p>
          </table:table-cell>
          <table:table-cell table:style-name="ce6" office:value-type="float" office:value="0.5937" calcext:value-type="float">
            <text:p>0.5937</text:p>
          </table:table-cell>
          <table:table-cell table:style-name="ce6" office:value-type="float" office:value="0.5989" calcext:value-type="float">
            <text:p>0.5989</text:p>
          </table:table-cell>
          <table:table-cell table:style-name="ce6" office:value-type="float" office:value="0.6032" calcext:value-type="float">
            <text:p>0.6032</text:p>
          </table:table-cell>
          <table:table-cell table:style-name="ce6" office:value-type="float" office:value="0.6142" calcext:value-type="float">
            <text:p>0.6142</text:p>
          </table:table-cell>
          <table:table-cell table:style-name="ce6" office:value-type="float" office:value="0.6177" calcext:value-type="float">
            <text:p>0.6177</text:p>
          </table:table-cell>
          <table:table-cell table:style-name="ce6" office:value-type="float" office:value="0.6182" calcext:value-type="float">
            <text:p>0.6182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6" office:value-type="float" office:value="0.6148" calcext:value-type="float">
            <text:p>0.6148</text:p>
          </table:table-cell>
          <table:table-cell table:style-name="ce6" office:value-type="float" office:value="0.6126" calcext:value-type="float">
            <text:p>0.6126</text:p>
          </table:table-cell>
          <table:table-cell table:style-name="ce6" office:value-type="float" office:value="0.6044" calcext:value-type="float">
            <text:p>0.6044</text:p>
          </table:table-cell>
          <table:table-cell table:style-name="ce6" office:value-type="float" office:value="0.5989" calcext:value-type="float">
            <text:p>0.5989</text:p>
          </table:table-cell>
          <table:table-cell table:style-name="ce6"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5724" calcext:value-type="float">
            <text:p>0.5724</text:p>
          </table:table-cell>
          <table:table-cell table:style-name="ce6" office:value-type="float" office:value="0.5696" calcext:value-type="float">
            <text:p>0.5696</text:p>
          </table:table-cell>
          <table:table-cell table:style-name="ce6" office:value-type="float" office:value="0.5657" calcext:value-type="float">
            <text:p>0.5657</text:p>
          </table:table-cell>
          <table:table-cell table:style-name="ce6" office:value-type="float" office:value="0.5631" calcext:value-type="float">
            <text:p>0.5631</text:p>
          </table:table-cell>
          <table:table-cell table:style-name="ce6" office:value-type="float" office:value="0.5612" calcext:value-type="float">
            <text:p>0.5612</text:p>
          </table:table-cell>
          <table:table-cell table:style-name="ce6" office:value-type="float" office:value="0.546" calcext:value-type="float">
            <text:p>0.5460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Repulsion</text:p>
          </table:table-cell>
          <table:table-cell table:style-name="ce6" office:value-type="float" office:value="0.9721" calcext:value-type="float">
            <text:p>0.9721</text:p>
          </table:table-cell>
          <table:table-cell table:style-name="ce6" office:value-type="float" office:value="0.9455" calcext:value-type="float">
            <text:p>0.9455</text:p>
          </table:table-cell>
          <table:table-cell table:style-name="ce6" office:value-type="float" office:value="0.9257" calcext:value-type="float">
            <text:p>0.9257</text:p>
          </table:table-cell>
          <table:table-cell table:style-name="ce6" office:value-type="float" office:value="0.9097" calcext:value-type="float">
            <text:p>0.9097</text:p>
          </table:table-cell>
          <table:table-cell table:style-name="ce6" office:value-type="float" office:value="0.8847" calcext:value-type="float">
            <text:p>0.8847</text:p>
          </table:table-cell>
          <table:table-cell table:style-name="ce6" office:value-type="float" office:value="0.8654" calcext:value-type="float">
            <text:p>0.8654</text:p>
          </table:table-cell>
          <table:table-cell table:style-name="ce6" office:value-type="float" office:value="0.8497" calcext:value-type="float">
            <text:p>0.8497</text:p>
          </table:table-cell>
          <table:table-cell table:style-name="ce6" office:value-type="float" office:value="0.799" calcext:value-type="float">
            <text:p>0.7990</text:p>
          </table:table-cell>
          <table:table-cell table:style-name="ce6" office:value-type="float" office:value="0.7693" calcext:value-type="float">
            <text:p>0.7693</text:p>
          </table:table-cell>
          <table:table-cell table:style-name="ce6" office:value-type="float" office:value="0.7489" calcext:value-type="float">
            <text:p>0.7489</text:p>
          </table:table-cell>
          <table:table-cell table:style-name="ce6" office:value-type="float" office:value="0.7219" calcext:value-type="float">
            <text:p>0.7219</text:p>
          </table:table-cell>
          <table:table-cell table:style-name="ce6" office:value-type="float" office:value="0.704" calcext:value-type="float">
            <text:p>0.7040</text:p>
          </table:table-cell>
          <table:table-cell table:style-name="ce6" office:value-type="float" office:value="0.691" calcext:value-type="float">
            <text:p>0.6910</text:p>
          </table:table-cell>
          <table:table-cell table:style-name="ce6" office:value-type="float" office:value="0.6561" calcext:value-type="float">
            <text:p>0.6561</text:p>
          </table:table-cell>
          <table:table-cell table:style-name="ce6" office:value-type="float" office:value="0.6394" calcext:value-type="float">
            <text:p>0.6394</text:p>
          </table:table-cell>
          <table:table-cell table:style-name="ce6" office:value-type="float" office:value="0.629" calcext:value-type="float">
            <text:p>0.6290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578" calcext:value-type="float">
            <text:p>0.5780</text:p>
          </table:table-cell>
          <table:table-cell table:style-name="ce6" office:value-type="float" office:value="0.5731" calcext:value-type="float">
            <text:p>0.5731</text:p>
          </table:table-cell>
          <table:table-cell table:style-name="ce6" office:value-type="float" office:value="0.5675" calcext:value-type="float">
            <text:p>0.5675</text:p>
          </table:table-cell>
          <table:table-cell table:style-name="ce6" office:value-type="float" office:value="0.5641" calcext:value-type="float">
            <text:p>0.5641</text:p>
          </table:table-cell>
          <table:table-cell table:style-name="ce6" office:value-type="float" office:value="0.5619" calcext:value-type="float">
            <text:p>0.5619</text:p>
          </table:table-cell>
          <table:table-cell table:style-name="ce6" office:value-type="float" office:value="0.546" calcext:value-type="float">
            <text:p>0.54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G*</text:p>
          </table:table-cell>
          <table:table-cell table:style-name="ce1" office:value-type="string" calcext:value-type="string">
            <text:p>Attraction</text:p>
          </table:table-cell>
          <table:table-cell table:style-name="ce6" office:value-type="float" office:value="0.8587" calcext:value-type="float">
            <text:p>0.8587</text:p>
          </table:table-cell>
          <table:table-cell table:style-name="ce6" office:value-type="float" office:value="0.7984" calcext:value-type="float">
            <text:p>0.7984</text:p>
          </table:table-cell>
          <table:table-cell table:style-name="ce6" office:value-type="float" office:value="0.746" calcext:value-type="float">
            <text:p>0.7460</text:p>
          </table:table-cell>
          <table:table-cell table:style-name="ce6" office:value-type="float" office:value="0.7135" calcext:value-type="float">
            <text:p>0.7135</text:p>
          </table:table-cell>
          <table:table-cell table:style-name="ce6" office:value-type="float" office:value="0.6775" calcext:value-type="float">
            <text:p>0.6775</text:p>
          </table:table-cell>
          <table:table-cell table:style-name="ce6" office:value-type="float" office:value="0.6575" calcext:value-type="float">
            <text:p>0.6575</text:p>
          </table:table-cell>
          <table:table-cell table:style-name="ce6" office:value-type="float" office:value="0.6449" calcext:value-type="float">
            <text:p>0.6449</text:p>
          </table:table-cell>
          <table:table-cell table:style-name="ce6" office:value-type="float" office:value="0.6158" calcext:value-type="float">
            <text:p>0.6158</text:p>
          </table:table-cell>
          <table:table-cell table:style-name="ce6" office:value-type="float" office:value="0.6034" calcext:value-type="float">
            <text:p>0.6034</text:p>
          </table:table-cell>
          <table:table-cell table:style-name="ce6" office:value-type="float" office:value="0.596" calcext:value-type="float">
            <text:p>0.5960</text:p>
          </table:table-cell>
          <table:table-cell table:style-name="ce6" office:value-type="float" office:value="0.5869" calcext:value-type="float">
            <text:p>0.5869</text:p>
          </table:table-cell>
          <table:table-cell table:style-name="ce6" office:value-type="float" office:value="0.5813" calcext:value-type="float">
            <text:p>0.5813</text:p>
          </table:table-cell>
          <table:table-cell table:style-name="ce6" office:value-type="float" office:value="0.5773" calcext:value-type="float">
            <text:p>0.5773</text:p>
          </table:table-cell>
          <table:table-cell table:style-name="ce6" office:value-type="float" office:value="0.5664" calcext:value-type="float">
            <text:p>0.5664</text:p>
          </table:table-cell>
          <table:table-cell table:style-name="ce6" office:value-type="float" office:value="0.5609" calcext:value-type="float">
            <text:p>0.5609</text:p>
          </table:table-cell>
          <table:table-cell table:style-name="ce6" office:value-type="float" office:value="0.5576" calcext:value-type="float">
            <text:p>0.5576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419" calcext:value-type="float">
            <text:p>0.5419</text:p>
          </table:table-cell>
          <table:table-cell table:style-name="ce6" office:value-type="float" office:value="0.5401" calcext:value-type="float">
            <text:p>0.5401</text:p>
          </table:table-cell>
          <table:table-cell table:style-name="ce6" office:value-type="float" office:value="0.5377" calcext:value-type="float">
            <text:p>0.5377</text:p>
          </table:table-cell>
          <table:table-cell table:style-name="ce6" office:value-type="float" office:value="0.5361" calcext:value-type="float">
            <text:p>0.5361</text:p>
          </table:table-cell>
          <table:table-cell table:style-name="ce6" office:value-type="float" office:value="0.535" calcext:value-type="float">
            <text:p>0.5350</text:p>
          </table:table-cell>
          <table:table-cell table:style-name="ce6" office:value-type="float" office:value="0.5265" calcext:value-type="float">
            <text:p>0.5265</text:p>
          </table:table-cell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Repulsion</text:p>
          </table:table-cell>
          <table:table-cell table:style-name="ce6" office:value-type="float" office:value="0.8373" calcext:value-type="float">
            <text:p>0.8373</text:p>
          </table:table-cell>
          <table:table-cell table:style-name="ce6" office:value-type="float" office:value="0.8054" calcext:value-type="float">
            <text:p>0.8054</text:p>
          </table:table-cell>
          <table:table-cell table:style-name="ce6" office:value-type="float" office:value="0.7841" calcext:value-type="float">
            <text:p>0.7841</text:p>
          </table:table-cell>
          <table:table-cell table:style-name="ce6" office:value-type="float" office:value="0.7681" calcext:value-type="float">
            <text:p>0.7681</text:p>
          </table:table-cell>
          <table:table-cell table:style-name="ce6" office:value-type="float" office:value="0.7445" calcext:value-type="float">
            <text:p>0.7445</text:p>
          </table:table-cell>
          <table:table-cell table:style-name="ce6" office:value-type="float" office:value="0.7275" calcext:value-type="float">
            <text:p>0.7275</text:p>
          </table:table-cell>
          <table:table-cell table:style-name="ce6" office:value-type="float" office:value="0.7142" calcext:value-type="float">
            <text:p>0.7142</text:p>
          </table:table-cell>
          <table:table-cell table:style-name="ce6" office:value-type="float" office:value="0.6744" calcext:value-type="float">
            <text:p>0.6744</text:p>
          </table:table-cell>
          <table:table-cell table:style-name="ce6" office:value-type="float" office:value="0.6531" calcext:value-type="float">
            <text:p>0.6531</text:p>
          </table:table-cell>
          <table:table-cell table:style-name="ce6" office:value-type="float" office:value="0.6391" calcext:value-type="float">
            <text:p>0.6391</text:p>
          </table:table-cell>
          <table:table-cell table:style-name="ce6" office:value-type="float" office:value="0.6215" calcext:value-type="float">
            <text:p>0.6215</text:p>
          </table:table-cell>
          <table:table-cell table:style-name="ce6" office:value-type="float" office:value="0.6103" calcext:value-type="float">
            <text:p>0.6103</text:p>
          </table:table-cell>
          <table:table-cell table:style-name="ce6" office:value-type="float" office:value="0.6025" calcext:value-type="float">
            <text:p>0.6025</text:p>
          </table:table-cell>
          <table:table-cell table:style-name="ce6" office:value-type="float" office:value="0.5827" calcext:value-type="float">
            <text:p>0.5827</text:p>
          </table:table-cell>
          <table:table-cell table:style-name="ce6" office:value-type="float" office:value="0.5737" calcext:value-type="float">
            <text:p>0.5737</text:p>
          </table:table-cell>
          <table:table-cell table:style-name="ce6" office:value-type="float" office:value="0.5683" calcext:value-type="float">
            <text:p>0.5683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5415" calcext:value-type="float">
            <text:p>0.5415</text:p>
          </table:table-cell>
          <table:table-cell table:style-name="ce6" office:value-type="float" office:value="0.5389" calcext:value-type="float">
            <text:p>0.5389</text:p>
          </table:table-cell>
          <table:table-cell table:style-name="ce6" office:value-type="float" office:value="0.5371" calcext:value-type="float">
            <text:p>0.5371</text:p>
          </table:table-cell>
          <table:table-cell table:style-name="ce6" office:value-type="float" office:value="0.5357" calcext:value-type="float">
            <text:p>0.5357</text:p>
          </table:table-cell>
          <table:table-cell table:style-name="ce6" office:value-type="float" office:value="0.5347" calcext:value-type="float">
            <text:p>0.5347</text:p>
          </table:table-cell>
          <table:table-cell table:style-name="ce6" office:value-type="float" office:value="0.5265" calcext:value-type="float">
            <text:p>0.5265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1"/>
          <table:table-cell table:number-columns-repeated="7"/>
        </table:table-row>
        <table:table-row table:style-name="ro1">
          <table:table-cell table:number-columns-repeated="12"/>
          <table:table-cell table:style-name="ce6" table:number-columns-repeated="3"/>
          <table:table-cell/>
          <table:table-cell table:style-name="ce6" table:number-columns-repeated="2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08" calcext:value-type="float">
            <text:p>0.0208</text:p>
          </table:table-cell>
          <table:table-cell table:style-name="ce6" office:value-type="float" office:value="1.4695" calcext:value-type="float">
            <text:p>1.4695</text:p>
          </table:table-cell>
          <table:table-cell table:style-name="ce6" office:value-type="float" office:value="1.3646" calcext:value-type="float">
            <text:p>1.3646</text:p>
          </table:table-cell>
          <table:table-cell table:style-name="ce6" office:value-type="float" office:value="0.7573" calcext:value-type="float">
            <text:p>0.7573</text:p>
          </table:table-cell>
          <table:table-cell office:value-type="float" office:value="0.7486" calcext:value-type="float">
            <text:p>0.7486</text:p>
          </table:table-cell>
          <table:table-cell table:style-name="ce6" office:value-type="float" office:value="0.8411" calcext:value-type="float">
            <text:p>0.841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73" calcext:value-type="float">
            <text:p>0.83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2" calcext:value-type="float">
            <text:p>0.2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445" calcext:value-type="float">
            <text:p>0.0445</text:p>
          </table:table-cell>
          <table:table-cell table:style-name="ce6" office:value-type="float" office:value="1.4577" calcext:value-type="float">
            <text:p>1.4577</text:p>
          </table:table-cell>
          <table:table-cell table:style-name="ce6" office:value-type="float" office:value="1.3865" calcext:value-type="float">
            <text:p>1.3865</text:p>
          </table:table-cell>
          <table:table-cell table:style-name="ce6" office:value-type="float" office:value="0.6585" calcext:value-type="float">
            <text:p>0.6585</text:p>
          </table:table-cell>
          <table:table-cell office:value-type="float" office:value="0.7104" calcext:value-type="float">
            <text:p>0.7104</text:p>
          </table:table-cell>
          <table:table-cell table:style-name="ce6" office:value-type="float" office:value="0.8121" calcext:value-type="float">
            <text:p>0.8121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557" calcext:value-type="float">
            <text:p>0.1557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661" calcext:value-type="float">
            <text:p>0.0661</text:p>
          </table:table-cell>
          <table:table-cell table:style-name="ce6" office:value-type="float" office:value="1.4297" calcext:value-type="float">
            <text:p>1.4297</text:p>
          </table:table-cell>
          <table:table-cell table:style-name="ce6" office:value-type="float" office:value="1.3946" calcext:value-type="float">
            <text:p>1.3946</text:p>
          </table:table-cell>
          <table:table-cell table:style-name="ce6" office:value-type="float" office:value="0.615" calcext:value-type="float">
            <text:p>0.6150</text:p>
          </table:table-cell>
          <table:table-cell office:value-type="float" office:value="0.6858" calcext:value-type="float">
            <text:p>0.6858</text:p>
          </table:table-cell>
          <table:table-cell table:style-name="ce6" office:value-type="float" office:value="0.774" calcext:value-type="float">
            <text:p>0.7740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746" calcext:value-type="float">
            <text:p>0.7460</text:p>
          </table:table-cell>
          <table:table-cell office:value-type="float" office:value="0.7841" calcext:value-type="float">
            <text:p>0.78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office:value-type="float" office:value="0.248" calcext:value-type="float">
            <text:p>0.2480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21" calcext:value-type="float">
            <text:p>0.2100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" calcext:value-type="float">
            <text:p>0.0500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856" calcext:value-type="float">
            <text:p>0.0856</text:p>
          </table:table-cell>
          <table:table-cell table:style-name="ce7" office:value-type="float" office:value="1.3987" calcext:value-type="float">
            <text:p>1.3987</text:p>
          </table:table-cell>
          <table:table-cell table:style-name="ce7" office:value-type="float" office:value="1.3976" calcext:value-type="float">
            <text:p>1.3976</text:p>
          </table:table-cell>
          <table:table-cell table:style-name="ce7" office:value-type="float" office:value="0.5852" calcext:value-type="float">
            <text:p>0.5852</text:p>
          </table:table-cell>
          <table:table-cell table:style-name="ce8" office:value-type="float" office:value="0.6675" calcext:value-type="float">
            <text:p>0.6675</text:p>
          </table:table-cell>
          <table:table-cell table:style-name="ce7" office:value-type="float" office:value="0.746" calcext:value-type="float">
            <text:p>0.7460</text:p>
          </table:table-cell>
          <table:table-cell table:style-name="ce7" office:value-type="float" office:value="0.7483" calcext:value-type="float">
            <text:p>0.7483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9097" calcext:value-type="float">
            <text:p>0.9097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7681" calcext:value-type="float">
            <text:p>0.76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193" calcext:value-type="float">
            <text:p>0.1193</text:p>
          </table:table-cell>
          <table:table-cell table:style-name="ce7" office:value-type="float" office:value="1.3668" calcext:value-type="float">
            <text:p>1.3668</text:p>
          </table:table-cell>
          <table:table-cell table:style-name="ce7" office:value-type="float" office:value="1.3972" calcext:value-type="float">
            <text:p>1.3972</text:p>
          </table:table-cell>
          <table:table-cell table:style-name="ce7" office:value-type="float" office:value="0.5549" calcext:value-type="float">
            <text:p>0.5549</text:p>
          </table:table-cell>
          <table:table-cell table:style-name="ce8" office:value-type="float" office:value="0.6411" calcext:value-type="float">
            <text:p>0.6411</text:p>
          </table:table-cell>
          <table:table-cell table:style-name="ce7" office:value-type="float" office:value="0.7103" calcext:value-type="float">
            <text:p>0.7103</text:p>
          </table:table-cell>
          <table:table-cell table:style-name="ce7" office:value-type="float" office:value="0.7265" calcext:value-type="float">
            <text:p>0.7265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7445" calcext:value-type="float">
            <text:p>0.744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0.8" calcext:value-type="float">
            <text:p>0.8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205" calcext:value-type="float">
            <text:p>0.2050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091" calcext:value-type="float">
            <text:p>0.0910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5" calcext:value-type="float">
            <text:p>0.0500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1476" calcext:value-type="float">
            <text:p>0.1476</text:p>
          </table:table-cell>
          <table:table-cell table:style-name="ce7" office:value-type="float" office:value="1.3425" calcext:value-type="float">
            <text:p>1.3425</text:p>
          </table:table-cell>
          <table:table-cell table:style-name="ce7" office:value-type="float" office:value="1.3933" calcext:value-type="float">
            <text:p>1.3933</text:p>
          </table:table-cell>
          <table:table-cell table:style-name="ce7" office:value-type="float" office:value="0.5356" calcext:value-type="float">
            <text:p>0.5356</text:p>
          </table:table-cell>
          <table:table-cell table:style-name="ce8" office:value-type="float" office:value="0.6221" calcext:value-type="float">
            <text:p>0.6221</text:p>
          </table:table-cell>
          <table:table-cell table:style-name="ce7" office:value-type="float" office:value="0.6878" calcext:value-type="float">
            <text:p>0.6878</text:p>
          </table:table-cell>
          <table:table-cell table:style-name="ce7" office:value-type="float" office:value="0.7108" calcext:value-type="float">
            <text:p>0.7108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275" calcext:value-type="float">
            <text:p>0.72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.0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331" calcext:value-type="float">
            <text:p>0.3310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1719" calcext:value-type="float">
            <text:p>0.1719</text:p>
          </table:table-cell>
          <table:table-cell table:style-name="ce7" office:value-type="float" office:value="1.3252" calcext:value-type="float">
            <text:p>1.3252</text:p>
          </table:table-cell>
          <table:table-cell table:style-name="ce7" office:value-type="float" office:value="1.3884" calcext:value-type="float">
            <text:p>1.3884</text:p>
          </table:table-cell>
          <table:table-cell table:style-name="ce7" office:value-type="float" office:value="0.5226" calcext:value-type="float">
            <text:p>0.5226</text:p>
          </table:table-cell>
          <table:table-cell table:style-name="ce8" office:value-type="float" office:value="0.6075" calcext:value-type="float">
            <text:p>0.6075</text:p>
          </table:table-cell>
          <table:table-cell table:style-name="ce7" office:value-type="float" office:value="0.6726" calcext:value-type="float">
            <text:p>0.6726</text:p>
          </table:table-cell>
          <table:table-cell table:style-name="ce7" office:value-type="float" office:value="0.6988" calcext:value-type="float">
            <text:p>0.698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6449" calcext:value-type="float">
            <text:p>0.6449</text:p>
          </table:table-cell>
          <table:table-cell office:value-type="float" office:value="0.7142" calcext:value-type="float">
            <text:p>0.71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.0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684" calcext:value-type="float">
            <text:p>0.6840</text:p>
          </table:table-cell>
          <table:table-cell office:value-type="float" office:value="0.546" calcext:value-type="float">
            <text:p>0.5460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2587" calcext:value-type="float">
            <text:p>0.2587</text:p>
          </table:table-cell>
          <table:table-cell table:style-name="ce7" office:value-type="float" office:value="1.2798" calcext:value-type="float">
            <text:p>1.2798</text:p>
          </table:table-cell>
          <table:table-cell table:style-name="ce7" office:value-type="float" office:value="1.3627" calcext:value-type="float">
            <text:p>1.3627</text:p>
          </table:table-cell>
          <table:table-cell table:style-name="ce7" office:value-type="float" office:value="0.4901" calcext:value-type="float">
            <text:p>0.4901</text:p>
          </table:table-cell>
          <table:table-cell table:style-name="ce8" office:value-type="float" office:value="0.5632" calcext:value-type="float">
            <text:p>0.5632</text:p>
          </table:table-cell>
          <table:table-cell table:style-name="ce7" office:value-type="float" office:value="0.6344" calcext:value-type="float">
            <text:p>0.6344</text:p>
          </table:table-cell>
          <table:table-cell table:style-name="ce7" office:value-type="float" office:value="0.6628" calcext:value-type="float">
            <text:p>0.6628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799" calcext:value-type="float">
            <text:p>0.7990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6744" calcext:value-type="float">
            <text:p>0.67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.0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144" calcext:value-type="float">
            <text:p>0.1440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3" calcext:value-type="float">
            <text:p>0.0930</text:p>
          </table:table-cell>
          <table:table-cell office:value-type="float" office:value="0.353" calcext:value-type="float">
            <text:p>0.3530</text:p>
          </table:table-cell>
          <table:table-cell office:value-type="float" office:value="0.3154" calcext:value-type="float">
            <text:p>0.3154</text:p>
          </table:table-cell>
          <table:table-cell table:style-name="ce7" office:value-type="float" office:value="1.2585" calcext:value-type="float">
            <text:p>1.2585</text:p>
          </table:table-cell>
          <table:table-cell table:style-name="ce7" office:value-type="float" office:value="1.342" calcext:value-type="float">
            <text:p>1.3420</text:p>
          </table:table-cell>
          <table:table-cell table:style-name="ce7" office:value-type="float" office:value="0.4756" calcext:value-type="float">
            <text:p>0.4756</text:p>
          </table:table-cell>
          <table:table-cell table:style-name="ce8" office:value-type="float" office:value="0.5391" calcext:value-type="float">
            <text:p>0.5391</text:p>
          </table:table-cell>
          <table:table-cell table:style-name="ce7" office:value-type="float" office:value="0.6174" calcext:value-type="float">
            <text:p>0.6174</text:p>
          </table:table-cell>
          <table:table-cell table:style-name="ce7" office:value-type="float" office:value="0.6436" calcext:value-type="float">
            <text:p>0.643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6531" calcext:value-type="float">
            <text:p>0.65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.0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03" calcext:value-type="float">
            <text:p>0.1030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3574" calcext:value-type="float">
            <text:p>0.3574</text:p>
          </table:table-cell>
          <table:table-cell table:style-name="ce7" office:value-type="float" office:value="1.2442" calcext:value-type="float">
            <text:p>1.2442</text:p>
          </table:table-cell>
          <table:table-cell table:style-name="ce7" office:value-type="float" office:value="1.3255" calcext:value-type="float">
            <text:p>1.3255</text:p>
          </table:table-cell>
          <table:table-cell table:style-name="ce7" office:value-type="float" office:value="0.4663" calcext:value-type="float">
            <text:p>0.4663</text:p>
          </table:table-cell>
          <table:table-cell table:style-name="ce8" office:value-type="float" office:value="0.523" calcext:value-type="float">
            <text:p>0.5230</text:p>
          </table:table-cell>
          <table:table-cell table:style-name="ce7" office:value-type="float" office:value="0.6073" calcext:value-type="float">
            <text:p>0.6073</text:p>
          </table:table-cell>
          <table:table-cell table:style-name="ce7" office:value-type="float" office:value="0.6311" calcext:value-type="float">
            <text:p>0.6311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596" calcext:value-type="float">
            <text:p>0.5960</text:p>
          </table:table-cell>
          <table:table-cell office:value-type="float" office:value="0.6391" calcext:value-type="float">
            <text:p>0.63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.0</text:p>
          </table:table-cell>
          <table:table-cell office:value-type="float" office:value="1.0173" calcext:value-type="float">
            <text:p>1.0173</text:p>
          </table:table-cell>
          <table:table-cell office:value-type="float" office:value="0.8026" calcext:value-type="float">
            <text:p>0.8026</text:p>
          </table:table-cell>
          <table:table-cell office:value-type="float" office:value="1.124" calcext:value-type="float">
            <text:p>1.1240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182" calcext:value-type="float">
            <text:p>0.4182</text:p>
          </table:table-cell>
          <table:table-cell table:style-name="ce7" office:value-type="float" office:value="1.2255" calcext:value-type="float">
            <text:p>1.2255</text:p>
          </table:table-cell>
          <table:table-cell table:style-name="ce7" office:value-type="float" office:value="1.3011" calcext:value-type="float">
            <text:p>1.3011</text:p>
          </table:table-cell>
          <table:table-cell table:style-name="ce7" office:value-type="float" office:value="0.4546" calcext:value-type="float">
            <text:p>0.4546</text:p>
          </table:table-cell>
          <table:table-cell table:style-name="ce8" office:value-type="float" office:value="0.5022" calcext:value-type="float">
            <text:p>0.5022</text:p>
          </table:table-cell>
          <table:table-cell table:style-name="ce7" office:value-type="float" office:value="0.5951" calcext:value-type="float">
            <text:p>0.5951</text:p>
          </table:table-cell>
          <table:table-cell table:style-name="ce7" office:value-type="float" office:value="0.6152" calcext:value-type="float">
            <text:p>0.6152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6215" calcext:value-type="float">
            <text:p>0.62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.0</text:p>
          </table:table-cell>
          <table:table-cell office:value-type="float" office:value="1.1259" calcext:value-type="float">
            <text:p>1.1259</text:p>
          </table:table-cell>
          <table:table-cell office:value-type="float" office:value="0.923" calcext:value-type="float">
            <text:p>0.9230</text:p>
          </table:table-cell>
          <table:table-cell office:value-type="float" office:value="1.2486" calcext:value-type="float">
            <text:p>1.2486</text:p>
          </table:table-cell>
          <table:table-cell office:value-type="float" office:value="1.1385" calcext:value-type="float">
            <text:p>1.1385</text:p>
          </table:table-cell>
          <table:table-cell office:value-type="float" office:value="0.188" calcext:value-type="float">
            <text:p>0.1880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133" calcext:value-type="float">
            <text:p>0.1330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869" calcext:value-type="float">
            <text:p>0.4869</text:p>
          </table:table-cell>
          <table:table-cell office:value-type="float" office:value="0.462" calcext:value-type="float">
            <text:p>0.4620</text:p>
          </table:table-cell>
          <table:table-cell table:style-name="ce7" office:value-type="float" office:value="1.2133" calcext:value-type="float">
            <text:p>1.2133</text:p>
          </table:table-cell>
          <table:table-cell table:style-name="ce7" office:value-type="float" office:value="1.2833" calcext:value-type="float">
            <text:p>1.2833</text:p>
          </table:table-cell>
          <table:table-cell table:style-name="ce7" office:value-type="float" office:value="0.4471" calcext:value-type="float">
            <text:p>0.4471</text:p>
          </table:table-cell>
          <table:table-cell table:style-name="ce8" office:value-type="float" office:value="0.4886" calcext:value-type="float">
            <text:p>0.4886</text:p>
          </table:table-cell>
          <table:table-cell table:style-name="ce7" office:value-type="float" office:value="0.5878" calcext:value-type="float">
            <text:p>0.5878</text:p>
          </table:table-cell>
          <table:table-cell table:style-name="ce7" office:value-type="float" office:value="0.6052" calcext:value-type="float">
            <text:p>0.605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704" calcext:value-type="float">
            <text:p>0.7040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103" calcext:value-type="float">
            <text:p>0.61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.0</text:p>
          </table:table-cell>
          <table:table-cell office:value-type="float" office:value="1.213" calcext:value-type="float">
            <text:p>1.2130</text:p>
          </table:table-cell>
          <table:table-cell office:value-type="float" office:value="1.0207" calcext:value-type="float">
            <text:p>1.0207</text:p>
          </table:table-cell>
          <table:table-cell office:value-type="float" office:value="1.3473" calcext:value-type="float">
            <text:p>1.3473</text:p>
          </table:table-cell>
          <table:table-cell office:value-type="float" office:value="1.2435" calcext:value-type="float">
            <text:p>1.2435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14" calcext:value-type="float">
            <text:p>0.1400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4962" calcext:value-type="float">
            <text:p>0.4962</text:p>
          </table:table-cell>
          <table:table-cell table:style-name="ce7" office:value-type="float" office:value="1.2043" calcext:value-type="float">
            <text:p>1.2043</text:p>
          </table:table-cell>
          <table:table-cell table:style-name="ce7" office:value-type="float" office:value="1.2697" calcext:value-type="float">
            <text:p>1.2697</text:p>
          </table:table-cell>
          <table:table-cell table:style-name="ce7" office:value-type="float" office:value="0.4417" calcext:value-type="float">
            <text:p>0.4417</text:p>
          </table:table-cell>
          <table:table-cell table:style-name="ce8" office:value-type="float" office:value="0.4789" calcext:value-type="float">
            <text:p>0.4789</text:p>
          </table:table-cell>
          <table:table-cell table:style-name="ce7" office:value-type="float" office:value="0.5827" calcext:value-type="float">
            <text:p>0.5827</text:p>
          </table:table-cell>
          <table:table-cell table:style-name="ce7" office:value-type="float" office:value="0.5981" calcext:value-type="float">
            <text:p>0.5981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691" calcext:value-type="float">
            <text:p>0.6910</text:p>
          </table:table-cell>
          <table:table-cell office:value-type="float" office:value="0.5773" calcext:value-type="float">
            <text:p>0.5773</text:p>
          </table:table-cell>
          <table:table-cell office:value-type="float" office:value="0.6025" calcext:value-type="float">
            <text:p>0.60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.0</text:p>
          </table:table-cell>
          <table:table-cell office:value-type="float" office:value="1.4972" calcext:value-type="float">
            <text:p>1.4972</text:p>
          </table:table-cell>
          <table:table-cell office:value-type="float" office:value="1.3431" calcext:value-type="float">
            <text:p>1.3431</text:p>
          </table:table-cell>
          <table:table-cell office:value-type="float" office:value="1.6626" calcext:value-type="float">
            <text:p>1.6626</text:p>
          </table:table-cell>
          <table:table-cell office:value-type="float" office:value="1.5892" calcext:value-type="float">
            <text:p>1.5892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6027" calcext:value-type="float">
            <text:p>0.6027</text:p>
          </table:table-cell>
          <table:table-cell table:style-name="ce7" office:value-type="float" office:value="1.1798" calcext:value-type="float">
            <text:p>1.1798</text:p>
          </table:table-cell>
          <table:table-cell table:style-name="ce7" office:value-type="float" office:value="1.2295" calcext:value-type="float">
            <text:p>1.2295</text:p>
          </table:table-cell>
          <table:table-cell table:style-name="ce7" office:value-type="float" office:value="0.4273" calcext:value-type="float">
            <text:p>0.4273</text:p>
          </table:table-cell>
          <table:table-cell table:style-name="ce8" office:value-type="float" office:value="0.4529" calcext:value-type="float">
            <text:p>0.4529</text:p>
          </table:table-cell>
          <table:table-cell table:style-name="ce7" office:value-type="float" office:value="0.5696" calcext:value-type="float">
            <text:p>0.5696</text:p>
          </table:table-cell>
          <table:table-cell table:style-name="ce7" office:value-type="float" office:value="0.5797" calcext:value-type="float">
            <text:p>0.5797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827" calcext:value-type="float">
            <text:p>0.58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.0</text:p>
          </table:table-cell>
          <table:table-cell office:value-type="float" office:value="1.6716" calcext:value-type="float">
            <text:p>1.6716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8517" calcext:value-type="float">
            <text:p>1.8517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2497" calcext:value-type="float">
            <text:p>0.2497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6649" calcext:value-type="float">
            <text:p>0.6649</text:p>
          </table:table-cell>
          <table:table-cell table:style-name="ce7" office:value-type="float" office:value="1.1673" calcext:value-type="float">
            <text:p>1.1673</text:p>
          </table:table-cell>
          <table:table-cell table:style-name="ce7" office:value-type="float" office:value="1.2083" calcext:value-type="float">
            <text:p>1.2083</text:p>
          </table:table-cell>
          <table:table-cell table:style-name="ce7" office:value-type="float" office:value="0.42" calcext:value-type="float">
            <text:p>0.4200</text:p>
          </table:table-cell>
          <table:table-cell table:style-name="ce8" office:value-type="float" office:value="0.4404" calcext:value-type="float">
            <text:p>0.4404</text:p>
          </table:table-cell>
          <table:table-cell table:style-name="ce7" office:value-type="float" office:value="0.5634" calcext:value-type="float">
            <text:p>0.5634</text:p>
          </table:table-cell>
          <table:table-cell table:style-name="ce7" office:value-type="float" office:value="0.5714" calcext:value-type="float">
            <text:p>0.5714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5609" calcext:value-type="float">
            <text:p>0.5609</text:p>
          </table:table-cell>
          <table:table-cell office:value-type="float" office:value="0.5737" calcext:value-type="float">
            <text:p>0.57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40" calcext:value-type="float">
            <text:p>40.0</text:p>
          </table:table-cell>
          <table:table-cell office:value-type="float" office:value="1.7984" calcext:value-type="float">
            <text:p>1.7984</text:p>
          </table:table-cell>
          <table:table-cell office:value-type="float" office:value="1.6847" calcext:value-type="float">
            <text:p>1.6847</text:p>
          </table:table-cell>
          <table:table-cell office:value-type="float" office:value="1.9872" calcext:value-type="float">
            <text:p>1.9872</text:p>
          </table:table-cell>
          <table:table-cell office:value-type="float" office:value="1.9438" calcext:value-type="float">
            <text:p>1.9438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61" calcext:value-type="float">
            <text:p>0.2610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7089" calcext:value-type="float">
            <text:p>0.7089</text:p>
          </table:table-cell>
          <table:table-cell table:style-name="ce7" office:value-type="float" office:value="1.159" calcext:value-type="float">
            <text:p>1.1590</text:p>
          </table:table-cell>
          <table:table-cell table:style-name="ce7" office:value-type="float" office:value="1.1945" calcext:value-type="float">
            <text:p>1.1945</text:p>
          </table:table-cell>
          <table:table-cell table:style-name="ce7" office:value-type="float" office:value="0.4154" calcext:value-type="float">
            <text:p>0.4154</text:p>
          </table:table-cell>
          <table:table-cell table:style-name="ce8" office:value-type="float" office:value="0.4326" calcext:value-type="float">
            <text:p>0.4326</text:p>
          </table:table-cell>
          <table:table-cell table:style-name="ce7" office:value-type="float" office:value="0.5595" calcext:value-type="float">
            <text:p>0.5595</text:p>
          </table:table-cell>
          <table:table-cell table:style-name="ce7" office:value-type="float" office:value="0.5663" calcext:value-type="float">
            <text:p>0.566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629" calcext:value-type="float">
            <text:p>0.629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683" calcext:value-type="float">
            <text:p>0.568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60" calcext:value-type="float">
            <text:p>60.0</text:p>
          </table:table-cell>
          <table:table-cell office:value-type="float" office:value="1.9807" calcext:value-type="float">
            <text:p>1.9807</text:p>
          </table:table-cell>
          <table:table-cell office:value-type="float" office:value="1.8898" calcext:value-type="float">
            <text:p>1.8898</text:p>
          </table:table-cell>
          <table:table-cell office:value-type="float" office:value="2.1801" calcext:value-type="float">
            <text:p>2.1801</text:p>
          </table:table-cell>
          <table:table-cell office:value-type="float" office:value="2.1531" calcext:value-type="float">
            <text:p>2.1531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707" calcext:value-type="float">
            <text:p>0.7707</text:p>
          </table:table-cell>
          <table:table-cell table:style-name="ce6" office:value-type="float" office:value="1.1481" calcext:value-type="float">
            <text:p>1.1481</text:p>
          </table:table-cell>
          <table:table-cell table:style-name="ce6" office:value-type="float" office:value="1.177" calcext:value-type="float">
            <text:p>1.1770</text:p>
          </table:table-cell>
          <table:table-cell table:style-name="ce6" office:value-type="float" office:value="0.4094" calcext:value-type="float">
            <text:p>0.4094</text:p>
          </table:table-cell>
          <table:table-cell office:value-type="float" office:value="0.423" calcext:value-type="float">
            <text:p>0.4230</text:p>
          </table:table-cell>
          <table:table-cell table:style-name="ce6" office:value-type="float" office:value="0.5549" calcext:value-type="float">
            <text:p>0.5549</text:p>
          </table:table-cell>
          <table:table-cell office:value-type="float" office:value="0.56" calcext:value-type="float">
            <text:p>0.5600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615" calcext:value-type="float">
            <text:p>0.56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.0</text:p>
          </table:table-cell>
          <table:table-cell office:value-type="float" office:value="2.1123" calcext:value-type="float">
            <text:p>2.1123</text:p>
          </table:table-cell>
          <table:table-cell office:value-type="float" office:value="2.0368" calcext:value-type="float">
            <text:p>2.0368</text:p>
          </table:table-cell>
          <table:table-cell office:value-type="float" office:value="2.3184" calcext:value-type="float">
            <text:p>2.3184</text:p>
          </table:table-cell>
          <table:table-cell office:value-type="float" office:value="2.3019" calcext:value-type="float">
            <text:p>2.301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145" calcext:value-type="float">
            <text:p>0.8145</text:p>
          </table:table-cell>
          <table:table-cell table:style-name="ce6" office:value-type="float" office:value="1.1409" calcext:value-type="float">
            <text:p>1.1409</text:p>
          </table:table-cell>
          <table:table-cell table:style-name="ce6" office:value-type="float" office:value="1.1659" calcext:value-type="float">
            <text:p>1.1659</text:p>
          </table:table-cell>
          <table:table-cell table:style-name="ce6" office:value-type="float" office:value="0.4056" calcext:value-type="float">
            <text:p>0.4056</text:p>
          </table:table-cell>
          <table:table-cell office:value-type="float" office:value="0.417" calcext:value-type="float">
            <text:p>0.4170</text:p>
          </table:table-cell>
          <table:table-cell table:style-name="ce6" office:value-type="float" office:value="0.5521" calcext:value-type="float">
            <text:p>0.5521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574" calcext:value-type="float">
            <text:p>0.55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100" calcext:value-type="float">
            <text:p>100.0</text:p>
          </table:table-cell>
          <table:table-cell office:value-type="float" office:value="2.2156" calcext:value-type="float">
            <text:p>2.2156</text:p>
          </table:table-cell>
          <table:table-cell office:value-type="float" office:value="2.1515" calcext:value-type="float">
            <text:p>2.1515</text:p>
          </table:table-cell>
          <table:table-cell office:value-type="float" office:value="2.4266" calcext:value-type="float">
            <text:p>2.4266</text:p>
          </table:table-cell>
          <table:table-cell office:value-type="float" office:value="2.4171" calcext:value-type="float">
            <text:p>2.4171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8502" calcext:value-type="float">
            <text:p>0.8502</text:p>
          </table:table-cell>
          <table:table-cell office:value-type="float" office:value="0.8483" calcext:value-type="float">
            <text:p>0.8483</text:p>
          </table:table-cell>
          <table:table-cell table:style-name="ce6" office:value-type="float" office:value="1.1358" calcext:value-type="float">
            <text:p>1.1358</text:p>
          </table:table-cell>
          <table:table-cell table:style-name="ce6" office:value-type="float" office:value="1.158" calcext:value-type="float">
            <text:p>1.1580</text:p>
          </table:table-cell>
          <table:table-cell table:style-name="ce6" office:value-type="float" office:value="0.4029" calcext:value-type="float">
            <text:p>0.4029</text:p>
          </table:table-cell>
          <table:table-cell office:value-type="float" office:value="0.4128" calcext:value-type="float">
            <text:p>0.4128</text:p>
          </table:table-cell>
          <table:table-cell table:style-name="ce6" office:value-type="float" office:value="0.5501" calcext:value-type="float">
            <text:p>0.5501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5497" calcext:value-type="float">
            <text:p>0.5497</text:p>
          </table:table-cell>
          <table:table-cell office:value-type="float" office:value="0.5543" calcext:value-type="float">
            <text:p>0.55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200" calcext:value-type="float">
            <text:p>200.0</text:p>
          </table:table-cell>
          <table:table-cell office:value-type="float" office:value="2.5427" calcext:value-type="float">
            <text:p>2.5427</text:p>
          </table:table-cell>
          <table:table-cell office:value-type="float" office:value="2.5087" calcext:value-type="float">
            <text:p>2.5087</text:p>
          </table:table-cell>
          <table:table-cell office:value-type="float" office:value="2.7672" calcext:value-type="float">
            <text:p>2.7672</text:p>
          </table:table-cell>
          <table:table-cell office:value-type="float" office:value="2.7713" calcext:value-type="float">
            <text:p>2.7713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37" calcext:value-type="float">
            <text:p>0.2370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534" calcext:value-type="float">
            <text:p>0.9534</text:p>
          </table:table-cell>
          <table:table-cell table:style-name="ce6" office:value-type="float" office:value="1.122" calcext:value-type="float">
            <text:p>1.1220</text:p>
          </table:table-cell>
          <table:table-cell table:style-name="ce6" office:value-type="float" office:value="1.1365" calcext:value-type="float">
            <text:p>1.1365</text:p>
          </table:table-cell>
          <table:table-cell table:style-name="ce6" office:value-type="float" office:value="0.3956" calcext:value-type="float">
            <text:p>0.3956</text:p>
          </table:table-cell>
          <table:table-cell office:value-type="float" office:value="0.4013" calcext:value-type="float">
            <text:p>0.4013</text:p>
          </table:table-cell>
          <table:table-cell table:style-name="ce6" office:value-type="float" office:value="0.5448" calcext:value-type="float">
            <text:p>0.544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453" calcext:value-type="float">
            <text:p>0.545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300" calcext:value-type="float">
            <text:p>300.0</text:p>
          </table:table-cell>
          <table:table-cell office:value-type="float" office:value="2.738" calcext:value-type="float">
            <text:p>2.7380</text:p>
          </table:table-cell>
          <table:table-cell office:value-type="float" office:value="2.7168" calcext:value-type="float">
            <text:p>2.7168</text:p>
          </table:table-cell>
          <table:table-cell office:value-type="float" office:value="2.9687" calcext:value-type="float">
            <text:p>2.9687</text:p>
          </table:table-cell>
          <table:table-cell office:value-type="float" office:value="2.9747" calcext:value-type="float">
            <text:p>2.9747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506" calcext:value-type="float">
            <text:p>0.2506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149" calcext:value-type="float">
            <text:p>1.0149</text:p>
          </table:table-cell>
          <table:table-cell table:style-name="ce6" office:value-type="float" office:value="1.1151" calcext:value-type="float">
            <text:p>1.1151</text:p>
          </table:table-cell>
          <table:table-cell table:style-name="ce6" office:value-type="float" office:value="1.1254" calcext:value-type="float">
            <text:p>1.1254</text:p>
          </table:table-cell>
          <table:table-cell table:style-name="ce6" office:value-type="float" office:value="0.3919" calcext:value-type="float">
            <text:p>0.3919</text:p>
          </table:table-cell>
          <table:table-cell office:value-type="float" office:value="0.3955" calcext:value-type="float">
            <text:p>0.3955</text:p>
          </table:table-cell>
          <table:table-cell table:style-name="ce6" office:value-type="float" office:value="0.5419" calcext:value-type="float">
            <text:p>0.5419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78" calcext:value-type="float">
            <text:p>0.5780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5415" calcext:value-type="float">
            <text:p>0.54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400" calcext:value-type="float">
            <text:p>400.0</text:p>
          </table:table-cell>
          <table:table-cell office:value-type="float" office:value="2.878" calcext:value-type="float">
            <text:p>2.8780</text:p>
          </table:table-cell>
          <table:table-cell office:value-type="float" office:value="2.8635" calcext:value-type="float">
            <text:p>2.8635</text:p>
          </table:table-cell>
          <table:table-cell office:value-type="float" office:value="3.1121" calcext:value-type="float">
            <text:p>3.1121</text:p>
          </table:table-cell>
          <table:table-cell office:value-type="float" office:value="3.1177" calcext:value-type="float">
            <text:p>3.1177</text:p>
          </table:table-cell>
          <table:table-cell table:number-columns-repeated="2" office:value-type="float" office:value="0.3778" calcext:value-type="float">
            <text:p>0.3778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1.0588" calcext:value-type="float">
            <text:p>1.0588</text:p>
          </table:table-cell>
          <table:table-cell office:value-type="float" office:value="1.0583" calcext:value-type="float">
            <text:p>1.0583</text:p>
          </table:table-cell>
          <table:table-cell table:style-name="ce6" office:value-type="float" office:value="1.1106" calcext:value-type="float">
            <text:p>1.1106</text:p>
          </table:table-cell>
          <table:table-cell table:style-name="ce6" office:value-type="float" office:value="1.1181" calcext:value-type="float">
            <text:p>1.1181</text:p>
          </table:table-cell>
          <table:table-cell table:style-name="ce6" office:value-type="float" office:value="0.3894" calcext:value-type="float">
            <text:p>0.3894</text:p>
          </table:table-cell>
          <table:table-cell office:value-type="float" office:value="0.392" calcext:value-type="float">
            <text:p>0.3920</text:p>
          </table:table-cell>
          <table:table-cell table:style-name="ce6" office:value-type="float" office:value="0.5401" calcext:value-type="float">
            <text:p>0.540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389" calcext:value-type="float">
            <text:p>0.53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600" calcext:value-type="float">
            <text:p>600.0</text:p>
          </table:table-cell>
          <table:table-cell office:value-type="float" office:value="3.0767" calcext:value-type="float">
            <text:p>3.0767</text:p>
          </table:table-cell>
          <table:table-cell office:value-type="float" office:value="3.0687" calcext:value-type="float">
            <text:p>3.0687</text:p>
          </table:table-cell>
          <table:table-cell office:value-type="float" office:value="3.3146" calcext:value-type="float">
            <text:p>3.3146</text:p>
          </table:table-cell>
          <table:table-cell office:value-type="float" office:value="3.3185" calcext:value-type="float">
            <text:p>3.3185</text:p>
          </table:table-cell>
          <table:table-cell table:number-columns-repeated="2" office:value-type="float" office:value="0.3981" calcext:value-type="float">
            <text:p>0.3981</text:p>
          </table:table-cell>
          <table:table-cell table:number-columns-repeated="2" office:value-type="float" office:value="0.2737" calcext:value-type="float">
            <text:p>0.2737</text:p>
          </table:table-cell>
          <table:table-cell office:value-type="float" office:value="1.1194" calcext:value-type="float">
            <text:p>1.1194</text:p>
          </table:table-cell>
          <table:table-cell office:value-type="float" office:value="1.1193" calcext:value-type="float">
            <text:p>1.1193</text:p>
          </table:table-cell>
          <table:table-cell table:style-name="ce6" office:value-type="float" office:value="1.1045" calcext:value-type="float">
            <text:p>1.1045</text:p>
          </table:table-cell>
          <table:table-cell table:style-name="ce6" office:value-type="float" office:value="1.1089" calcext:value-type="float">
            <text:p>1.1089</text:p>
          </table:table-cell>
          <table:table-cell table:style-name="ce6" office:value-type="float" office:value="0.3862" calcext:value-type="float">
            <text:p>0.3862</text:p>
          </table:table-cell>
          <table:table-cell office:value-type="float" office:value="0.3876" calcext:value-type="float">
            <text:p>0.3876</text:p>
          </table:table-cell>
          <table:table-cell table:style-name="ce6" office:value-type="float" office:value="0.5377" calcext:value-type="float">
            <text:p>0.5377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371" calcext:value-type="float">
            <text:p>0.53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float" office:value="800" calcext:value-type="float">
            <text:p>800.0</text:p>
          </table:table-cell>
          <table:table-cell office:value-type="float" office:value="3.2185" calcext:value-type="float">
            <text:p>3.2185</text:p>
          </table:table-cell>
          <table:table-cell office:value-type="float" office:value="3.2135" calcext:value-type="float">
            <text:p>3.2135</text:p>
          </table:table-cell>
          <table:table-cell office:value-type="float" office:value="3.4583" calcext:value-type="float">
            <text:p>3.4583</text:p>
          </table:table-cell>
          <table:table-cell office:value-type="float" office:value="3.461" calcext:value-type="float">
            <text:p>3.4610</text:p>
          </table:table-cell>
          <table:table-cell table:number-columns-repeated="2" office:value-type="float" office:value="0.4125" calcext:value-type="float">
            <text:p>0.4125</text:p>
          </table:table-cell>
          <table:table-cell table:number-columns-repeated="2" office:value-type="float" office:value="0.2833" calcext:value-type="float">
            <text:p>0.2833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1624" calcext:value-type="float">
            <text:p>1.1624</text:p>
          </table:table-cell>
          <table:table-cell table:style-name="ce6" office:value-type="float" office:value="1.1005" calcext:value-type="float">
            <text:p>1.1005</text:p>
          </table:table-cell>
          <table:table-cell table:style-name="ce6" office:value-type="float" office:value="1.1033" calcext:value-type="float">
            <text:p>1.1033</text:p>
          </table:table-cell>
          <table:table-cell table:style-name="ce6" office:value-type="float" office:value="0.3841" calcext:value-type="float">
            <text:p>0.3841</text:p>
          </table:table-cell>
          <table:table-cell office:value-type="float" office:value="0.3849" calcext:value-type="float">
            <text:p>0.3849</text:p>
          </table:table-cell>
          <table:table-cell table:style-name="ce6" office:value-type="float" office:value="0.5361" calcext:value-type="float">
            <text:p>0.5361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357" calcext:value-type="float">
            <text:p>0.53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1000" calcext:value-type="float">
            <text:p>1E+3</text:p>
          </table:table-cell>
          <table:table-cell office:value-type="float" office:value="3.3289" calcext:value-type="float">
            <text:p>3.3289</text:p>
          </table:table-cell>
          <table:table-cell office:value-type="float" office:value="3.3256" calcext:value-type="float">
            <text:p>3.3256</text:p>
          </table:table-cell>
          <table:table-cell office:value-type="float" office:value="3.5699" calcext:value-type="float">
            <text:p>3.5699</text:p>
          </table:table-cell>
          <table:table-cell office:value-type="float" office:value="3.5719" calcext:value-type="float">
            <text:p>3.5719</text:p>
          </table:table-cell>
          <table:table-cell table:number-columns-repeated="2" office:value-type="float" office:value="0.4236" calcext:value-type="float">
            <text:p>0.4236</text:p>
          </table:table-cell>
          <table:table-cell table:number-columns-repeated="2" office:value-type="float" office:value="0.2908" calcext:value-type="float">
            <text:p>0.2908</text:p>
          </table:table-cell>
          <table:table-cell table:number-columns-repeated="2" office:value-type="float" office:value="1.1959" calcext:value-type="float">
            <text:p>1.1959</text:p>
          </table:table-cell>
          <table:table-cell table:style-name="ce6" office:value-type="float" office:value="1.0975" calcext:value-type="float">
            <text:p>1.0975</text:p>
          </table:table-cell>
          <table:table-cell table:style-name="ce6" office:value-type="float" office:value="1.0994" calcext:value-type="float">
            <text:p>1.0994</text:p>
          </table:table-cell>
          <table:table-cell table:style-name="ce6" office:value-type="float" office:value="0.3825" calcext:value-type="float">
            <text:p>0.3825</text:p>
          </table:table-cell>
          <table:table-cell office:value-type="float" office:value="0.3831" calcext:value-type="float">
            <text:p>0.3831</text:p>
          </table:table-cell>
          <table:table-cell table:style-name="ce6" office:value-type="float" office:value="0.535" calcext:value-type="float">
            <text:p>0.5350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347" calcext:value-type="float">
            <text:p>0.53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10000" calcext:value-type="float">
            <text:p>1E+4</text:p>
          </table:table-cell>
          <table:table-cell office:value-type="float" office:value="4.4759" calcext:value-type="float">
            <text:p>4.4759</text:p>
          </table:table-cell>
          <table:table-cell office:value-type="float" office:value="4.4763" calcext:value-type="float">
            <text:p>4.4763</text:p>
          </table:table-cell>
          <table:table-cell table:number-columns-repeated="2" office:value-type="float" office:value="4.7211" calcext:value-type="float">
            <text:p>4.7211</text:p>
          </table:table-cell>
          <table:table-cell table:number-columns-repeated="2" office:value-type="float" office:value="0.5388" calcext:value-type="float">
            <text:p>0.5388</text:p>
          </table:table-cell>
          <table:table-cell table:number-columns-repeated="2" office:value-type="float" office:value="0.3675" calcext:value-type="float">
            <text:p>0.3675</text:p>
          </table:table-cell>
          <table:table-cell table:number-columns-repeated="2" office:value-type="float" office:value="1.5413" calcext:value-type="float">
            <text:p>1.5413</text:p>
          </table:table-cell>
          <table:table-cell table:style-name="ce6" office:value-type="float" office:value="1.0734" calcext:value-type="float">
            <text:p>1.0734</text:p>
          </table:table-cell>
          <table:table-cell table:style-name="ce6" office:value-type="float" office:value="1.0733" calcext:value-type="float">
            <text:p>1.0733</text:p>
          </table:table-cell>
          <table:table-cell table:style-name="ce6" office:value-type="float" office:value="0.3702" calcext:value-type="float">
            <text:p>0.3702</text:p>
          </table:table-cell>
          <table:table-cell office:value-type="float" office:value="0.3702" calcext:value-type="float">
            <text:p>0.3702</text:p>
          </table:table-cell>
          <table:table-cell table:style-name="ce6" office:value-type="float" office:value="0.5265" calcext:value-type="float">
            <text:p>0.5265</text:p>
          </table:table-cell>
          <table:table-cell office:value-type="float" office:value="0.5265" calcext:value-type="float">
            <text:p>0.5265</text:p>
          </table:table-cell>
          <table:table-cell table:number-columns-repeated="2" office:value-type="float" office:value="0.546" calcext:value-type="float">
            <text:p>0.5460</text:p>
          </table:table-cell>
          <table:table-cell table:number-columns-repeated="2" office:value-type="float" office:value="0.5265" calcext:value-type="float">
            <text:p>0.526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scientific-number number:decimal-places="0" number:min-integer-digits="1" number:min-exponent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 style:data-style-name="N2" text:time-value="16:41:45.194716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KI_NET scoggins</meta:initial-creator>
    <meta:creation-date>2012-03-28T15:11:08</meta:creation-date>
    <dc:date>2015-10-05T18:23:50.764164731</dc:date>
    <meta:editing-duration>P26DT19H20S</meta:editing-duration>
    <meta:editing-cycles>5</meta:editing-cycles>
    <meta:generator>LibreOffice/4.2.8.2$Linux_X86_64 LibreOffice_project/420$Build-2</meta:generator>
    <meta:document-statistic meta:table-count="3" meta:cell-count="2446" meta:object-count="0"/>
  </office:meta>
</office:document-meta>
</file>